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CR=0.0, F=0.2</text:p>
          </table:table-cell>
          <table:table-cell office:value-type="string" calcext:value-type="string">
            <text:p>CR=0.0, F=0.4</text:p>
          </table:table-cell>
          <table:table-cell office:value-type="string" calcext:value-type="string">
            <text:p>CR=0.0, F=0.6</text:p>
          </table:table-cell>
          <table:table-cell office:value-type="string" calcext:value-type="string">
            <text:p>CR=0.0, F=0.8</text:p>
          </table:table-cell>
          <table:table-cell office:value-type="string" calcext:value-type="string">
            <text:p>CR=0.0, F=1.0</text:p>
          </table:table-cell>
          <table:table-cell office:value-type="string" calcext:value-type="string">
            <text:p>CR=0.25, F=0.2</text:p>
          </table:table-cell>
          <table:table-cell office:value-type="string" calcext:value-type="string">
            <text:p>CR=0.25, F=0.4</text:p>
          </table:table-cell>
          <table:table-cell office:value-type="string" calcext:value-type="string">
            <text:p>CR=0.25, F=0.6</text:p>
          </table:table-cell>
          <table:table-cell office:value-type="string" calcext:value-type="string">
            <text:p>CR=0.25, F=0.8</text:p>
          </table:table-cell>
          <table:table-cell office:value-type="string" calcext:value-type="string">
            <text:p>CR=0.25, F=1.0</text:p>
          </table:table-cell>
          <table:table-cell office:value-type="string" calcext:value-type="string">
            <text:p>CR=0.5, F=0.2</text:p>
          </table:table-cell>
          <table:table-cell office:value-type="string" calcext:value-type="string">
            <text:p>CR=0.5, F=0.4</text:p>
          </table:table-cell>
          <table:table-cell office:value-type="string" calcext:value-type="string">
            <text:p>CR=0.5, F=0.6</text:p>
          </table:table-cell>
          <table:table-cell office:value-type="string" calcext:value-type="string">
            <text:p>CR=0.5, F=0.8</text:p>
          </table:table-cell>
          <table:table-cell office:value-type="string" calcext:value-type="string">
            <text:p>CR=0.5, F=1.0</text:p>
          </table:table-cell>
          <table:table-cell office:value-type="string" calcext:value-type="string">
            <text:p>CR=0.75, F=0.2</text:p>
          </table:table-cell>
          <table:table-cell office:value-type="string" calcext:value-type="string">
            <text:p>CR=0.75, F=0.4</text:p>
          </table:table-cell>
          <table:table-cell office:value-type="string" calcext:value-type="string">
            <text:p>CR=0.75, F=0.6</text:p>
          </table:table-cell>
          <table:table-cell office:value-type="string" calcext:value-type="string">
            <text:p>CR=0.75, F=0.8</text:p>
          </table:table-cell>
          <table:table-cell office:value-type="string" calcext:value-type="string">
            <text:p>CR=0.75, F=1.0</text:p>
          </table:table-cell>
          <table:table-cell office:value-type="string" calcext:value-type="string">
            <text:p>CR=1.0 F=0.2</text:p>
          </table:table-cell>
          <table:table-cell office:value-type="string" calcext:value-type="string">
            <text:p>CR=1.0, F=0.4</text:p>
          </table:table-cell>
          <table:table-cell office:value-type="string" calcext:value-type="string">
            <text:p>CR=1.0, F=0.6</text:p>
          </table:table-cell>
          <table:table-cell office:value-type="string" calcext:value-type="string">
            <text:p>CR=1.0, F=0.8</text:p>
          </table:table-cell>
          <table:table-cell office:value-type="string" calcext:value-type="string">
            <text:p>CR=1.0, F=1.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588689892787685" calcext:value-type="float">
            <text:p>0.588689892787685</text:p>
          </table:table-cell>
          <table:table-cell office:value-type="float" office:value="0.532497837509616" calcext:value-type="float">
            <text:p>0.532497837509616</text:p>
          </table:table-cell>
          <table:table-cell office:value-type="float" office:value="0.449986780557109" calcext:value-type="float">
            <text:p>0.449986780557109</text:p>
          </table:table-cell>
          <table:table-cell office:value-type="float" office:value="0.425141425531397" calcext:value-type="float">
            <text:p>0.425141425531397</text:p>
          </table:table-cell>
          <table:table-cell office:value-type="float" office:value="0.341612085269587" calcext:value-type="float">
            <text:p>0.341612085269587</text:p>
          </table:table-cell>
          <table:table-cell office:value-type="float" office:value="0.63802344738022" calcext:value-type="float">
            <text:p>0.63802344738022</text:p>
          </table:table-cell>
          <table:table-cell office:value-type="float" office:value="0.643245814362762" calcext:value-type="float">
            <text:p>0.643245814362762</text:p>
          </table:table-cell>
          <table:table-cell office:value-type="float" office:value="0.558921330603205" calcext:value-type="float">
            <text:p>0.558921330603205</text:p>
          </table:table-cell>
          <table:table-cell office:value-type="float" office:value="0.518614836414906" calcext:value-type="float">
            <text:p>0.518614836414906</text:p>
          </table:table-cell>
          <table:table-cell office:value-type="float" office:value="0.329096218806554" calcext:value-type="float">
            <text:p>0.329096218806554</text:p>
          </table:table-cell>
          <table:table-cell office:value-type="float" office:value="0.561401837635093" calcext:value-type="float">
            <text:p>0.561401837635093</text:p>
          </table:table-cell>
          <table:table-cell office:value-type="float" office:value="0.550389422195881" calcext:value-type="float">
            <text:p>0.550389422195881</text:p>
          </table:table-cell>
          <table:table-cell office:value-type="float" office:value="0.468997974085477" calcext:value-type="float">
            <text:p>0.468997974085477</text:p>
          </table:table-cell>
          <table:table-cell office:value-type="float" office:value="0.414363183704064" calcext:value-type="float">
            <text:p>0.414363183704064</text:p>
          </table:table-cell>
          <table:table-cell office:value-type="float" office:value="0.266348223316389" calcext:value-type="float">
            <text:p>0.266348223316389</text:p>
          </table:table-cell>
          <table:table-cell office:value-type="float" office:value="0.460892183262426" calcext:value-type="float">
            <text:p>0.460892183262426</text:p>
          </table:table-cell>
          <table:table-cell office:value-type="float" office:value="0.385088712874449" calcext:value-type="float">
            <text:p>0.385088712874449</text:p>
          </table:table-cell>
          <table:table-cell office:value-type="float" office:value="0.247604669643929" calcext:value-type="float">
            <text:p>0.247604669643929</text:p>
          </table:table-cell>
          <table:table-cell office:value-type="float" office:value="0.178746194065806" calcext:value-type="float">
            <text:p>0.178746194065806</text:p>
          </table:table-cell>
          <table:table-cell office:value-type="float" office:value="0.149603667412728" calcext:value-type="float">
            <text:p>0.149603667412728</text:p>
          </table:table-cell>
          <table:table-cell office:value-type="float" office:value="0.0063437627827838" calcext:value-type="float">
            <text:p>0.006343762782784</text:p>
          </table:table-cell>
          <table:table-cell office:value-type="float" office:value="0.0280918989817079" calcext:value-type="float">
            <text:p>0.028091898981708</text:p>
          </table:table-cell>
          <table:table-cell office:value-type="float" office:value="0.0421081145759345" calcext:value-type="float">
            <text:p>0.042108114575935</text:p>
          </table:table-cell>
          <table:table-cell office:value-type="float" office:value="0.030013118634044" calcext:value-type="float">
            <text:p>0.030013118634044</text:p>
          </table:table-cell>
          <table:table-cell office:value-type="float" office:value="0.0395249228688875" calcext:value-type="float">
            <text:p>0.0395249228688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55461136243605" calcext:value-type="float">
            <text:p>0.955461136243605</text:p>
          </table:table-cell>
          <table:table-cell office:value-type="float" office:value="0.95796614607191" calcext:value-type="float">
            <text:p>0.95796614607191</text:p>
          </table:table-cell>
          <table:table-cell office:value-type="float" office:value="0.957039960885866" calcext:value-type="float">
            <text:p>0.957039960885866</text:p>
          </table:table-cell>
          <table:table-cell office:value-type="float" office:value="0.959898710678206" calcext:value-type="float">
            <text:p>0.959898710678206</text:p>
          </table:table-cell>
          <table:table-cell office:value-type="float" office:value="0.954150820365464" calcext:value-type="float">
            <text:p>0.954150820365464</text:p>
          </table:table-cell>
          <table:table-cell office:value-type="float" office:value="0.959967208219639" calcext:value-type="float">
            <text:p>0.959967208219639</text:p>
          </table:table-cell>
          <table:table-cell office:value-type="float" office:value="0.960828388741008" calcext:value-type="float">
            <text:p>0.960828388741008</text:p>
          </table:table-cell>
          <table:table-cell office:value-type="float" office:value="0.962187649823152" calcext:value-type="float">
            <text:p>0.962187649823152</text:p>
          </table:table-cell>
          <table:table-cell office:value-type="float" office:value="0.967381033451007" calcext:value-type="float">
            <text:p>0.967381033451007</text:p>
          </table:table-cell>
          <table:table-cell office:value-type="float" office:value="0.964550927778129" calcext:value-type="float">
            <text:p>0.964550927778129</text:p>
          </table:table-cell>
          <table:table-cell office:value-type="float" office:value="0.960230114594129" calcext:value-type="float">
            <text:p>0.960230114594129</text:p>
          </table:table-cell>
          <table:table-cell office:value-type="float" office:value="0.971582819545125" calcext:value-type="float">
            <text:p>0.971582819545125</text:p>
          </table:table-cell>
          <table:table-cell office:value-type="float" office:value="0.963688689391834" calcext:value-type="float">
            <text:p>0.963688689391834</text:p>
          </table:table-cell>
          <table:table-cell office:value-type="float" office:value="0.965035641767093" calcext:value-type="float">
            <text:p>0.965035641767093</text:p>
          </table:table-cell>
          <table:table-cell office:value-type="float" office:value="0.95764131617134" calcext:value-type="float">
            <text:p>0.95764131617134</text:p>
          </table:table-cell>
          <table:table-cell office:value-type="float" office:value="0.964911891474264" calcext:value-type="float">
            <text:p>0.964911891474264</text:p>
          </table:table-cell>
          <table:table-cell office:value-type="float" office:value="0.981083833918068" calcext:value-type="float">
            <text:p>0.981083833918068</text:p>
          </table:table-cell>
          <table:table-cell office:value-type="float" office:value="0.975892024242208" calcext:value-type="float">
            <text:p>0.975892024242208</text:p>
          </table:table-cell>
          <table:table-cell office:value-type="float" office:value="0.962937683233229" calcext:value-type="float">
            <text:p>0.962937683233229</text:p>
          </table:table-cell>
          <table:table-cell office:value-type="float" office:value="0.959302519709356" calcext:value-type="float">
            <text:p>0.959302519709356</text:p>
          </table:table-cell>
          <table:table-cell office:value-type="float" office:value="0.953339446646041" calcext:value-type="float">
            <text:p>0.953339446646041</text:p>
          </table:table-cell>
          <table:table-cell office:value-type="float" office:value="0.975490905620686" calcext:value-type="float">
            <text:p>0.975490905620686</text:p>
          </table:table-cell>
          <table:table-cell office:value-type="float" office:value="0.976445883930479" calcext:value-type="float">
            <text:p>0.976445883930479</text:p>
          </table:table-cell>
          <table:table-cell office:value-type="float" office:value="0.969137066686414" calcext:value-type="float">
            <text:p>0.969137066686414</text:p>
          </table:table-cell>
          <table:table-cell office:value-type="float" office:value="0.940194667502248" calcext:value-type="float">
            <text:p>0.9401946675022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85340240874557" calcext:value-type="float">
            <text:p>0.985340240874557</text:p>
          </table:table-cell>
          <table:table-cell office:value-type="float" office:value="0.986198467572001" calcext:value-type="float">
            <text:p>0.986198467572001</text:p>
          </table:table-cell>
          <table:table-cell office:value-type="float" office:value="0.987056008945477" calcext:value-type="float">
            <text:p>0.987056008945477</text:p>
          </table:table-cell>
          <table:table-cell office:value-type="float" office:value="0.986555829225989" calcext:value-type="float">
            <text:p>0.986555829225989</text:p>
          </table:table-cell>
          <table:table-cell office:value-type="float" office:value="0.986754822129574" calcext:value-type="float">
            <text:p>0.986754822129574</text:p>
          </table:table-cell>
          <table:table-cell office:value-type="float" office:value="0.988556566613145" calcext:value-type="float">
            <text:p>0.988556566613145</text:p>
          </table:table-cell>
          <table:table-cell office:value-type="float" office:value="0.987026685246356" calcext:value-type="float">
            <text:p>0.987026685246356</text:p>
          </table:table-cell>
          <table:table-cell office:value-type="float" office:value="0.984839090646811" calcext:value-type="float">
            <text:p>0.984839090646811</text:p>
          </table:table-cell>
          <table:table-cell office:value-type="float" office:value="0.981017999316088" calcext:value-type="float">
            <text:p>0.981017999316088</text:p>
          </table:table-cell>
          <table:table-cell office:value-type="float" office:value="0.979366608493912" calcext:value-type="float">
            <text:p>0.979366608493912</text:p>
          </table:table-cell>
          <table:table-cell office:value-type="float" office:value="0.983137673700319" calcext:value-type="float">
            <text:p>0.983137673700319</text:p>
          </table:table-cell>
          <table:table-cell office:value-type="float" office:value="0.980896376494326" calcext:value-type="float">
            <text:p>0.980896376494326</text:p>
          </table:table-cell>
          <table:table-cell office:value-type="float" office:value="0.9739325444947" calcext:value-type="float">
            <text:p>0.9739325444947</text:p>
          </table:table-cell>
          <table:table-cell office:value-type="float" office:value="0.965806170839633" calcext:value-type="float">
            <text:p>0.965806170839633</text:p>
          </table:table-cell>
          <table:table-cell office:value-type="float" office:value="0.959839593405862" calcext:value-type="float">
            <text:p>0.959839593405862</text:p>
          </table:table-cell>
          <table:table-cell office:value-type="float" office:value="0.98117929410883" calcext:value-type="float">
            <text:p>0.98117929410883</text:p>
          </table:table-cell>
          <table:table-cell office:value-type="float" office:value="0.974529560421084" calcext:value-type="float">
            <text:p>0.974529560421084</text:p>
          </table:table-cell>
          <table:table-cell office:value-type="float" office:value="0.965724703788827" calcext:value-type="float">
            <text:p>0.965724703788827</text:p>
          </table:table-cell>
          <table:table-cell office:value-type="float" office:value="0.957011534901559" calcext:value-type="float">
            <text:p>0.957011534901559</text:p>
          </table:table-cell>
          <table:table-cell office:value-type="float" office:value="0.948032927892291" calcext:value-type="float">
            <text:p>0.948032927892291</text:p>
          </table:table-cell>
          <table:table-cell office:value-type="float" office:value="0.980189211727586" calcext:value-type="float">
            <text:p>0.980189211727586</text:p>
          </table:table-cell>
          <table:table-cell office:value-type="float" office:value="0.977577568899538" calcext:value-type="float">
            <text:p>0.977577568899538</text:p>
          </table:table-cell>
          <table:table-cell office:value-type="float" office:value="0.969753313201791" calcext:value-type="float">
            <text:p>0.969753313201791</text:p>
          </table:table-cell>
          <table:table-cell office:value-type="float" office:value="0.959198198902695" calcext:value-type="float">
            <text:p>0.959198198902695</text:p>
          </table:table-cell>
          <table:table-cell office:value-type="float" office:value="0.88502703268769" calcext:value-type="float">
            <text:p>0.885027032687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3631609002108" calcext:value-type="float">
            <text:p>0.983631609002108</text:p>
          </table:table-cell>
          <table:table-cell office:value-type="float" office:value="0.98410489956023" calcext:value-type="float">
            <text:p>0.98410489956023</text:p>
          </table:table-cell>
          <table:table-cell office:value-type="float" office:value="0.984357590592689" calcext:value-type="float">
            <text:p>0.984357590592689</text:p>
          </table:table-cell>
          <table:table-cell office:value-type="float" office:value="0.984160844545689" calcext:value-type="float">
            <text:p>0.984160844545689</text:p>
          </table:table-cell>
          <table:table-cell office:value-type="float" office:value="0.983713463176737" calcext:value-type="float">
            <text:p>0.983713463176737</text:p>
          </table:table-cell>
          <table:table-cell office:value-type="float" office:value="0.971491813854013" calcext:value-type="float">
            <text:p>0.971491813854013</text:p>
          </table:table-cell>
          <table:table-cell office:value-type="float" office:value="0.967395692779278" calcext:value-type="float">
            <text:p>0.967395692779278</text:p>
          </table:table-cell>
          <table:table-cell office:value-type="float" office:value="0.966866276912606" calcext:value-type="float">
            <text:p>0.966866276912606</text:p>
          </table:table-cell>
          <table:table-cell office:value-type="float" office:value="0.96551939066902" calcext:value-type="float">
            <text:p>0.96551939066902</text:p>
          </table:table-cell>
          <table:table-cell office:value-type="float" office:value="0.977557911734939" calcext:value-type="float">
            <text:p>0.977557911734939</text:p>
          </table:table-cell>
          <table:table-cell office:value-type="float" office:value="0.953145964359471" calcext:value-type="float">
            <text:p>0.953145964359471</text:p>
          </table:table-cell>
          <table:table-cell office:value-type="float" office:value="0.95095917440726" calcext:value-type="float">
            <text:p>0.95095917440726</text:p>
          </table:table-cell>
          <table:table-cell office:value-type="float" office:value="0.948787254827137" calcext:value-type="float">
            <text:p>0.948787254827137</text:p>
          </table:table-cell>
          <table:table-cell office:value-type="float" office:value="0.94632788884278" calcext:value-type="float">
            <text:p>0.94632788884278</text:p>
          </table:table-cell>
          <table:table-cell office:value-type="float" office:value="0.964418509105522" calcext:value-type="float">
            <text:p>0.964418509105522</text:p>
          </table:table-cell>
          <table:table-cell office:value-type="float" office:value="0.944263073027265" calcext:value-type="float">
            <text:p>0.944263073027265</text:p>
          </table:table-cell>
          <table:table-cell office:value-type="float" office:value="0.940381123192903" calcext:value-type="float">
            <text:p>0.940381123192903</text:p>
          </table:table-cell>
          <table:table-cell office:value-type="float" office:value="0.938425884638297" calcext:value-type="float">
            <text:p>0.938425884638297</text:p>
          </table:table-cell>
          <table:table-cell office:value-type="float" office:value="0.933861780059636" calcext:value-type="float">
            <text:p>0.933861780059636</text:p>
          </table:table-cell>
          <table:table-cell office:value-type="float" office:value="0.957415542372746" calcext:value-type="float">
            <text:p>0.957415542372746</text:p>
          </table:table-cell>
          <table:table-cell office:value-type="float" office:value="0.881065460800171" calcext:value-type="float">
            <text:p>0.881065460800171</text:p>
          </table:table-cell>
          <table:table-cell office:value-type="float" office:value="0.887020823010486" calcext:value-type="float">
            <text:p>0.887020823010486</text:p>
          </table:table-cell>
          <table:table-cell office:value-type="float" office:value="0.88009554873793" calcext:value-type="float">
            <text:p>0.88009554873793</text:p>
          </table:table-cell>
          <table:table-cell office:value-type="float" office:value="0.868925361011207" calcext:value-type="float">
            <text:p>0.868925361011207</text:p>
          </table:table-cell>
          <table:table-cell office:value-type="float" office:value="0.859178266976123" calcext:value-type="float">
            <text:p>0.8591782669761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6730141617271" calcext:value-type="float">
            <text:p>0.876730141617271</text:p>
          </table:table-cell>
          <table:table-cell office:value-type="float" office:value="0.879000114385889" calcext:value-type="float">
            <text:p>0.879000114385889</text:p>
          </table:table-cell>
          <table:table-cell office:value-type="float" office:value="0.877911477482123" calcext:value-type="float">
            <text:p>0.877911477482123</text:p>
          </table:table-cell>
          <table:table-cell office:value-type="float" office:value="0.876662089249811" calcext:value-type="float">
            <text:p>0.876662089249811</text:p>
          </table:table-cell>
          <table:table-cell office:value-type="float" office:value="0.876117045043455" calcext:value-type="float">
            <text:p>0.876117045043455</text:p>
          </table:table-cell>
          <table:table-cell office:value-type="float" office:value="0.87661607539485" calcext:value-type="float">
            <text:p>0.87661607539485</text:p>
          </table:table-cell>
          <table:table-cell office:value-type="float" office:value="0.876945501955911" calcext:value-type="float">
            <text:p>0.876945501955911</text:p>
          </table:table-cell>
          <table:table-cell office:value-type="float" office:value="0.876155721264807" calcext:value-type="float">
            <text:p>0.876155721264807</text:p>
          </table:table-cell>
          <table:table-cell office:value-type="float" office:value="0.876149320765686" calcext:value-type="float">
            <text:p>0.876149320765686</text:p>
          </table:table-cell>
          <table:table-cell office:value-type="float" office:value="0.876670548621951" calcext:value-type="float">
            <text:p>0.876670548621951</text:p>
          </table:table-cell>
          <table:table-cell office:value-type="float" office:value="0.871033627809145" calcext:value-type="float">
            <text:p>0.871033627809145</text:p>
          </table:table-cell>
          <table:table-cell office:value-type="float" office:value="0.86903435595266" calcext:value-type="float">
            <text:p>0.86903435595266</text:p>
          </table:table-cell>
          <table:table-cell office:value-type="float" office:value="0.868421208632116" calcext:value-type="float">
            <text:p>0.868421208632116</text:p>
          </table:table-cell>
          <table:table-cell office:value-type="float" office:value="0.867001185540476" calcext:value-type="float">
            <text:p>0.867001185540476</text:p>
          </table:table-cell>
          <table:table-cell office:value-type="float" office:value="0.874862109938002" calcext:value-type="float">
            <text:p>0.874862109938002</text:p>
          </table:table-cell>
          <table:table-cell office:value-type="float" office:value="0.867451663446891" calcext:value-type="float">
            <text:p>0.867451663446891</text:p>
          </table:table-cell>
          <table:table-cell office:value-type="float" office:value="0.861067317093647" calcext:value-type="float">
            <text:p>0.861067317093647</text:p>
          </table:table-cell>
          <table:table-cell office:value-type="float" office:value="0.850409066509954" calcext:value-type="float">
            <text:p>0.850409066509954</text:p>
          </table:table-cell>
          <table:table-cell office:value-type="float" office:value="0.844573341932681" calcext:value-type="float">
            <text:p>0.844573341932681</text:p>
          </table:table-cell>
          <table:table-cell office:value-type="float" office:value="0.871364033928076" calcext:value-type="float">
            <text:p>0.871364033928076</text:p>
          </table:table-cell>
          <table:table-cell office:value-type="float" office:value="0.867049454763059" calcext:value-type="float">
            <text:p>0.867049454763059</text:p>
          </table:table-cell>
          <table:table-cell office:value-type="float" office:value="0.860167606103755" calcext:value-type="float">
            <text:p>0.860167606103755</text:p>
          </table:table-cell>
          <table:table-cell office:value-type="float" office:value="0.837129234602889" calcext:value-type="float">
            <text:p>0.837129234602889</text:p>
          </table:table-cell>
          <table:table-cell office:value-type="float" office:value="0.790040978620493" calcext:value-type="float">
            <text:p>0.790040978620493</text:p>
          </table:table-cell>
          <table:table-cell office:value-type="float" office:value="0.809656514024737" calcext:value-type="float">
            <text:p>0.8096565140247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912276333942981" calcext:value-type="float">
            <text:p>0.912276333942981</text:p>
          </table:table-cell>
          <table:table-cell office:value-type="float" office:value="0.917604857874623" calcext:value-type="float">
            <text:p>0.917604857874623</text:p>
          </table:table-cell>
          <table:table-cell office:value-type="float" office:value="0.919481083690081" calcext:value-type="float">
            <text:p>0.919481083690081</text:p>
          </table:table-cell>
          <table:table-cell office:value-type="float" office:value="0.922193575993627" calcext:value-type="float">
            <text:p>0.922193575993627</text:p>
          </table:table-cell>
          <table:table-cell office:value-type="float" office:value="0.918873163100472" calcext:value-type="float">
            <text:p>0.918873163100472</text:p>
          </table:table-cell>
          <table:table-cell office:value-type="float" office:value="0.916969610119891" calcext:value-type="float">
            <text:p>0.916969610119891</text:p>
          </table:table-cell>
          <table:table-cell office:value-type="float" office:value="0.933547528018018" calcext:value-type="float">
            <text:p>0.933547528018018</text:p>
          </table:table-cell>
          <table:table-cell office:value-type="float" office:value="0.942970579932388" calcext:value-type="float">
            <text:p>0.942970579932388</text:p>
          </table:table-cell>
          <table:table-cell office:value-type="float" office:value="0.940738404856842" calcext:value-type="float">
            <text:p>0.940738404856842</text:p>
          </table:table-cell>
          <table:table-cell office:value-type="float" office:value="0.925025785511374" calcext:value-type="float">
            <text:p>0.925025785511374</text:p>
          </table:table-cell>
          <table:table-cell office:value-type="float" office:value="0.917395059633015" calcext:value-type="float">
            <text:p>0.917395059633015</text:p>
          </table:table-cell>
          <table:table-cell office:value-type="float" office:value="0.942915244598396" calcext:value-type="float">
            <text:p>0.942915244598396</text:p>
          </table:table-cell>
          <table:table-cell office:value-type="float" office:value="0.927461309191495" calcext:value-type="float">
            <text:p>0.927461309191495</text:p>
          </table:table-cell>
          <table:table-cell office:value-type="float" office:value="0.923159349091978" calcext:value-type="float">
            <text:p>0.923159349091978</text:p>
          </table:table-cell>
          <table:table-cell office:value-type="float" office:value="0.91535810106133" calcext:value-type="float">
            <text:p>0.91535810106133</text:p>
          </table:table-cell>
          <table:table-cell office:value-type="float" office:value="0.911799553150551" calcext:value-type="float">
            <text:p>0.911799553150551</text:p>
          </table:table-cell>
          <table:table-cell office:value-type="float" office:value="0.940354208510101" calcext:value-type="float">
            <text:p>0.940354208510101</text:p>
          </table:table-cell>
          <table:table-cell office:value-type="float" office:value="0.928155865433277" calcext:value-type="float">
            <text:p>0.928155865433277</text:p>
          </table:table-cell>
          <table:table-cell office:value-type="float" office:value="0.902157990813978" calcext:value-type="float">
            <text:p>0.902157990813978</text:p>
          </table:table-cell>
          <table:table-cell office:value-type="float" office:value="0.900735797800137" calcext:value-type="float">
            <text:p>0.900735797800137</text:p>
          </table:table-cell>
          <table:table-cell office:value-type="float" office:value="0.925300239708203" calcext:value-type="float">
            <text:p>0.925300239708203</text:p>
          </table:table-cell>
          <table:table-cell office:value-type="float" office:value="0.947436457259167" calcext:value-type="float">
            <text:p>0.947436457259167</text:p>
          </table:table-cell>
          <table:table-cell office:value-type="float" office:value="0.94271367752245" calcext:value-type="float">
            <text:p>0.94271367752245</text:p>
          </table:table-cell>
          <table:table-cell office:value-type="float" office:value="0.920924932597337" calcext:value-type="float">
            <text:p>0.920924932597337</text:p>
          </table:table-cell>
          <table:table-cell office:value-type="float" office:value="0.800616421595509" calcext:value-type="float">
            <text:p>0.8006164215955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76961201347567" calcext:value-type="float">
            <text:p>0.976961201347567</text:p>
          </table:table-cell>
          <table:table-cell office:value-type="float" office:value="0.985920027832738" calcext:value-type="float">
            <text:p>0.985920027832738</text:p>
          </table:table-cell>
          <table:table-cell office:value-type="float" office:value="0.985337565266439" calcext:value-type="float">
            <text:p>0.985337565266439</text:p>
          </table:table-cell>
          <table:table-cell office:value-type="float" office:value="0.986085284038435" calcext:value-type="float">
            <text:p>0.986085284038435</text:p>
          </table:table-cell>
          <table:table-cell office:value-type="float" office:value="0.985133070804727" calcext:value-type="float">
            <text:p>0.985133070804727</text:p>
          </table:table-cell>
          <table:table-cell office:value-type="float" office:value="0.983388464671322" calcext:value-type="float">
            <text:p>0.983388464671322</text:p>
          </table:table-cell>
          <table:table-cell office:value-type="float" office:value="0.985343787356496" calcext:value-type="float">
            <text:p>0.985343787356496</text:p>
          </table:table-cell>
          <table:table-cell office:value-type="float" office:value="0.985475783439511" calcext:value-type="float">
            <text:p>0.985475783439511</text:p>
          </table:table-cell>
          <table:table-cell office:value-type="float" office:value="0.985183247488577" calcext:value-type="float">
            <text:p>0.985183247488577</text:p>
          </table:table-cell>
          <table:table-cell office:value-type="float" office:value="0.986342096392388" calcext:value-type="float">
            <text:p>0.986342096392388</text:p>
          </table:table-cell>
          <table:table-cell office:value-type="float" office:value="0.98211882736267" calcext:value-type="float">
            <text:p>0.98211882736267</text:p>
          </table:table-cell>
          <table:table-cell office:value-type="float" office:value="0.982609713524639" calcext:value-type="float">
            <text:p>0.982609713524639</text:p>
          </table:table-cell>
          <table:table-cell office:value-type="float" office:value="0.982397858282904" calcext:value-type="float">
            <text:p>0.982397858282904</text:p>
          </table:table-cell>
          <table:table-cell office:value-type="float" office:value="0.981715881873911" calcext:value-type="float">
            <text:p>0.981715881873911</text:p>
          </table:table-cell>
          <table:table-cell office:value-type="float" office:value="0.98472296662911" calcext:value-type="float">
            <text:p>0.98472296662911</text:p>
          </table:table-cell>
          <table:table-cell office:value-type="float" office:value="0.980607346599447" calcext:value-type="float">
            <text:p>0.980607346599447</text:p>
          </table:table-cell>
          <table:table-cell office:value-type="float" office:value="0.980632997976895" calcext:value-type="float">
            <text:p>0.980632997976895</text:p>
          </table:table-cell>
          <table:table-cell office:value-type="float" office:value="0.979914007343116" calcext:value-type="float">
            <text:p>0.979914007343116</text:p>
          </table:table-cell>
          <table:table-cell office:value-type="float" office:value="0.980259660730216" calcext:value-type="float">
            <text:p>0.980259660730216</text:p>
          </table:table-cell>
          <table:table-cell office:value-type="float" office:value="0.982080360383659" calcext:value-type="float">
            <text:p>0.982080360383659</text:p>
          </table:table-cell>
          <table:table-cell office:value-type="float" office:value="0.983092792842738" calcext:value-type="float">
            <text:p>0.983092792842738</text:p>
          </table:table-cell>
          <table:table-cell office:value-type="float" office:value="0.982466627244842" calcext:value-type="float">
            <text:p>0.982466627244842</text:p>
          </table:table-cell>
          <table:table-cell office:value-type="float" office:value="0.982081962417701" calcext:value-type="float">
            <text:p>0.982081962417701</text:p>
          </table:table-cell>
          <table:table-cell office:value-type="float" office:value="0.981601056837854" calcext:value-type="float">
            <text:p>0.981601056837854</text:p>
          </table:table-cell>
          <table:table-cell office:value-type="float" office:value="0.982620734646231" calcext:value-type="float">
            <text:p>0.9826207346462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785451724237625" calcext:value-type="float">
            <text:p>0.785451724237625</text:p>
          </table:table-cell>
          <table:table-cell office:value-type="float" office:value="0.787825002550398" calcext:value-type="float">
            <text:p>0.787825002550398</text:p>
          </table:table-cell>
          <table:table-cell office:value-type="float" office:value="0.788769143506396" calcext:value-type="float">
            <text:p>0.788769143506396</text:p>
          </table:table-cell>
          <table:table-cell office:value-type="float" office:value="0.790115339513049" calcext:value-type="float">
            <text:p>0.790115339513049</text:p>
          </table:table-cell>
          <table:table-cell office:value-type="float" office:value="0.791799799101807" calcext:value-type="float">
            <text:p>0.791799799101807</text:p>
          </table:table-cell>
          <table:table-cell office:value-type="float" office:value="0.775682283333257" calcext:value-type="float">
            <text:p>0.775682283333257</text:p>
          </table:table-cell>
          <table:table-cell office:value-type="float" office:value="0.768231498614893" calcext:value-type="float">
            <text:p>0.768231498614893</text:p>
          </table:table-cell>
          <table:table-cell office:value-type="float" office:value="0.764681397836282" calcext:value-type="float">
            <text:p>0.764681397836282</text:p>
          </table:table-cell>
          <table:table-cell office:value-type="float" office:value="0.761955923321109" calcext:value-type="float">
            <text:p>0.761955923321109</text:p>
          </table:table-cell>
          <table:table-cell office:value-type="float" office:value="0.765688905616001" calcext:value-type="float">
            <text:p>0.765688905616001</text:p>
          </table:table-cell>
          <table:table-cell office:value-type="float" office:value="0.764929407017922" calcext:value-type="float">
            <text:p>0.764929407017922</text:p>
          </table:table-cell>
          <table:table-cell office:value-type="float" office:value="0.75704815894177" calcext:value-type="float">
            <text:p>0.75704815894177</text:p>
          </table:table-cell>
          <table:table-cell office:value-type="float" office:value="0.746236303769443" calcext:value-type="float">
            <text:p>0.746236303769443</text:p>
          </table:table-cell>
          <table:table-cell office:value-type="float" office:value="0.737741164823935" calcext:value-type="float">
            <text:p>0.737741164823935</text:p>
          </table:table-cell>
          <table:table-cell office:value-type="float" office:value="0.74132968717636" calcext:value-type="float">
            <text:p>0.74132968717636</text:p>
          </table:table-cell>
          <table:table-cell office:value-type="float" office:value="0.763860168400911" calcext:value-type="float">
            <text:p>0.763860168400911</text:p>
          </table:table-cell>
          <table:table-cell office:value-type="float" office:value="0.747492049410785" calcext:value-type="float">
            <text:p>0.747492049410785</text:p>
          </table:table-cell>
          <table:table-cell office:value-type="float" office:value="0.736062400220905" calcext:value-type="float">
            <text:p>0.736062400220905</text:p>
          </table:table-cell>
          <table:table-cell office:value-type="float" office:value="0.723366655121749" calcext:value-type="float">
            <text:p>0.723366655121749</text:p>
          </table:table-cell>
          <table:table-cell office:value-type="float" office:value="0.725572520374693" calcext:value-type="float">
            <text:p>0.725572520374693</text:p>
          </table:table-cell>
          <table:table-cell office:value-type="float" office:value="0.771671814024786" calcext:value-type="float">
            <text:p>0.771671814024786</text:p>
          </table:table-cell>
          <table:table-cell office:value-type="float" office:value="0.771738432545035" calcext:value-type="float">
            <text:p>0.771738432545035</text:p>
          </table:table-cell>
          <table:table-cell office:value-type="float" office:value="0.76577539965513" calcext:value-type="float">
            <text:p>0.76577539965513</text:p>
          </table:table-cell>
          <table:table-cell office:value-type="float" office:value="0.749386552876625" calcext:value-type="float">
            <text:p>0.749386552876625</text:p>
          </table:table-cell>
          <table:table-cell office:value-type="float" office:value="0.688525727621362" calcext:value-type="float">
            <text:p>0.6885257276213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850354511226472" calcext:value-type="float">
            <text:p>0.850354511226472</text:p>
          </table:table-cell>
          <table:table-cell office:value-type="float" office:value="0.855497335052202" calcext:value-type="float">
            <text:p>0.855497335052202</text:p>
          </table:table-cell>
          <table:table-cell office:value-type="float" office:value="0.853793034906668" calcext:value-type="float">
            <text:p>0.853793034906668</text:p>
          </table:table-cell>
          <table:table-cell office:value-type="float" office:value="0.84360551183003" calcext:value-type="float">
            <text:p>0.84360551183003</text:p>
          </table:table-cell>
          <table:table-cell office:value-type="float" office:value="0.855224874235566" calcext:value-type="float">
            <text:p>0.855224874235566</text:p>
          </table:table-cell>
          <table:table-cell office:value-type="float" office:value="0.935264675666228" calcext:value-type="float">
            <text:p>0.935264675666228</text:p>
          </table:table-cell>
          <table:table-cell office:value-type="float" office:value="0.917194421182343" calcext:value-type="float">
            <text:p>0.917194421182343</text:p>
          </table:table-cell>
          <table:table-cell office:value-type="float" office:value="0.902574641195412" calcext:value-type="float">
            <text:p>0.902574641195412</text:p>
          </table:table-cell>
          <table:table-cell office:value-type="float" office:value="0.897412557052664" calcext:value-type="float">
            <text:p>0.897412557052664</text:p>
          </table:table-cell>
          <table:table-cell office:value-type="float" office:value="0.891999677866352" calcext:value-type="float">
            <text:p>0.891999677866352</text:p>
          </table:table-cell>
          <table:table-cell office:value-type="float" office:value="0.936627858607128" calcext:value-type="float">
            <text:p>0.936627858607128</text:p>
          </table:table-cell>
          <table:table-cell office:value-type="float" office:value="0.936856394331173" calcext:value-type="float">
            <text:p>0.936856394331173</text:p>
          </table:table-cell>
          <table:table-cell office:value-type="float" office:value="0.924140299353043" calcext:value-type="float">
            <text:p>0.924140299353043</text:p>
          </table:table-cell>
          <table:table-cell office:value-type="float" office:value="0.892423366235477" calcext:value-type="float">
            <text:p>0.892423366235477</text:p>
          </table:table-cell>
          <table:table-cell office:value-type="float" office:value="0.883224459975431" calcext:value-type="float">
            <text:p>0.883224459975431</text:p>
          </table:table-cell>
          <table:table-cell office:value-type="float" office:value="0.955139001659692" calcext:value-type="float">
            <text:p>0.955139001659692</text:p>
          </table:table-cell>
          <table:table-cell office:value-type="float" office:value="0.937707338842005" calcext:value-type="float">
            <text:p>0.937707338842005</text:p>
          </table:table-cell>
          <table:table-cell office:value-type="float" office:value="0.923077965148614" calcext:value-type="float">
            <text:p>0.923077965148614</text:p>
          </table:table-cell>
          <table:table-cell office:value-type="float" office:value="0.897638392301169" calcext:value-type="float">
            <text:p>0.897638392301169</text:p>
          </table:table-cell>
          <table:table-cell office:value-type="float" office:value="0.889187753112259" calcext:value-type="float">
            <text:p>0.889187753112259</text:p>
          </table:table-cell>
          <table:table-cell office:value-type="float" office:value="0.918859731817209" calcext:value-type="float">
            <text:p>0.918859731817209</text:p>
          </table:table-cell>
          <table:table-cell office:value-type="float" office:value="0.938772278514908" calcext:value-type="float">
            <text:p>0.938772278514908</text:p>
          </table:table-cell>
          <table:table-cell office:value-type="float" office:value="0.945082918301008" calcext:value-type="float">
            <text:p>0.945082918301008</text:p>
          </table:table-cell>
          <table:table-cell office:value-type="float" office:value="0.920478857429536" calcext:value-type="float">
            <text:p>0.920478857429536</text:p>
          </table:table-cell>
          <table:table-cell office:value-type="float" office:value="0.850871999525516" calcext:value-type="float">
            <text:p>0.8508719995255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1423252728434" calcext:value-type="float">
            <text:p>0.991423252728434</text:p>
          </table:table-cell>
          <table:table-cell office:value-type="float" office:value="0.99154555817373" calcext:value-type="float">
            <text:p>0.99154555817373</text:p>
          </table:table-cell>
          <table:table-cell office:value-type="float" office:value="0.991456199308155" calcext:value-type="float">
            <text:p>0.991456199308155</text:p>
          </table:table-cell>
          <table:table-cell office:value-type="float" office:value="0.991550891997133" calcext:value-type="float">
            <text:p>0.991550891997133</text:p>
          </table:table-cell>
          <table:table-cell office:value-type="float" office:value="0.991546306863929" calcext:value-type="float">
            <text:p>0.991546306863929</text:p>
          </table:table-cell>
          <table:table-cell office:value-type="float" office:value="0.991261713999545" calcext:value-type="float">
            <text:p>0.991261713999545</text:p>
          </table:table-cell>
          <table:table-cell office:value-type="float" office:value="0.991458496218973" calcext:value-type="float">
            <text:p>0.991458496218973</text:p>
          </table:table-cell>
          <table:table-cell office:value-type="float" office:value="0.991454195513777" calcext:value-type="float">
            <text:p>0.991454195513777</text:p>
          </table:table-cell>
          <table:table-cell office:value-type="float" office:value="0.991496938683911" calcext:value-type="float">
            <text:p>0.991496938683911</text:p>
          </table:table-cell>
          <table:table-cell office:value-type="float" office:value="0.991537378164641" calcext:value-type="float">
            <text:p>0.991537378164641</text:p>
          </table:table-cell>
          <table:table-cell office:value-type="float" office:value="0.991174239128819" calcext:value-type="float">
            <text:p>0.991174239128819</text:p>
          </table:table-cell>
          <table:table-cell office:value-type="float" office:value="0.991177800358158" calcext:value-type="float">
            <text:p>0.991177800358158</text:p>
          </table:table-cell>
          <table:table-cell office:value-type="float" office:value="0.991328961130568" calcext:value-type="float">
            <text:p>0.991328961130568</text:p>
          </table:table-cell>
          <table:table-cell office:value-type="float" office:value="0.991255335073398" calcext:value-type="float">
            <text:p>0.991255335073398</text:p>
          </table:table-cell>
          <table:table-cell office:value-type="float" office:value="0.991346075660189" calcext:value-type="float">
            <text:p>0.991346075660189</text:p>
          </table:table-cell>
          <table:table-cell office:value-type="float" office:value="0.99077915507743" calcext:value-type="float">
            <text:p>0.99077915507743</text:p>
          </table:table-cell>
          <table:table-cell office:value-type="float" office:value="0.990705591216825" calcext:value-type="float">
            <text:p>0.990705591216825</text:p>
          </table:table-cell>
          <table:table-cell office:value-type="float" office:value="0.990676904524898" calcext:value-type="float">
            <text:p>0.990676904524898</text:p>
          </table:table-cell>
          <table:table-cell office:value-type="float" office:value="0.990388878128831" calcext:value-type="float">
            <text:p>0.990388878128831</text:p>
          </table:table-cell>
          <table:table-cell office:value-type="float" office:value="0.99102935530006" calcext:value-type="float">
            <text:p>0.99102935530006</text:p>
          </table:table-cell>
          <table:table-cell office:value-type="float" office:value="0.513594685101895" calcext:value-type="float">
            <text:p>0.513594685101895</text:p>
          </table:table-cell>
          <table:table-cell office:value-type="float" office:value="0.549949001671297" calcext:value-type="float">
            <text:p>0.549949001671297</text:p>
          </table:table-cell>
          <table:table-cell office:value-type="float" office:value="0.68934135907354" calcext:value-type="float">
            <text:p>0.68934135907354</text:p>
          </table:table-cell>
          <table:table-cell office:value-type="float" office:value="0.784470549387672" calcext:value-type="float">
            <text:p>0.784470549387672</text:p>
          </table:table-cell>
          <table:table-cell office:value-type="float" office:value="0.988529547278329" calcext:value-type="float">
            <text:p>0.9885295472783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7284928447334" calcext:value-type="float">
            <text:p>0.987284928447334</text:p>
          </table:table-cell>
          <table:table-cell office:value-type="float" office:value="0.987271720610606" calcext:value-type="float">
            <text:p>0.987271720610606</text:p>
          </table:table-cell>
          <table:table-cell office:value-type="float" office:value="0.987219532799268" calcext:value-type="float">
            <text:p>0.987219532799268</text:p>
          </table:table-cell>
          <table:table-cell office:value-type="float" office:value="0.987300042083269" calcext:value-type="float">
            <text:p>0.987300042083269</text:p>
          </table:table-cell>
          <table:table-cell office:value-type="float" office:value="0.987210216434185" calcext:value-type="float">
            <text:p>0.987210216434185</text:p>
          </table:table-cell>
          <table:table-cell office:value-type="float" office:value="0.987209172787978" calcext:value-type="float">
            <text:p>0.987209172787978</text:p>
          </table:table-cell>
          <table:table-cell office:value-type="float" office:value="0.987210221078291" calcext:value-type="float">
            <text:p>0.987210221078291</text:p>
          </table:table-cell>
          <table:table-cell office:value-type="float" office:value="0.987215194700956" calcext:value-type="float">
            <text:p>0.987215194700956</text:p>
          </table:table-cell>
          <table:table-cell office:value-type="float" office:value="0.98724554307087" calcext:value-type="float">
            <text:p>0.98724554307087</text:p>
          </table:table-cell>
          <table:table-cell office:value-type="float" office:value="0.987273847773708" calcext:value-type="float">
            <text:p>0.987273847773708</text:p>
          </table:table-cell>
          <table:table-cell office:value-type="float" office:value="0.987218776860844" calcext:value-type="float">
            <text:p>0.987218776860844</text:p>
          </table:table-cell>
          <table:table-cell office:value-type="float" office:value="0.987304280941338" calcext:value-type="float">
            <text:p>0.987304280941338</text:p>
          </table:table-cell>
          <table:table-cell office:value-type="float" office:value="0.987287396438575" calcext:value-type="float">
            <text:p>0.987287396438575</text:p>
          </table:table-cell>
          <table:table-cell office:value-type="float" office:value="0.987525123557334" calcext:value-type="float">
            <text:p>0.987525123557334</text:p>
          </table:table-cell>
          <table:table-cell office:value-type="float" office:value="0.988462940682563" calcext:value-type="float">
            <text:p>0.988462940682563</text:p>
          </table:table-cell>
          <table:table-cell office:value-type="float" office:value="0.987220640621019" calcext:value-type="float">
            <text:p>0.987220640621019</text:p>
          </table:table-cell>
          <table:table-cell office:value-type="float" office:value="0.987323084279037" calcext:value-type="float">
            <text:p>0.987323084279037</text:p>
          </table:table-cell>
          <table:table-cell office:value-type="float" office:value="0.987478814349418" calcext:value-type="float">
            <text:p>0.987478814349418</text:p>
          </table:table-cell>
          <table:table-cell office:value-type="float" office:value="0.987629811019062" calcext:value-type="float">
            <text:p>0.987629811019062</text:p>
          </table:table-cell>
          <table:table-cell office:value-type="float" office:value="0.987722600748718" calcext:value-type="float">
            <text:p>0.987722600748718</text:p>
          </table:table-cell>
          <table:table-cell office:value-type="float" office:value="0.987241416043933" calcext:value-type="float">
            <text:p>0.987241416043933</text:p>
          </table:table-cell>
          <table:table-cell office:value-type="float" office:value="0.987277470879791" calcext:value-type="float">
            <text:p>0.987277470879791</text:p>
          </table:table-cell>
          <table:table-cell office:value-type="float" office:value="0.987603144933222" calcext:value-type="float">
            <text:p>0.987603144933222</text:p>
          </table:table-cell>
          <table:table-cell office:value-type="float" office:value="0.986841939299893" calcext:value-type="float">
            <text:p>0.986841939299893</text:p>
          </table:table-cell>
          <table:table-cell office:value-type="float" office:value="0.981181750776416" calcext:value-type="float">
            <text:p>0.9811817507764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58751797525539" calcext:value-type="float">
            <text:p>0.958751797525539</text:p>
          </table:table-cell>
          <table:table-cell office:value-type="float" office:value="0.987194026214961" calcext:value-type="float">
            <text:p>0.987194026214961</text:p>
          </table:table-cell>
          <table:table-cell office:value-type="float" office:value="0.958984948699904" calcext:value-type="float">
            <text:p>0.958984948699904</text:p>
          </table:table-cell>
          <table:table-cell office:value-type="float" office:value="0.958933633062596" calcext:value-type="float">
            <text:p>0.958933633062596</text:p>
          </table:table-cell>
          <table:table-cell office:value-type="float" office:value="0.987163130162339" calcext:value-type="float">
            <text:p>0.987163130162339</text:p>
          </table:table-cell>
          <table:table-cell office:value-type="float" office:value="0.871203244046109" calcext:value-type="float">
            <text:p>0.871203244046109</text:p>
          </table:table-cell>
          <table:table-cell office:value-type="float" office:value="0.902514729680218" calcext:value-type="float">
            <text:p>0.902514729680218</text:p>
          </table:table-cell>
          <table:table-cell office:value-type="float" office:value="0.987053532391312" calcext:value-type="float">
            <text:p>0.987053532391312</text:p>
          </table:table-cell>
          <table:table-cell office:value-type="float" office:value="0.93043002736427" calcext:value-type="float">
            <text:p>0.93043002736427</text:p>
          </table:table-cell>
          <table:table-cell office:value-type="float" office:value="0.987190403101681" calcext:value-type="float">
            <text:p>0.987190403101681</text:p>
          </table:table-cell>
          <table:table-cell office:value-type="float" office:value="0.684716397604909" calcext:value-type="float">
            <text:p>0.684716397604909</text:p>
          </table:table-cell>
          <table:table-cell office:value-type="float" office:value="0.859784959242298" calcext:value-type="float">
            <text:p>0.859784959242298</text:p>
          </table:table-cell>
          <table:table-cell office:value-type="float" office:value="0.725697301746631" calcext:value-type="float">
            <text:p>0.725697301746631</text:p>
          </table:table-cell>
          <table:table-cell office:value-type="float" office:value="0.583060702543867" calcext:value-type="float">
            <text:p>0.583060702543867</text:p>
          </table:table-cell>
          <table:table-cell office:value-type="float" office:value="0.987388426108253" calcext:value-type="float">
            <text:p>0.987388426108253</text:p>
          </table:table-cell>
          <table:table-cell office:value-type="float" office:value="0.389196691821705" calcext:value-type="float">
            <text:p>0.389196691821705</text:p>
          </table:table-cell>
          <table:table-cell office:value-type="float" office:value="0.523544942011883" calcext:value-type="float">
            <text:p>0.523544942011883</text:p>
          </table:table-cell>
          <table:table-cell office:value-type="float" office:value="0.476045898858892" calcext:value-type="float">
            <text:p>0.476045898858892</text:p>
          </table:table-cell>
          <table:table-cell office:value-type="float" office:value="0.152057195059553" calcext:value-type="float">
            <text:p>0.152057195059553</text:p>
          </table:table-cell>
          <table:table-cell office:value-type="float" office:value="0.96955058990309" calcext:value-type="float">
            <text:p>0.96955058990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66154250932452" calcext:value-type="float">
            <text:p>0.5661542509324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676522617452303" calcext:value-type="float">
            <text:p>0.676522617452303</text:p>
          </table:table-cell>
          <table:table-cell office:value-type="float" office:value="0.71826433278556" calcext:value-type="float">
            <text:p>0.71826433278556</text:p>
          </table:table-cell>
          <table:table-cell office:value-type="float" office:value="0.843486472248935" calcext:value-type="float">
            <text:p>0.843486472248935</text:p>
          </table:table-cell>
          <table:table-cell office:value-type="float" office:value="0.864297887703803" calcext:value-type="float">
            <text:p>0.864297887703803</text:p>
          </table:table-cell>
          <table:table-cell office:value-type="float" office:value="0.843397494429422" calcext:value-type="float">
            <text:p>0.843397494429422</text:p>
          </table:table-cell>
          <table:table-cell office:value-type="float" office:value="0.71823265555819" calcext:value-type="float">
            <text:p>0.71823265555819</text:p>
          </table:table-cell>
          <table:table-cell office:value-type="float" office:value="0.801734782114236" calcext:value-type="float">
            <text:p>0.801734782114236</text:p>
          </table:table-cell>
          <table:table-cell office:value-type="float" office:value="0.864360180079616" calcext:value-type="float">
            <text:p>0.864360180079616</text:p>
          </table:table-cell>
          <table:table-cell office:value-type="float" office:value="0.968637123900067" calcext:value-type="float">
            <text:p>0.968637123900067</text:p>
          </table:table-cell>
          <table:table-cell office:value-type="float" office:value="0.98953035565755" calcext:value-type="float">
            <text:p>0.98953035565755</text:p>
          </table:table-cell>
          <table:table-cell office:value-type="float" office:value="0.780862441483785" calcext:value-type="float">
            <text:p>0.780862441483785</text:p>
          </table:table-cell>
          <table:table-cell office:value-type="float" office:value="0.822587921162495" calcext:value-type="float">
            <text:p>0.822587921162495</text:p>
          </table:table-cell>
          <table:table-cell office:value-type="float" office:value="0.9269184081126" calcext:value-type="float">
            <text:p>0.9269184081126</text:p>
          </table:table-cell>
          <table:table-cell office:value-type="float" office:value="0.989351697016474" calcext:value-type="float">
            <text:p>0.989351697016474</text:p>
          </table:table-cell>
          <table:table-cell office:value-type="float" office:value="0.989083430728704" calcext:value-type="float">
            <text:p>0.989083430728704</text:p>
          </table:table-cell>
          <table:table-cell office:value-type="float" office:value="0.780868744630434" calcext:value-type="float">
            <text:p>0.780868744630434</text:p>
          </table:table-cell>
          <table:table-cell office:value-type="float" office:value="0.864277939442595" calcext:value-type="float">
            <text:p>0.864277939442595</text:p>
          </table:table-cell>
          <table:table-cell office:value-type="float" office:value="0.989281352185635" calcext:value-type="float">
            <text:p>0.989281352185635</text:p>
          </table:table-cell>
          <table:table-cell office:value-type="float" office:value="0.988400124896116" calcext:value-type="float">
            <text:p>0.988400124896116</text:p>
          </table:table-cell>
          <table:table-cell office:value-type="float" office:value="0.987376249699343" calcext:value-type="float">
            <text:p>0.987376249699343</text:p>
          </table:table-cell>
          <table:table-cell office:value-type="float" office:value="0.968569097596354" calcext:value-type="float">
            <text:p>0.968569097596354</text:p>
          </table:table-cell>
          <table:table-cell office:value-type="float" office:value="0.989196490887519" calcext:value-type="float">
            <text:p>0.989196490887519</text:p>
          </table:table-cell>
          <table:table-cell office:value-type="float" office:value="0.988409824143746" calcext:value-type="float">
            <text:p>0.988409824143746</text:p>
          </table:table-cell>
          <table:table-cell office:value-type="float" office:value="0.986739157200014" calcext:value-type="float">
            <text:p>0.986739157200014</text:p>
          </table:table-cell>
          <table:table-cell office:value-type="float" office:value="0.979167688561134" calcext:value-type="float">
            <text:p>0.979167688561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7284928447334" calcext:value-type="float">
            <text:p>0.987284928447334</text:p>
          </table:table-cell>
          <table:table-cell office:value-type="float" office:value="0.987271720610606" calcext:value-type="float">
            <text:p>0.987271720610606</text:p>
          </table:table-cell>
          <table:table-cell office:value-type="float" office:value="0.987219532799268" calcext:value-type="float">
            <text:p>0.987219532799268</text:p>
          </table:table-cell>
          <table:table-cell office:value-type="float" office:value="0.987300042083269" calcext:value-type="float">
            <text:p>0.987300042083269</text:p>
          </table:table-cell>
          <table:table-cell office:value-type="float" office:value="0.987210216434185" calcext:value-type="float">
            <text:p>0.987210216434185</text:p>
          </table:table-cell>
          <table:table-cell office:value-type="float" office:value="0.987209172787978" calcext:value-type="float">
            <text:p>0.987209172787978</text:p>
          </table:table-cell>
          <table:table-cell office:value-type="float" office:value="0.987210221078291" calcext:value-type="float">
            <text:p>0.987210221078291</text:p>
          </table:table-cell>
          <table:table-cell office:value-type="float" office:value="0.987215194700956" calcext:value-type="float">
            <text:p>0.987215194700956</text:p>
          </table:table-cell>
          <table:table-cell office:value-type="float" office:value="0.98724554307087" calcext:value-type="float">
            <text:p>0.98724554307087</text:p>
          </table:table-cell>
          <table:table-cell office:value-type="float" office:value="0.987273847773708" calcext:value-type="float">
            <text:p>0.987273847773708</text:p>
          </table:table-cell>
          <table:table-cell office:value-type="float" office:value="0.987218776860844" calcext:value-type="float">
            <text:p>0.987218776860844</text:p>
          </table:table-cell>
          <table:table-cell office:value-type="float" office:value="0.987304280941338" calcext:value-type="float">
            <text:p>0.987304280941338</text:p>
          </table:table-cell>
          <table:table-cell office:value-type="float" office:value="0.987287396438575" calcext:value-type="float">
            <text:p>0.987287396438575</text:p>
          </table:table-cell>
          <table:table-cell office:value-type="float" office:value="0.987525123557334" calcext:value-type="float">
            <text:p>0.987525123557334</text:p>
          </table:table-cell>
          <table:table-cell office:value-type="float" office:value="0.988462940682563" calcext:value-type="float">
            <text:p>0.988462940682563</text:p>
          </table:table-cell>
          <table:table-cell office:value-type="float" office:value="0.987220640621019" calcext:value-type="float">
            <text:p>0.987220640621019</text:p>
          </table:table-cell>
          <table:table-cell office:value-type="float" office:value="0.987323084279037" calcext:value-type="float">
            <text:p>0.987323084279037</text:p>
          </table:table-cell>
          <table:table-cell office:value-type="float" office:value="0.987478814349418" calcext:value-type="float">
            <text:p>0.987478814349418</text:p>
          </table:table-cell>
          <table:table-cell office:value-type="float" office:value="0.987629811019062" calcext:value-type="float">
            <text:p>0.987629811019062</text:p>
          </table:table-cell>
          <table:table-cell office:value-type="float" office:value="0.987722600748718" calcext:value-type="float">
            <text:p>0.987722600748718</text:p>
          </table:table-cell>
          <table:table-cell office:value-type="float" office:value="0.987241416043933" calcext:value-type="float">
            <text:p>0.987241416043933</text:p>
          </table:table-cell>
          <table:table-cell office:value-type="float" office:value="0.987277470879791" calcext:value-type="float">
            <text:p>0.987277470879791</text:p>
          </table:table-cell>
          <table:table-cell office:value-type="float" office:value="0.987603144933222" calcext:value-type="float">
            <text:p>0.987603144933222</text:p>
          </table:table-cell>
          <table:table-cell office:value-type="float" office:value="0.986841939299893" calcext:value-type="float">
            <text:p>0.986841939299893</text:p>
          </table:table-cell>
          <table:table-cell office:value-type="float" office:value="0.981181750776416" calcext:value-type="float">
            <text:p>0.9811817507764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987164157169438" calcext:value-type="float">
            <text:p>0.987164157169438</text:p>
          </table:table-cell>
          <table:table-cell office:value-type="float" office:value="0.983294574817203" calcext:value-type="float">
            <text:p>0.983294574817203</text:p>
          </table:table-cell>
          <table:table-cell office:value-type="float" office:value="0.976373247118851" calcext:value-type="float">
            <text:p>0.976373247118851</text:p>
          </table:table-cell>
          <table:table-cell office:value-type="float" office:value="0.985400137766975" calcext:value-type="float">
            <text:p>0.985400137766975</text:p>
          </table:table-cell>
          <table:table-cell office:value-type="float" office:value="0.984662088581525" calcext:value-type="float">
            <text:p>0.984662088581525</text:p>
          </table:table-cell>
          <table:table-cell office:value-type="float" office:value="0.987201693133851" calcext:value-type="float">
            <text:p>0.987201693133851</text:p>
          </table:table-cell>
          <table:table-cell office:value-type="float" office:value="0.985149449877157" calcext:value-type="float">
            <text:p>0.985149449877157</text:p>
          </table:table-cell>
          <table:table-cell office:value-type="float" office:value="0.982886936817481" calcext:value-type="float">
            <text:p>0.982886936817481</text:p>
          </table:table-cell>
          <table:table-cell office:value-type="float" office:value="0.981696243824279" calcext:value-type="float">
            <text:p>0.981696243824279</text:p>
          </table:table-cell>
          <table:table-cell office:value-type="float" office:value="0.987191614399527" calcext:value-type="float">
            <text:p>0.987191614399527</text:p>
          </table:table-cell>
          <table:table-cell office:value-type="float" office:value="0.986798768346911" calcext:value-type="float">
            <text:p>0.986798768346911</text:p>
          </table:table-cell>
          <table:table-cell office:value-type="float" office:value="0.987188311749602" calcext:value-type="float">
            <text:p>0.987188311749602</text:p>
          </table:table-cell>
          <table:table-cell office:value-type="float" office:value="0.987232899172498" calcext:value-type="float">
            <text:p>0.987232899172498</text:p>
          </table:table-cell>
          <table:table-cell office:value-type="float" office:value="0.980118890263291" calcext:value-type="float">
            <text:p>0.980118890263291</text:p>
          </table:table-cell>
          <table:table-cell office:value-type="float" office:value="0.987192416514951" calcext:value-type="float">
            <text:p>0.987192416514951</text:p>
          </table:table-cell>
          <table:table-cell office:value-type="float" office:value="0.986687777122007" calcext:value-type="float">
            <text:p>0.986687777122007</text:p>
          </table:table-cell>
          <table:table-cell office:value-type="float" office:value="0.98274441876533" calcext:value-type="float">
            <text:p>0.98274441876533</text:p>
          </table:table-cell>
          <table:table-cell office:value-type="float" office:value="0.982367904128527" calcext:value-type="float">
            <text:p>0.982367904128527</text:p>
          </table:table-cell>
          <table:table-cell office:value-type="float" office:value="0.983207863904624" calcext:value-type="float">
            <text:p>0.983207863904624</text:p>
          </table:table-cell>
          <table:table-cell office:value-type="float" office:value="0.98718228092905" calcext:value-type="float">
            <text:p>0.98718228092905</text:p>
          </table:table-cell>
          <table:table-cell office:value-type="float" office:value="0.9031053837021" calcext:value-type="float">
            <text:p>0.9031053837021</text:p>
          </table:table-cell>
          <table:table-cell office:value-type="float" office:value="0.061396624352216" calcext:value-type="float">
            <text:p>0.06139662435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8295496412022" calcext:value-type="float">
            <text:p>0.001182954964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4285363798104" calcext:value-type="float">
            <text:p>0.994285363798104</text:p>
          </table:table-cell>
          <table:table-cell office:value-type="float" office:value="0.994289875821898" calcext:value-type="float">
            <text:p>0.994289875821898</text:p>
          </table:table-cell>
          <table:table-cell office:value-type="float" office:value="0.994298722805307" calcext:value-type="float">
            <text:p>0.994298722805307</text:p>
          </table:table-cell>
          <table:table-cell office:value-type="float" office:value="0.974106228796235" calcext:value-type="float">
            <text:p>0.974106228796235</text:p>
          </table:table-cell>
          <table:table-cell office:value-type="float" office:value="0.994253780182121" calcext:value-type="float">
            <text:p>0.994253780182121</text:p>
          </table:table-cell>
          <table:table-cell office:value-type="float" office:value="0.994139298492303" calcext:value-type="float">
            <text:p>0.994139298492303</text:p>
          </table:table-cell>
          <table:table-cell office:value-type="float" office:value="0.994141204849747" calcext:value-type="float">
            <text:p>0.994141204849747</text:p>
          </table:table-cell>
          <table:table-cell office:value-type="float" office:value="0.994137232167867" calcext:value-type="float">
            <text:p>0.994137232167867</text:p>
          </table:table-cell>
          <table:table-cell office:value-type="float" office:value="0.994122388334894" calcext:value-type="float">
            <text:p>0.994122388334894</text:p>
          </table:table-cell>
          <table:table-cell office:value-type="float" office:value="0.994186578173988" calcext:value-type="float">
            <text:p>0.994186578173988</text:p>
          </table:table-cell>
          <table:table-cell office:value-type="float" office:value="0.994151456104882" calcext:value-type="float">
            <text:p>0.994151456104882</text:p>
          </table:table-cell>
          <table:table-cell office:value-type="float" office:value="0.994125975164241" calcext:value-type="float">
            <text:p>0.994125975164241</text:p>
          </table:table-cell>
          <table:table-cell office:value-type="float" office:value="0.994063958104638" calcext:value-type="float">
            <text:p>0.994063958104638</text:p>
          </table:table-cell>
          <table:table-cell office:value-type="float" office:value="0.993364119305826" calcext:value-type="float">
            <text:p>0.993364119305826</text:p>
          </table:table-cell>
          <table:table-cell office:value-type="float" office:value="0.993238197420635" calcext:value-type="float">
            <text:p>0.993238197420635</text:p>
          </table:table-cell>
          <table:table-cell office:value-type="float" office:value="0.994057760904104" calcext:value-type="float">
            <text:p>0.994057760904104</text:p>
          </table:table-cell>
          <table:table-cell office:value-type="float" office:value="0.993577394705525" calcext:value-type="float">
            <text:p>0.993577394705525</text:p>
          </table:table-cell>
          <table:table-cell office:value-type="float" office:value="0.98958830553916" calcext:value-type="float">
            <text:p>0.98958830553916</text:p>
          </table:table-cell>
          <table:table-cell office:value-type="float" office:value="0.9813770128915" calcext:value-type="float">
            <text:p>0.9813770128915</text:p>
          </table:table-cell>
          <table:table-cell office:value-type="float" office:value="0.979752438061525" calcext:value-type="float">
            <text:p>0.979752438061525</text:p>
          </table:table-cell>
          <table:table-cell office:value-type="float" office:value="0.99129643935877" calcext:value-type="float">
            <text:p>0.99129643935877</text:p>
          </table:table-cell>
          <table:table-cell office:value-type="float" office:value="0.98716741682749" calcext:value-type="float">
            <text:p>0.98716741682749</text:p>
          </table:table-cell>
          <table:table-cell office:value-type="float" office:value="0.972650140327198" calcext:value-type="float">
            <text:p>0.972650140327198</text:p>
          </table:table-cell>
          <table:table-cell office:value-type="float" office:value="0.950806667152107" calcext:value-type="float">
            <text:p>0.950806667152107</text:p>
          </table:table-cell>
          <table:table-cell office:value-type="float" office:value="0.900098231264021" calcext:value-type="float">
            <text:p>0.900098231264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16059166899854" calcext:value-type="float">
            <text:p>0.816059166899854</text:p>
          </table:table-cell>
          <table:table-cell office:value-type="float" office:value="0.841822448066062" calcext:value-type="float">
            <text:p>0.841822448066062</text:p>
          </table:table-cell>
          <table:table-cell office:value-type="float" office:value="0.842378505788912" calcext:value-type="float">
            <text:p>0.842378505788912</text:p>
          </table:table-cell>
          <table:table-cell office:value-type="float" office:value="0.862553531324662" calcext:value-type="float">
            <text:p>0.862553531324662</text:p>
          </table:table-cell>
          <table:table-cell office:value-type="float" office:value="0.837865300369677" calcext:value-type="float">
            <text:p>0.837865300369677</text:p>
          </table:table-cell>
          <table:table-cell office:value-type="float" office:value="0.790504940833162" calcext:value-type="float">
            <text:p>0.790504940833162</text:p>
          </table:table-cell>
          <table:table-cell office:value-type="float" office:value="0.835995139429834" calcext:value-type="float">
            <text:p>0.835995139429834</text:p>
          </table:table-cell>
          <table:table-cell office:value-type="float" office:value="0.852420764355354" calcext:value-type="float">
            <text:p>0.852420764355354</text:p>
          </table:table-cell>
          <table:table-cell office:value-type="float" office:value="0.859893798972768" calcext:value-type="float">
            <text:p>0.859893798972768</text:p>
          </table:table-cell>
          <table:table-cell office:value-type="float" office:value="0.865665888484978" calcext:value-type="float">
            <text:p>0.865665888484978</text:p>
          </table:table-cell>
          <table:table-cell office:value-type="float" office:value="0.816816000078555" calcext:value-type="float">
            <text:p>0.816816000078555</text:p>
          </table:table-cell>
          <table:table-cell office:value-type="float" office:value="0.859436085172925" calcext:value-type="float">
            <text:p>0.859436085172925</text:p>
          </table:table-cell>
          <table:table-cell office:value-type="float" office:value="0.859586243426713" calcext:value-type="float">
            <text:p>0.859586243426713</text:p>
          </table:table-cell>
          <table:table-cell office:value-type="float" office:value="0.859299941333399" calcext:value-type="float">
            <text:p>0.859299941333399</text:p>
          </table:table-cell>
          <table:table-cell office:value-type="float" office:value="0.878702486084905" calcext:value-type="float">
            <text:p>0.878702486084905</text:p>
          </table:table-cell>
          <table:table-cell office:value-type="float" office:value="0.832465738820336" calcext:value-type="float">
            <text:p>0.832465738820336</text:p>
          </table:table-cell>
          <table:table-cell office:value-type="float" office:value="0.862237730028841" calcext:value-type="float">
            <text:p>0.862237730028841</text:p>
          </table:table-cell>
          <table:table-cell office:value-type="float" office:value="0.860347431955608" calcext:value-type="float">
            <text:p>0.860347431955608</text:p>
          </table:table-cell>
          <table:table-cell office:value-type="float" office:value="0.85627937877376" calcext:value-type="float">
            <text:p>0.85627937877376</text:p>
          </table:table-cell>
          <table:table-cell office:value-type="float" office:value="0.856642110654963" calcext:value-type="float">
            <text:p>0.856642110654963</text:p>
          </table:table-cell>
          <table:table-cell office:value-type="float" office:value="0.858033386609628" calcext:value-type="float">
            <text:p>0.858033386609628</text:p>
          </table:table-cell>
          <table:table-cell office:value-type="float" office:value="0.885032021777687" calcext:value-type="float">
            <text:p>0.885032021777687</text:p>
          </table:table-cell>
          <table:table-cell office:value-type="float" office:value="0.89094605871343" calcext:value-type="float">
            <text:p>0.89094605871343</text:p>
          </table:table-cell>
          <table:table-cell office:value-type="float" office:value="0.88644223129106" calcext:value-type="float">
            <text:p>0.88644223129106</text:p>
          </table:table-cell>
          <table:table-cell office:value-type="float" office:value="0.895121342938673" calcext:value-type="float">
            <text:p>0.8951213429386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29679424275888" calcext:value-type="float">
            <text:p>0.929679424275888</text:p>
          </table:table-cell>
          <table:table-cell office:value-type="float" office:value="0.942395831859984" calcext:value-type="float">
            <text:p>0.942395831859984</text:p>
          </table:table-cell>
          <table:table-cell office:value-type="float" office:value="0.953805858861299" calcext:value-type="float">
            <text:p>0.953805858861299</text:p>
          </table:table-cell>
          <table:table-cell office:value-type="float" office:value="0.958970550712051" calcext:value-type="float">
            <text:p>0.958970550712051</text:p>
          </table:table-cell>
          <table:table-cell office:value-type="float" office:value="0.962946069824402" calcext:value-type="float">
            <text:p>0.962946069824402</text:p>
          </table:table-cell>
          <table:table-cell office:value-type="float" office:value="0.913335069849511" calcext:value-type="float">
            <text:p>0.913335069849511</text:p>
          </table:table-cell>
          <table:table-cell office:value-type="float" office:value="0.925447377325037" calcext:value-type="float">
            <text:p>0.925447377325037</text:p>
          </table:table-cell>
          <table:table-cell office:value-type="float" office:value="0.943345221904594" calcext:value-type="float">
            <text:p>0.943345221904594</text:p>
          </table:table-cell>
          <table:table-cell office:value-type="float" office:value="0.946933537140249" calcext:value-type="float">
            <text:p>0.946933537140249</text:p>
          </table:table-cell>
          <table:table-cell office:value-type="float" office:value="0.948169134140825" calcext:value-type="float">
            <text:p>0.948169134140825</text:p>
          </table:table-cell>
          <table:table-cell office:value-type="float" office:value="0.90615606371261" calcext:value-type="float">
            <text:p>0.90615606371261</text:p>
          </table:table-cell>
          <table:table-cell office:value-type="float" office:value="0.908684317260726" calcext:value-type="float">
            <text:p>0.908684317260726</text:p>
          </table:table-cell>
          <table:table-cell office:value-type="float" office:value="0.938925808676793" calcext:value-type="float">
            <text:p>0.938925808676793</text:p>
          </table:table-cell>
          <table:table-cell office:value-type="float" office:value="0.938063267095844" calcext:value-type="float">
            <text:p>0.938063267095844</text:p>
          </table:table-cell>
          <table:table-cell office:value-type="float" office:value="0.934471535724664" calcext:value-type="float">
            <text:p>0.934471535724664</text:p>
          </table:table-cell>
          <table:table-cell office:value-type="float" office:value="0.915494267926874" calcext:value-type="float">
            <text:p>0.915494267926874</text:p>
          </table:table-cell>
          <table:table-cell office:value-type="float" office:value="0.919278945964032" calcext:value-type="float">
            <text:p>0.919278945964032</text:p>
          </table:table-cell>
          <table:table-cell office:value-type="float" office:value="0.941595841212911" calcext:value-type="float">
            <text:p>0.941595841212911</text:p>
          </table:table-cell>
          <table:table-cell office:value-type="float" office:value="0.936933321271363" calcext:value-type="float">
            <text:p>0.936933321271363</text:p>
          </table:table-cell>
          <table:table-cell office:value-type="float" office:value="0.925593863092761" calcext:value-type="float">
            <text:p>0.925593863092761</text:p>
          </table:table-cell>
          <table:table-cell office:value-type="float" office:value="0.922266494650596" calcext:value-type="float">
            <text:p>0.922266494650596</text:p>
          </table:table-cell>
          <table:table-cell office:value-type="float" office:value="0.922171383899596" calcext:value-type="float">
            <text:p>0.922171383899596</text:p>
          </table:table-cell>
          <table:table-cell office:value-type="float" office:value="0.960642614876521" calcext:value-type="float">
            <text:p>0.960642614876521</text:p>
          </table:table-cell>
          <table:table-cell office:value-type="float" office:value="0.954876300863311" calcext:value-type="float">
            <text:p>0.954876300863311</text:p>
          </table:table-cell>
          <table:table-cell office:value-type="float" office:value="0.907994806671965" calcext:value-type="float">
            <text:p>0.9079948066719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563069603092814" calcext:value-type="float">
            <text:p>0.563069603092814</text:p>
          </table:table-cell>
          <table:table-cell office:value-type="float" office:value="0.567844753277978" calcext:value-type="float">
            <text:p>0.567844753277978</text:p>
          </table:table-cell>
          <table:table-cell office:value-type="float" office:value="0.588642437063985" calcext:value-type="float">
            <text:p>0.588642437063985</text:p>
          </table:table-cell>
          <table:table-cell office:value-type="float" office:value="0.584035253784471" calcext:value-type="float">
            <text:p>0.584035253784471</text:p>
          </table:table-cell>
          <table:table-cell office:value-type="float" office:value="0.606374005811549" calcext:value-type="float">
            <text:p>0.606374005811549</text:p>
          </table:table-cell>
          <table:table-cell office:value-type="float" office:value="0.545632213935831" calcext:value-type="float">
            <text:p>0.545632213935831</text:p>
          </table:table-cell>
          <table:table-cell office:value-type="float" office:value="0.560681652774311" calcext:value-type="float">
            <text:p>0.560681652774311</text:p>
          </table:table-cell>
          <table:table-cell office:value-type="float" office:value="0.56689651305975" calcext:value-type="float">
            <text:p>0.56689651305975</text:p>
          </table:table-cell>
          <table:table-cell office:value-type="float" office:value="0.626373950465163" calcext:value-type="float">
            <text:p>0.626373950465163</text:p>
          </table:table-cell>
          <table:table-cell office:value-type="float" office:value="0.734513473108122" calcext:value-type="float">
            <text:p>0.734513473108122</text:p>
          </table:table-cell>
          <table:table-cell office:value-type="float" office:value="0.548322953779718" calcext:value-type="float">
            <text:p>0.548322953779718</text:p>
          </table:table-cell>
          <table:table-cell office:value-type="float" office:value="0.57638656176476" calcext:value-type="float">
            <text:p>0.57638656176476</text:p>
          </table:table-cell>
          <table:table-cell office:value-type="float" office:value="0.684075151307921" calcext:value-type="float">
            <text:p>0.684075151307921</text:p>
          </table:table-cell>
          <table:table-cell office:value-type="float" office:value="0.700585288410241" calcext:value-type="float">
            <text:p>0.700585288410241</text:p>
          </table:table-cell>
          <table:table-cell office:value-type="float" office:value="0.758076083434996" calcext:value-type="float">
            <text:p>0.758076083434996</text:p>
          </table:table-cell>
          <table:table-cell office:value-type="float" office:value="0.581522201371851" calcext:value-type="float">
            <text:p>0.581522201371851</text:p>
          </table:table-cell>
          <table:table-cell office:value-type="float" office:value="0.664397959230219" calcext:value-type="float">
            <text:p>0.664397959230219</text:p>
          </table:table-cell>
          <table:table-cell office:value-type="float" office:value="0.677971195257268" calcext:value-type="float">
            <text:p>0.677971195257268</text:p>
          </table:table-cell>
          <table:table-cell office:value-type="float" office:value="0.702183836567581" calcext:value-type="float">
            <text:p>0.702183836567581</text:p>
          </table:table-cell>
          <table:table-cell office:value-type="float" office:value="0.723263927527805" calcext:value-type="float">
            <text:p>0.723263927527805</text:p>
          </table:table-cell>
          <table:table-cell office:value-type="float" office:value="0.794599544433479" calcext:value-type="float">
            <text:p>0.794599544433479</text:p>
          </table:table-cell>
          <table:table-cell office:value-type="float" office:value="0.824743314607877" calcext:value-type="float">
            <text:p>0.824743314607877</text:p>
          </table:table-cell>
          <table:table-cell office:value-type="float" office:value="0.854331998271709" calcext:value-type="float">
            <text:p>0.854331998271709</text:p>
          </table:table-cell>
          <table:table-cell office:value-type="float" office:value="0.843069062276645" calcext:value-type="float">
            <text:p>0.843069062276645</text:p>
          </table:table-cell>
          <table:table-cell office:value-type="float" office:value="0.77929513026726" calcext:value-type="float">
            <text:p>0.779295130267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74552749329341" calcext:value-type="float">
            <text:p>0.874552749329341</text:p>
          </table:table-cell>
          <table:table-cell office:value-type="float" office:value="0.884294549986147" calcext:value-type="float">
            <text:p>0.884294549986147</text:p>
          </table:table-cell>
          <table:table-cell office:value-type="float" office:value="0.890636655951026" calcext:value-type="float">
            <text:p>0.890636655951026</text:p>
          </table:table-cell>
          <table:table-cell office:value-type="float" office:value="0.889669054115966" calcext:value-type="float">
            <text:p>0.889669054115966</text:p>
          </table:table-cell>
          <table:table-cell office:value-type="float" office:value="0.87941616858898" calcext:value-type="float">
            <text:p>0.87941616858898</text:p>
          </table:table-cell>
          <table:table-cell office:value-type="float" office:value="0.818223703958412" calcext:value-type="float">
            <text:p>0.818223703958412</text:p>
          </table:table-cell>
          <table:table-cell office:value-type="float" office:value="0.82245089723465" calcext:value-type="float">
            <text:p>0.82245089723465</text:p>
          </table:table-cell>
          <table:table-cell office:value-type="float" office:value="0.832689927660955" calcext:value-type="float">
            <text:p>0.832689927660955</text:p>
          </table:table-cell>
          <table:table-cell office:value-type="float" office:value="0.843602140425819" calcext:value-type="float">
            <text:p>0.843602140425819</text:p>
          </table:table-cell>
          <table:table-cell office:value-type="float" office:value="0.861777050952283" calcext:value-type="float">
            <text:p>0.861777050952283</text:p>
          </table:table-cell>
          <table:table-cell office:value-type="float" office:value="0.795229560388317" calcext:value-type="float">
            <text:p>0.795229560388317</text:p>
          </table:table-cell>
          <table:table-cell office:value-type="float" office:value="0.790423035367136" calcext:value-type="float">
            <text:p>0.790423035367136</text:p>
          </table:table-cell>
          <table:table-cell office:value-type="float" office:value="0.79875952850333" calcext:value-type="float">
            <text:p>0.79875952850333</text:p>
          </table:table-cell>
          <table:table-cell office:value-type="float" office:value="0.804157741788961" calcext:value-type="float">
            <text:p>0.804157741788961</text:p>
          </table:table-cell>
          <table:table-cell office:value-type="float" office:value="0.840217495060184" calcext:value-type="float">
            <text:p>0.840217495060184</text:p>
          </table:table-cell>
          <table:table-cell office:value-type="float" office:value="0.79325198874419" calcext:value-type="float">
            <text:p>0.79325198874419</text:p>
          </table:table-cell>
          <table:table-cell office:value-type="float" office:value="0.778454748377497" calcext:value-type="float">
            <text:p>0.778454748377497</text:p>
          </table:table-cell>
          <table:table-cell office:value-type="float" office:value="0.773853588170027" calcext:value-type="float">
            <text:p>0.773853588170027</text:p>
          </table:table-cell>
          <table:table-cell office:value-type="float" office:value="0.780360936673586" calcext:value-type="float">
            <text:p>0.780360936673586</text:p>
          </table:table-cell>
          <table:table-cell office:value-type="float" office:value="0.820990641597079" calcext:value-type="float">
            <text:p>0.820990641597079</text:p>
          </table:table-cell>
          <table:table-cell office:value-type="float" office:value="0.771480230873242" calcext:value-type="float">
            <text:p>0.771480230873242</text:p>
          </table:table-cell>
          <table:table-cell office:value-type="float" office:value="0.772892777057805" calcext:value-type="float">
            <text:p>0.772892777057805</text:p>
          </table:table-cell>
          <table:table-cell office:value-type="float" office:value="0.765921114398004" calcext:value-type="float">
            <text:p>0.765921114398004</text:p>
          </table:table-cell>
          <table:table-cell office:value-type="float" office:value="0.748416519462078" calcext:value-type="float">
            <text:p>0.748416519462078</text:p>
          </table:table-cell>
          <table:table-cell office:value-type="float" office:value="0.769857850535094" calcext:value-type="float">
            <text:p>0.7698578505350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0593776817140707" calcext:value-type="float">
            <text:p>0.059377681714071</text:p>
          </table:table-cell>
          <table:table-cell office:value-type="float" office:value="0.164011014510185" calcext:value-type="float">
            <text:p>0.164011014510185</text:p>
          </table:table-cell>
          <table:table-cell office:value-type="float" office:value="0.177080962447771" calcext:value-type="float">
            <text:p>0.177080962447771</text:p>
          </table:table-cell>
          <table:table-cell office:value-type="float" office:value="0.208933212261432" calcext:value-type="float">
            <text:p>0.208933212261432</text:p>
          </table:table-cell>
          <table:table-cell office:value-type="float" office:value="0.167651570270541" calcext:value-type="float">
            <text:p>0.167651570270541</text:p>
          </table:table-cell>
          <table:table-cell office:value-type="float" office:value="0.124744594769784" calcext:value-type="float">
            <text:p>0.124744594769784</text:p>
          </table:table-cell>
          <table:table-cell office:value-type="float" office:value="0.255335718856651" calcext:value-type="float">
            <text:p>0.255335718856651</text:p>
          </table:table-cell>
          <table:table-cell office:value-type="float" office:value="0.325052222884982" calcext:value-type="float">
            <text:p>0.325052222884982</text:p>
          </table:table-cell>
          <table:table-cell office:value-type="float" office:value="0.34339693308077" calcext:value-type="float">
            <text:p>0.34339693308077</text:p>
          </table:table-cell>
          <table:table-cell office:value-type="float" office:value="0.368069830528907" calcext:value-type="float">
            <text:p>0.368069830528907</text:p>
          </table:table-cell>
          <table:table-cell office:value-type="float" office:value="0.185705661577571" calcext:value-type="float">
            <text:p>0.185705661577571</text:p>
          </table:table-cell>
          <table:table-cell office:value-type="float" office:value="0.326327899295278" calcext:value-type="float">
            <text:p>0.326327899295278</text:p>
          </table:table-cell>
          <table:table-cell office:value-type="float" office:value="0.402100152217009" calcext:value-type="float">
            <text:p>0.402100152217009</text:p>
          </table:table-cell>
          <table:table-cell office:value-type="float" office:value="0.393911227883718" calcext:value-type="float">
            <text:p>0.393911227883718</text:p>
          </table:table-cell>
          <table:table-cell office:value-type="float" office:value="0.418277938625931" calcext:value-type="float">
            <text:p>0.418277938625931</text:p>
          </table:table-cell>
          <table:table-cell office:value-type="float" office:value="0.152583263671309" calcext:value-type="float">
            <text:p>0.152583263671309</text:p>
          </table:table-cell>
          <table:table-cell office:value-type="float" office:value="0.354892358158213" calcext:value-type="float">
            <text:p>0.354892358158213</text:p>
          </table:table-cell>
          <table:table-cell office:value-type="float" office:value="0.37479351004223" calcext:value-type="float">
            <text:p>0.37479351004223</text:p>
          </table:table-cell>
          <table:table-cell office:value-type="float" office:value="0.378501199631963" calcext:value-type="float">
            <text:p>0.378501199631963</text:p>
          </table:table-cell>
          <table:table-cell office:value-type="float" office:value="0.409835505978211" calcext:value-type="float">
            <text:p>0.409835505978211</text:p>
          </table:table-cell>
          <table:table-cell office:value-type="float" office:value="0.000506537278725673" calcext:value-type="float">
            <text:p>0.000506537278726</text:p>
          </table:table-cell>
          <table:table-cell office:value-type="float" office:value="0.0394893731354148" calcext:value-type="float">
            <text:p>0.039489373135415</text:p>
          </table:table-cell>
          <table:table-cell office:value-type="float" office:value="0.0740378335616397" calcext:value-type="float">
            <text:p>0.07403783356164</text:p>
          </table:table-cell>
          <table:table-cell office:value-type="float" office:value="0.0808823279361231" calcext:value-type="float">
            <text:p>0.080882327936123</text:p>
          </table:table-cell>
          <table:table-cell office:value-type="float" office:value="0.11926232834705" calcext:value-type="float">
            <text:p>0.119262328347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529652884863479" calcext:value-type="float">
            <text:p>0.529652884863479</text:p>
          </table:table-cell>
          <table:table-cell office:value-type="float" office:value="0.492815047509455" calcext:value-type="float">
            <text:p>0.492815047509455</text:p>
          </table:table-cell>
          <table:table-cell office:value-type="float" office:value="0.551522643463467" calcext:value-type="float">
            <text:p>0.551522643463467</text:p>
          </table:table-cell>
          <table:table-cell office:value-type="float" office:value="0.530526548680659" calcext:value-type="float">
            <text:p>0.530526548680659</text:p>
          </table:table-cell>
          <table:table-cell office:value-type="float" office:value="0.512210136086295" calcext:value-type="float">
            <text:p>0.512210136086295</text:p>
          </table:table-cell>
          <table:table-cell office:value-type="float" office:value="0.570481234241835" calcext:value-type="float">
            <text:p>0.570481234241835</text:p>
          </table:table-cell>
          <table:table-cell office:value-type="float" office:value="0.57217290554756" calcext:value-type="float">
            <text:p>0.57217290554756</text:p>
          </table:table-cell>
          <table:table-cell office:value-type="float" office:value="0.567826542868996" calcext:value-type="float">
            <text:p>0.567826542868996</text:p>
          </table:table-cell>
          <table:table-cell office:value-type="float" office:value="0.598385409717215" calcext:value-type="float">
            <text:p>0.598385409717215</text:p>
          </table:table-cell>
          <table:table-cell office:value-type="float" office:value="0.62011649740388" calcext:value-type="float">
            <text:p>0.62011649740388</text:p>
          </table:table-cell>
          <table:table-cell office:value-type="float" office:value="0.574290377487468" calcext:value-type="float">
            <text:p>0.574290377487468</text:p>
          </table:table-cell>
          <table:table-cell office:value-type="float" office:value="0.636114154135556" calcext:value-type="float">
            <text:p>0.636114154135556</text:p>
          </table:table-cell>
          <table:table-cell office:value-type="float" office:value="0.589996100672484" calcext:value-type="float">
            <text:p>0.589996100672484</text:p>
          </table:table-cell>
          <table:table-cell office:value-type="float" office:value="0.568663788099136" calcext:value-type="float">
            <text:p>0.568663788099136</text:p>
          </table:table-cell>
          <table:table-cell office:value-type="float" office:value="0.595304517024475" calcext:value-type="float">
            <text:p>0.595304517024475</text:p>
          </table:table-cell>
          <table:table-cell office:value-type="float" office:value="0.614118892978104" calcext:value-type="float">
            <text:p>0.614118892978104</text:p>
          </table:table-cell>
          <table:table-cell office:value-type="float" office:value="0.609483187202805" calcext:value-type="float">
            <text:p>0.609483187202805</text:p>
          </table:table-cell>
          <table:table-cell office:value-type="float" office:value="0.598654677712169" calcext:value-type="float">
            <text:p>0.598654677712169</text:p>
          </table:table-cell>
          <table:table-cell office:value-type="float" office:value="0.469154926739716" calcext:value-type="float">
            <text:p>0.469154926739716</text:p>
          </table:table-cell>
          <table:table-cell office:value-type="float" office:value="0.534743800641596" calcext:value-type="float">
            <text:p>0.534743800641596</text:p>
          </table:table-cell>
          <table:table-cell office:value-type="float" office:value="0.575311735252991" calcext:value-type="float">
            <text:p>0.575311735252991</text:p>
          </table:table-cell>
          <table:table-cell office:value-type="float" office:value="0.511078466867007" calcext:value-type="float">
            <text:p>0.511078466867007</text:p>
          </table:table-cell>
          <table:table-cell office:value-type="float" office:value="0.537277096827797" calcext:value-type="float">
            <text:p>0.537277096827797</text:p>
          </table:table-cell>
          <table:table-cell office:value-type="float" office:value="0.42038996993566" calcext:value-type="float">
            <text:p>0.42038996993566</text:p>
          </table:table-cell>
          <table:table-cell office:value-type="float" office:value="0.360427328879499" calcext:value-type="float">
            <text:p>0.3604273288794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692771033202435" calcext:value-type="float">
            <text:p>0.692771033202435</text:p>
          </table:table-cell>
          <table:table-cell office:value-type="float" office:value="0.703092823015246" calcext:value-type="float">
            <text:p>0.703092823015246</text:p>
          </table:table-cell>
          <table:table-cell office:value-type="float" office:value="0.706574946044167" calcext:value-type="float">
            <text:p>0.706574946044167</text:p>
          </table:table-cell>
          <table:table-cell office:value-type="float" office:value="0.699612892807604" calcext:value-type="float">
            <text:p>0.699612892807604</text:p>
          </table:table-cell>
          <table:table-cell office:value-type="float" office:value="0.723153944046513" calcext:value-type="float">
            <text:p>0.723153944046513</text:p>
          </table:table-cell>
          <table:table-cell office:value-type="float" office:value="0.612941256642475" calcext:value-type="float">
            <text:p>0.612941256642475</text:p>
          </table:table-cell>
          <table:table-cell office:value-type="float" office:value="0.701129883061194" calcext:value-type="float">
            <text:p>0.701129883061194</text:p>
          </table:table-cell>
          <table:table-cell office:value-type="float" office:value="0.770581504074369" calcext:value-type="float">
            <text:p>0.770581504074369</text:p>
          </table:table-cell>
          <table:table-cell office:value-type="float" office:value="0.764440427315603" calcext:value-type="float">
            <text:p>0.764440427315603</text:p>
          </table:table-cell>
          <table:table-cell office:value-type="float" office:value="0.785780409785829" calcext:value-type="float">
            <text:p>0.785780409785829</text:p>
          </table:table-cell>
          <table:table-cell office:value-type="float" office:value="0.633915271064477" calcext:value-type="float">
            <text:p>0.633915271064477</text:p>
          </table:table-cell>
          <table:table-cell office:value-type="float" office:value="0.766221391078271" calcext:value-type="float">
            <text:p>0.766221391078271</text:p>
          </table:table-cell>
          <table:table-cell office:value-type="float" office:value="0.715131557174625" calcext:value-type="float">
            <text:p>0.715131557174625</text:p>
          </table:table-cell>
          <table:table-cell office:value-type="float" office:value="0.7737652395695" calcext:value-type="float">
            <text:p>0.7737652395695</text:p>
          </table:table-cell>
          <table:table-cell office:value-type="float" office:value="0.691060339636797" calcext:value-type="float">
            <text:p>0.691060339636797</text:p>
          </table:table-cell>
          <table:table-cell office:value-type="float" office:value="0.646147687808469" calcext:value-type="float">
            <text:p>0.646147687808469</text:p>
          </table:table-cell>
          <table:table-cell office:value-type="float" office:value="0.777059127480094" calcext:value-type="float">
            <text:p>0.777059127480094</text:p>
          </table:table-cell>
          <table:table-cell office:value-type="float" office:value="0.775186663408788" calcext:value-type="float">
            <text:p>0.775186663408788</text:p>
          </table:table-cell>
          <table:table-cell office:value-type="float" office:value="0.750984417861957" calcext:value-type="float">
            <text:p>0.750984417861957</text:p>
          </table:table-cell>
          <table:table-cell office:value-type="float" office:value="0.752246443301694" calcext:value-type="float">
            <text:p>0.752246443301694</text:p>
          </table:table-cell>
          <table:table-cell office:value-type="float" office:value="0.779913298183409" calcext:value-type="float">
            <text:p>0.779913298183409</text:p>
          </table:table-cell>
          <table:table-cell office:value-type="float" office:value="0.81711369149446" calcext:value-type="float">
            <text:p>0.81711369149446</text:p>
          </table:table-cell>
          <table:table-cell office:value-type="float" office:value="0.902269683344781" calcext:value-type="float">
            <text:p>0.902269683344781</text:p>
          </table:table-cell>
          <table:table-cell office:value-type="float" office:value="0.851819239342424" calcext:value-type="float">
            <text:p>0.851819239342424</text:p>
          </table:table-cell>
          <table:table-cell office:value-type="float" office:value="0.883864937175991" calcext:value-type="float">
            <text:p>0.883864937175991</text:p>
          </table:table-cell>
          <table:table-cell/>
        </table:table-row>
        <table:table-row table:style-name="ro1">
          <table:table-cell table:number-columns-repeated="2"/>
          <table:table-cell table:formula="of:=AVERAGE([.C3:.C25])" office:value-type="float" office:value="0.824468538270706" calcext:value-type="float">
            <text:p>0.824468538270706</text:p>
          </table:table-cell>
          <table:table-cell table:formula="of:=AVERAGE([.D3:.D25])" office:value-type="float" office:value="0.83182708546388" calcext:value-type="float">
            <text:p>0.83182708546388</text:p>
          </table:table-cell>
          <table:table-cell table:formula="of:=AVERAGE([.E3:.E25])" office:value-type="float" office:value="0.837104926575355" calcext:value-type="float">
            <text:p>0.837104926575355</text:p>
          </table:table-cell>
          <table:table-cell table:formula="of:=AVERAGE([.F3:.F25])" office:value-type="float" office:value="0.837287326860277" calcext:value-type="float">
            <text:p>0.837287326860277</text:p>
          </table:table-cell>
          <table:table-cell table:formula="of:=AVERAGE([.G3:.G25])" office:value-type="float" office:value="0.83297563353535" calcext:value-type="float">
            <text:p>0.83297563353535</text:p>
          </table:table-cell>
          <table:table-cell table:formula="of:=AVERAGE([.H3:.H25])" office:value-type="float" office:value="0.824273048273458" calcext:value-type="float">
            <text:p>0.824273048273458</text:p>
          </table:table-cell>
          <table:table-cell table:formula="of:=AVERAGE([.I3:.I25])" office:value-type="float" office:value="0.841843130321009" calcext:value-type="float">
            <text:p>0.841843130321009</text:p>
          </table:table-cell>
          <table:table-cell table:formula="of:=AVERAGE([.J3:.J25])" office:value-type="float" office:value="0.852078592818919" calcext:value-type="float">
            <text:p>0.852078592818919</text:p>
          </table:table-cell>
          <table:table-cell table:formula="of:=AVERAGE([.K3:.K25])" office:value-type="float" office:value="0.857298813856636" calcext:value-type="float">
            <text:p>0.857298813856636</text:p>
          </table:table-cell>
          <table:table-cell table:style-name="ce1" table:formula="of:=AVERAGE([.L3:.L25])" office:value-type="float" office:value="0.86106847783788" calcext:value-type="float">
            <text:p>0.86106847783788</text:p>
          </table:table-cell>
          <table:table-cell table:formula="of:=AVERAGE([.M3:.M25])" office:value-type="float" office:value="0.817504222399939" calcext:value-type="float">
            <text:p>0.817504222399939</text:p>
          </table:table-cell>
          <table:table-cell table:formula="of:=AVERAGE([.N3:.N25])" office:value-type="float" office:value="0.84501559276632" calcext:value-type="float">
            <text:p>0.84501559276632</text:p>
          </table:table-cell>
          <table:table-cell table:formula="of:=AVERAGE([.O3:.O25])" office:value-type="float" office:value="0.843150187180483" calcext:value-type="float">
            <text:p>0.843150187180483</text:p>
          </table:table-cell>
          <table:table-cell table:formula="of:=AVERAGE([.P3:.P25])" office:value-type="float" office:value="0.836705274705116" calcext:value-type="float">
            <text:p>0.836705274705116</text:p>
          </table:table-cell>
          <table:table-cell table:formula="of:=AVERAGE([.Q3:.Q25])" office:value-type="float" office:value="0.851696947398659" calcext:value-type="float">
            <text:p>0.851696947398659</text:p>
          </table:table-cell>
          <table:table-cell table:formula="of:=AVERAGE([.R3:.R25])" office:value-type="float" office:value="0.803553027271702" calcext:value-type="float">
            <text:p>0.803553027271702</text:p>
          </table:table-cell>
          <table:table-cell table:formula="of:=AVERAGE([.S3:.S25])" office:value-type="float" office:value="0.827984245799212" calcext:value-type="float">
            <text:p>0.827984245799212</text:p>
          </table:table-cell>
          <table:table-cell table:formula="of:=AVERAGE([.T3:.T25])" office:value-type="float" office:value="0.823938586463656" calcext:value-type="float">
            <text:p>0.823938586463656</text:p>
          </table:table-cell>
          <table:table-cell table:formula="of:=AVERAGE([.U3:.U25])" office:value-type="float" office:value="0.796767041199943" calcext:value-type="float">
            <text:p>0.796767041199943</text:p>
          </table:table-cell>
          <table:table-cell table:formula="of:=AVERAGE([.V3:.V25])" office:value-type="float" office:value="0.838997718746546" calcext:value-type="float">
            <text:p>0.838997718746546</text:p>
          </table:table-cell>
          <table:table-cell table:formula="of:=AVERAGE([.W3:.W25])" office:value-type="float" office:value="0.75391615566268" calcext:value-type="float">
            <text:p>0.75391615566268</text:p>
          </table:table-cell>
          <table:table-cell table:formula="of:=AVERAGE([.X3:.X25])" office:value-type="float" office:value="0.726241221848612" calcext:value-type="float">
            <text:p>0.726241221848612</text:p>
          </table:table-cell>
          <table:table-cell table:formula="of:=AVERAGE([.Y3:.Y25])" office:value-type="float" office:value="0.737053046363049" calcext:value-type="float">
            <text:p>0.737053046363049</text:p>
          </table:table-cell>
          <table:table-cell table:formula="of:=AVERAGE([.Z3:.Z25])" office:value-type="float" office:value="0.724839218567091" calcext:value-type="float">
            <text:p>0.724839218567091</text:p>
          </table:table-cell>
          <table:table-cell table:formula="of:=AVERAGE([.AA3:.AA25])" office:value-type="float" office:value="0.737805921165945" calcext:value-type="float">
            <text:p>0.737805921165945</text:p>
          </table:table-cell>
          <table:table-cell table:formula="of:=MAX([.C26:.AA26])" office:value-type="float" office:value="0.86106847783788" calcext:value-type="float">
            <text:p>0.86106847783788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625920285478281" calcext:value-type="float">
            <text:p>0.625920285478281</text:p>
          </table:table-cell>
          <table:table-cell office:value-type="float" office:value="0.536658821497071" calcext:value-type="float">
            <text:p>0.536658821497071</text:p>
          </table:table-cell>
          <table:table-cell office:value-type="float" office:value="0.490672464521769" calcext:value-type="float">
            <text:p>0.490672464521769</text:p>
          </table:table-cell>
          <table:table-cell office:value-type="float" office:value="0.476743743963684" calcext:value-type="float">
            <text:p>0.476743743963684</text:p>
          </table:table-cell>
          <table:table-cell office:value-type="float" office:value="0.433470643860591" calcext:value-type="float">
            <text:p>0.433470643860591</text:p>
          </table:table-cell>
          <table:table-cell office:value-type="float" office:value="0.793578360314898" calcext:value-type="float">
            <text:p>0.793578360314898</text:p>
          </table:table-cell>
          <table:table-cell office:value-type="float" office:value="0.698281330790618" calcext:value-type="float">
            <text:p>0.698281330790618</text:p>
          </table:table-cell>
          <table:table-cell office:value-type="float" office:value="0.641197347468887" calcext:value-type="float">
            <text:p>0.641197347468887</text:p>
          </table:table-cell>
          <table:table-cell office:value-type="float" office:value="0.572554799527382" calcext:value-type="float">
            <text:p>0.572554799527382</text:p>
          </table:table-cell>
          <table:table-cell office:value-type="float" office:value="0.457944804560956" calcext:value-type="float">
            <text:p>0.457944804560956</text:p>
          </table:table-cell>
          <table:table-cell office:value-type="float" office:value="0.676188391578238" calcext:value-type="float">
            <text:p>0.676188391578238</text:p>
          </table:table-cell>
          <table:table-cell office:value-type="float" office:value="0.53416790951232" calcext:value-type="float">
            <text:p>0.53416790951232</text:p>
          </table:table-cell>
          <table:table-cell office:value-type="float" office:value="0.443444923188193" calcext:value-type="float">
            <text:p>0.443444923188193</text:p>
          </table:table-cell>
          <table:table-cell office:value-type="float" office:value="0.391170127240107" calcext:value-type="float">
            <text:p>0.391170127240107</text:p>
          </table:table-cell>
          <table:table-cell office:value-type="float" office:value="0.415756768425916" calcext:value-type="float">
            <text:p>0.415756768425916</text:p>
          </table:table-cell>
          <table:table-cell office:value-type="float" office:value="0.455792085818418" calcext:value-type="float">
            <text:p>0.455792085818418</text:p>
          </table:table-cell>
          <table:table-cell office:value-type="float" office:value="0.32946924059688" calcext:value-type="float">
            <text:p>0.32946924059688</text:p>
          </table:table-cell>
          <table:table-cell office:value-type="float" office:value="0.309868025952843" calcext:value-type="float">
            <text:p>0.309868025952843</text:p>
          </table:table-cell>
          <table:table-cell office:value-type="float" office:value="0.290578588686779" calcext:value-type="float">
            <text:p>0.290578588686779</text:p>
          </table:table-cell>
          <table:table-cell office:value-type="float" office:value="0.347232825884804" calcext:value-type="float">
            <text:p>0.347232825884804</text:p>
          </table:table-cell>
          <table:table-cell office:value-type="float" office:value="0.255657636304881" calcext:value-type="float">
            <text:p>0.255657636304881</text:p>
          </table:table-cell>
          <table:table-cell office:value-type="float" office:value="0.235328552380648" calcext:value-type="float">
            <text:p>0.235328552380648</text:p>
          </table:table-cell>
          <table:table-cell office:value-type="float" office:value="0.210982814783119" calcext:value-type="float">
            <text:p>0.210982814783119</text:p>
          </table:table-cell>
          <table:table-cell office:value-type="float" office:value="0.19395285635625" calcext:value-type="float">
            <text:p>0.19395285635625</text:p>
          </table:table-cell>
          <table:table-cell office:value-type="float" office:value="0.235774720929502" calcext:value-type="float">
            <text:p>0.2357747209295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63500959466782" calcext:value-type="float">
            <text:p>0.863500959466782</text:p>
          </table:table-cell>
          <table:table-cell office:value-type="float" office:value="0.87244016094086" calcext:value-type="float">
            <text:p>0.87244016094086</text:p>
          </table:table-cell>
          <table:table-cell office:value-type="float" office:value="0.896846704387099" calcext:value-type="float">
            <text:p>0.896846704387099</text:p>
          </table:table-cell>
          <table:table-cell office:value-type="float" office:value="0.882483178961377" calcext:value-type="float">
            <text:p>0.882483178961377</text:p>
          </table:table-cell>
          <table:table-cell office:value-type="float" office:value="0.919777491085921" calcext:value-type="float">
            <text:p>0.919777491085921</text:p>
          </table:table-cell>
          <table:table-cell office:value-type="float" office:value="0.891621758065289" calcext:value-type="float">
            <text:p>0.891621758065289</text:p>
          </table:table-cell>
          <table:table-cell office:value-type="float" office:value="0.915838138704119" calcext:value-type="float">
            <text:p>0.915838138704119</text:p>
          </table:table-cell>
          <table:table-cell office:value-type="float" office:value="0.935516794931035" calcext:value-type="float">
            <text:p>0.935516794931035</text:p>
          </table:table-cell>
          <table:table-cell office:value-type="float" office:value="0.946217592210682" calcext:value-type="float">
            <text:p>0.946217592210682</text:p>
          </table:table-cell>
          <table:table-cell office:value-type="float" office:value="0.939825810044912" calcext:value-type="float">
            <text:p>0.939825810044912</text:p>
          </table:table-cell>
          <table:table-cell office:value-type="float" office:value="0.891263833394423" calcext:value-type="float">
            <text:p>0.891263833394423</text:p>
          </table:table-cell>
          <table:table-cell office:value-type="float" office:value="0.925253318812237" calcext:value-type="float">
            <text:p>0.925253318812237</text:p>
          </table:table-cell>
          <table:table-cell office:value-type="float" office:value="0.934010744346049" calcext:value-type="float">
            <text:p>0.934010744346049</text:p>
          </table:table-cell>
          <table:table-cell office:value-type="float" office:value="0.92393276241958" calcext:value-type="float">
            <text:p>0.92393276241958</text:p>
          </table:table-cell>
          <table:table-cell office:value-type="float" office:value="0.925120555546156" calcext:value-type="float">
            <text:p>0.925120555546156</text:p>
          </table:table-cell>
          <table:table-cell office:value-type="float" office:value="0.895864009692459" calcext:value-type="float">
            <text:p>0.895864009692459</text:p>
          </table:table-cell>
          <table:table-cell office:value-type="float" office:value="0.934964438126716" calcext:value-type="float">
            <text:p>0.934964438126716</text:p>
          </table:table-cell>
          <table:table-cell office:value-type="float" office:value="0.921838356003714" calcext:value-type="float">
            <text:p>0.921838356003714</text:p>
          </table:table-cell>
          <table:table-cell office:value-type="float" office:value="0.913088765622141" calcext:value-type="float">
            <text:p>0.913088765622141</text:p>
          </table:table-cell>
          <table:table-cell office:value-type="float" office:value="0.913736286463178" calcext:value-type="float">
            <text:p>0.913736286463178</text:p>
          </table:table-cell>
          <table:table-cell office:value-type="float" office:value="0.824339275601002" calcext:value-type="float">
            <text:p>0.824339275601002</text:p>
          </table:table-cell>
          <table:table-cell office:value-type="float" office:value="0.920999799927925" calcext:value-type="float">
            <text:p>0.920999799927925</text:p>
          </table:table-cell>
          <table:table-cell office:value-type="float" office:value="0.906490668216317" calcext:value-type="float">
            <text:p>0.906490668216317</text:p>
          </table:table-cell>
          <table:table-cell office:value-type="float" office:value="0.886276137527033" calcext:value-type="float">
            <text:p>0.886276137527033</text:p>
          </table:table-cell>
          <table:table-cell office:value-type="float" office:value="0.82360135591059" calcext:value-type="float">
            <text:p>0.823601355910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38975615378351" calcext:value-type="float">
            <text:p>0.938975615378351</text:p>
          </table:table-cell>
          <table:table-cell office:value-type="float" office:value="0.938790766341353" calcext:value-type="float">
            <text:p>0.938790766341353</text:p>
          </table:table-cell>
          <table:table-cell office:value-type="float" office:value="0.937200180363074" calcext:value-type="float">
            <text:p>0.937200180363074</text:p>
          </table:table-cell>
          <table:table-cell office:value-type="float" office:value="0.939069431523968" calcext:value-type="float">
            <text:p>0.939069431523968</text:p>
          </table:table-cell>
          <table:table-cell office:value-type="float" office:value="0.937749526464124" calcext:value-type="float">
            <text:p>0.937749526464124</text:p>
          </table:table-cell>
          <table:table-cell office:value-type="float" office:value="0.944136969139266" calcext:value-type="float">
            <text:p>0.944136969139266</text:p>
          </table:table-cell>
          <table:table-cell office:value-type="float" office:value="0.941550935068423" calcext:value-type="float">
            <text:p>0.941550935068423</text:p>
          </table:table-cell>
          <table:table-cell office:value-type="float" office:value="0.936753196859467" calcext:value-type="float">
            <text:p>0.936753196859467</text:p>
          </table:table-cell>
          <table:table-cell office:value-type="float" office:value="0.933847634724223" calcext:value-type="float">
            <text:p>0.933847634724223</text:p>
          </table:table-cell>
          <table:table-cell office:value-type="float" office:value="0.931815474154138" calcext:value-type="float">
            <text:p>0.931815474154138</text:p>
          </table:table-cell>
          <table:table-cell office:value-type="float" office:value="0.942160150478057" calcext:value-type="float">
            <text:p>0.942160150478057</text:p>
          </table:table-cell>
          <table:table-cell office:value-type="float" office:value="0.930501768902109" calcext:value-type="float">
            <text:p>0.930501768902109</text:p>
          </table:table-cell>
          <table:table-cell office:value-type="float" office:value="0.921439227535708" calcext:value-type="float">
            <text:p>0.921439227535708</text:p>
          </table:table-cell>
          <table:table-cell office:value-type="float" office:value="0.913964097918051" calcext:value-type="float">
            <text:p>0.913964097918051</text:p>
          </table:table-cell>
          <table:table-cell office:value-type="float" office:value="0.913923021318115" calcext:value-type="float">
            <text:p>0.913923021318115</text:p>
          </table:table-cell>
          <table:table-cell office:value-type="float" office:value="0.935742224919024" calcext:value-type="float">
            <text:p>0.935742224919024</text:p>
          </table:table-cell>
          <table:table-cell office:value-type="float" office:value="0.918151441825762" calcext:value-type="float">
            <text:p>0.918151441825762</text:p>
          </table:table-cell>
          <table:table-cell office:value-type="float" office:value="0.909431401069698" calcext:value-type="float">
            <text:p>0.909431401069698</text:p>
          </table:table-cell>
          <table:table-cell office:value-type="float" office:value="0.9024501730516" calcext:value-type="float">
            <text:p>0.9024501730516</text:p>
          </table:table-cell>
          <table:table-cell office:value-type="float" office:value="0.899569049687436" calcext:value-type="float">
            <text:p>0.899569049687436</text:p>
          </table:table-cell>
          <table:table-cell office:value-type="float" office:value="0.918284288795377" calcext:value-type="float">
            <text:p>0.918284288795377</text:p>
          </table:table-cell>
          <table:table-cell office:value-type="float" office:value="0.909528605554499" calcext:value-type="float">
            <text:p>0.909528605554499</text:p>
          </table:table-cell>
          <table:table-cell office:value-type="float" office:value="0.900620323465381" calcext:value-type="float">
            <text:p>0.900620323465381</text:p>
          </table:table-cell>
          <table:table-cell office:value-type="float" office:value="0.88411054355875" calcext:value-type="float">
            <text:p>0.88411054355875</text:p>
          </table:table-cell>
          <table:table-cell office:value-type="float" office:value="0.799118137661948" calcext:value-type="float">
            <text:p>0.7991181376619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88740032425184" calcext:value-type="float">
            <text:p>0.888740032425184</text:p>
          </table:table-cell>
          <table:table-cell office:value-type="float" office:value="0.890134162922775" calcext:value-type="float">
            <text:p>0.890134162922775</text:p>
          </table:table-cell>
          <table:table-cell office:value-type="float" office:value="0.889058915627529" calcext:value-type="float">
            <text:p>0.889058915627529</text:p>
          </table:table-cell>
          <table:table-cell office:value-type="float" office:value="0.890018597804724" calcext:value-type="float">
            <text:p>0.890018597804724</text:p>
          </table:table-cell>
          <table:table-cell office:value-type="float" office:value="0.890284630935671" calcext:value-type="float">
            <text:p>0.890284630935671</text:p>
          </table:table-cell>
          <table:table-cell office:value-type="float" office:value="0.871807224878979" calcext:value-type="float">
            <text:p>0.871807224878979</text:p>
          </table:table-cell>
          <table:table-cell office:value-type="float" office:value="0.869310743800116" calcext:value-type="float">
            <text:p>0.869310743800116</text:p>
          </table:table-cell>
          <table:table-cell office:value-type="float" office:value="0.868716409250287" calcext:value-type="float">
            <text:p>0.868716409250287</text:p>
          </table:table-cell>
          <table:table-cell office:value-type="float" office:value="0.86764424365925" calcext:value-type="float">
            <text:p>0.86764424365925</text:p>
          </table:table-cell>
          <table:table-cell office:value-type="float" office:value="0.882319460403007" calcext:value-type="float">
            <text:p>0.882319460403007</text:p>
          </table:table-cell>
          <table:table-cell office:value-type="float" office:value="0.854797053336365" calcext:value-type="float">
            <text:p>0.854797053336365</text:p>
          </table:table-cell>
          <table:table-cell office:value-type="float" office:value="0.851570853793321" calcext:value-type="float">
            <text:p>0.851570853793321</text:p>
          </table:table-cell>
          <table:table-cell office:value-type="float" office:value="0.847670596279339" calcext:value-type="float">
            <text:p>0.847670596279339</text:p>
          </table:table-cell>
          <table:table-cell office:value-type="float" office:value="0.844133963692096" calcext:value-type="float">
            <text:p>0.844133963692096</text:p>
          </table:table-cell>
          <table:table-cell office:value-type="float" office:value="0.864737500047309" calcext:value-type="float">
            <text:p>0.864737500047309</text:p>
          </table:table-cell>
          <table:table-cell office:value-type="float" office:value="0.840834307426103" calcext:value-type="float">
            <text:p>0.840834307426103</text:p>
          </table:table-cell>
          <table:table-cell office:value-type="float" office:value="0.836498365066514" calcext:value-type="float">
            <text:p>0.836498365066514</text:p>
          </table:table-cell>
          <table:table-cell office:value-type="float" office:value="0.830860399362265" calcext:value-type="float">
            <text:p>0.830860399362265</text:p>
          </table:table-cell>
          <table:table-cell office:value-type="float" office:value="0.821827733070861" calcext:value-type="float">
            <text:p>0.821827733070861</text:p>
          </table:table-cell>
          <table:table-cell office:value-type="float" office:value="0.849276627869192" calcext:value-type="float">
            <text:p>0.849276627869192</text:p>
          </table:table-cell>
          <table:table-cell office:value-type="float" office:value="0.793851362736795" calcext:value-type="float">
            <text:p>0.793851362736795</text:p>
          </table:table-cell>
          <table:table-cell office:value-type="float" office:value="0.804257454427598" calcext:value-type="float">
            <text:p>0.804257454427598</text:p>
          </table:table-cell>
          <table:table-cell office:value-type="float" office:value="0.797159179002221" calcext:value-type="float">
            <text:p>0.797159179002221</text:p>
          </table:table-cell>
          <table:table-cell office:value-type="float" office:value="0.77561223037752" calcext:value-type="float">
            <text:p>0.77561223037752</text:p>
          </table:table-cell>
          <table:table-cell office:value-type="float" office:value="0.720907851235775" calcext:value-type="float">
            <text:p>0.7209078512357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09484503407433" calcext:value-type="float">
            <text:p>0.809484503407433</text:p>
          </table:table-cell>
          <table:table-cell office:value-type="float" office:value="0.810623998923047" calcext:value-type="float">
            <text:p>0.810623998923047</text:p>
          </table:table-cell>
          <table:table-cell office:value-type="float" office:value="0.809764029590619" calcext:value-type="float">
            <text:p>0.809764029590619</text:p>
          </table:table-cell>
          <table:table-cell office:value-type="float" office:value="0.807960292445147" calcext:value-type="float">
            <text:p>0.807960292445147</text:p>
          </table:table-cell>
          <table:table-cell office:value-type="float" office:value="0.808028408003329" calcext:value-type="float">
            <text:p>0.808028408003329</text:p>
          </table:table-cell>
          <table:table-cell office:value-type="float" office:value="0.81560634128387" calcext:value-type="float">
            <text:p>0.81560634128387</text:p>
          </table:table-cell>
          <table:table-cell office:value-type="float" office:value="0.815137579294043" calcext:value-type="float">
            <text:p>0.815137579294043</text:p>
          </table:table-cell>
          <table:table-cell office:value-type="float" office:value="0.813852594383191" calcext:value-type="float">
            <text:p>0.813852594383191</text:p>
          </table:table-cell>
          <table:table-cell office:value-type="float" office:value="0.813456270707234" calcext:value-type="float">
            <text:p>0.813456270707234</text:p>
          </table:table-cell>
          <table:table-cell office:value-type="float" office:value="0.812527608924261" calcext:value-type="float">
            <text:p>0.812527608924261</text:p>
          </table:table-cell>
          <table:table-cell office:value-type="float" office:value="0.815597092352111" calcext:value-type="float">
            <text:p>0.815597092352111</text:p>
          </table:table-cell>
          <table:table-cell office:value-type="float" office:value="0.809729862552853" calcext:value-type="float">
            <text:p>0.809729862552853</text:p>
          </table:table-cell>
          <table:table-cell office:value-type="float" office:value="0.798625260797672" calcext:value-type="float">
            <text:p>0.798625260797672</text:p>
          </table:table-cell>
          <table:table-cell office:value-type="float" office:value="0.793950912549494" calcext:value-type="float">
            <text:p>0.793950912549494</text:p>
          </table:table-cell>
          <table:table-cell office:value-type="float" office:value="0.814343773813346" calcext:value-type="float">
            <text:p>0.814343773813346</text:p>
          </table:table-cell>
          <table:table-cell office:value-type="float" office:value="0.800360629248361" calcext:value-type="float">
            <text:p>0.800360629248361</text:p>
          </table:table-cell>
          <table:table-cell office:value-type="float" office:value="0.775153267291467" calcext:value-type="float">
            <text:p>0.775153267291467</text:p>
          </table:table-cell>
          <table:table-cell office:value-type="float" office:value="0.752937505067745" calcext:value-type="float">
            <text:p>0.752937505067745</text:p>
          </table:table-cell>
          <table:table-cell office:value-type="float" office:value="0.742417380938826" calcext:value-type="float">
            <text:p>0.742417380938826</text:p>
          </table:table-cell>
          <table:table-cell office:value-type="float" office:value="0.799514743482494" calcext:value-type="float">
            <text:p>0.799514743482494</text:p>
          </table:table-cell>
          <table:table-cell office:value-type="float" office:value="0.733560821571633" calcext:value-type="float">
            <text:p>0.733560821571633</text:p>
          </table:table-cell>
          <table:table-cell office:value-type="float" office:value="0.688759761513" calcext:value-type="float">
            <text:p>0.688759761513</text:p>
          </table:table-cell>
          <table:table-cell office:value-type="float" office:value="0.600825181700326" calcext:value-type="float">
            <text:p>0.600825181700326</text:p>
          </table:table-cell>
          <table:table-cell office:value-type="float" office:value="0.543429982997737" calcext:value-type="float">
            <text:p>0.543429982997737</text:p>
          </table:table-cell>
          <table:table-cell office:value-type="float" office:value="0.62439980419268" calcext:value-type="float">
            <text:p>0.624399804192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34978892708442" calcext:value-type="float">
            <text:p>0.834978892708442</text:p>
          </table:table-cell>
          <table:table-cell office:value-type="float" office:value="0.840049535338824" calcext:value-type="float">
            <text:p>0.840049535338824</text:p>
          </table:table-cell>
          <table:table-cell office:value-type="float" office:value="0.842692588387738" calcext:value-type="float">
            <text:p>0.842692588387738</text:p>
          </table:table-cell>
          <table:table-cell office:value-type="float" office:value="0.84322731015557" calcext:value-type="float">
            <text:p>0.84322731015557</text:p>
          </table:table-cell>
          <table:table-cell office:value-type="float" office:value="0.837127189221393" calcext:value-type="float">
            <text:p>0.837127189221393</text:p>
          </table:table-cell>
          <table:table-cell office:value-type="float" office:value="0.842821380564495" calcext:value-type="float">
            <text:p>0.842821380564495</text:p>
          </table:table-cell>
          <table:table-cell office:value-type="float" office:value="0.852896729407171" calcext:value-type="float">
            <text:p>0.852896729407171</text:p>
          </table:table-cell>
          <table:table-cell office:value-type="float" office:value="0.865939044596292" calcext:value-type="float">
            <text:p>0.865939044596292</text:p>
          </table:table-cell>
          <table:table-cell office:value-type="float" office:value="0.861391523065895" calcext:value-type="float">
            <text:p>0.861391523065895</text:p>
          </table:table-cell>
          <table:table-cell office:value-type="float" office:value="0.852257341826369" calcext:value-type="float">
            <text:p>0.852257341826369</text:p>
          </table:table-cell>
          <table:table-cell office:value-type="float" office:value="0.841770173656007" calcext:value-type="float">
            <text:p>0.841770173656007</text:p>
          </table:table-cell>
          <table:table-cell office:value-type="float" office:value="0.85763619567151" calcext:value-type="float">
            <text:p>0.85763619567151</text:p>
          </table:table-cell>
          <table:table-cell office:value-type="float" office:value="0.837831884196548" calcext:value-type="float">
            <text:p>0.837831884196548</text:p>
          </table:table-cell>
          <table:table-cell office:value-type="float" office:value="0.828008586273772" calcext:value-type="float">
            <text:p>0.828008586273772</text:p>
          </table:table-cell>
          <table:table-cell office:value-type="float" office:value="0.835715310826936" calcext:value-type="float">
            <text:p>0.835715310826936</text:p>
          </table:table-cell>
          <table:table-cell office:value-type="float" office:value="0.832002404505058" calcext:value-type="float">
            <text:p>0.832002404505058</text:p>
          </table:table-cell>
          <table:table-cell office:value-type="float" office:value="0.826907198619456" calcext:value-type="float">
            <text:p>0.826907198619456</text:p>
          </table:table-cell>
          <table:table-cell office:value-type="float" office:value="0.797616285943605" calcext:value-type="float">
            <text:p>0.797616285943605</text:p>
          </table:table-cell>
          <table:table-cell office:value-type="float" office:value="0.790629076594312" calcext:value-type="float">
            <text:p>0.790629076594312</text:p>
          </table:table-cell>
          <table:table-cell office:value-type="float" office:value="0.809265198190025" calcext:value-type="float">
            <text:p>0.809265198190025</text:p>
          </table:table-cell>
          <table:table-cell office:value-type="float" office:value="0.81321492373668" calcext:value-type="float">
            <text:p>0.81321492373668</text:p>
          </table:table-cell>
          <table:table-cell office:value-type="float" office:value="0.805957113045203" calcext:value-type="float">
            <text:p>0.805957113045203</text:p>
          </table:table-cell>
          <table:table-cell office:value-type="float" office:value="0.785121600160114" calcext:value-type="float">
            <text:p>0.785121600160114</text:p>
          </table:table-cell>
          <table:table-cell office:value-type="float" office:value="0.746660089183899" calcext:value-type="float">
            <text:p>0.746660089183899</text:p>
          </table:table-cell>
          <table:table-cell office:value-type="float" office:value="0.527293965277158" calcext:value-type="float">
            <text:p>0.5272939652771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79400550683381" calcext:value-type="float">
            <text:p>0.879400550683381</text:p>
          </table:table-cell>
          <table:table-cell office:value-type="float" office:value="0.874587979910245" calcext:value-type="float">
            <text:p>0.874587979910245</text:p>
          </table:table-cell>
          <table:table-cell office:value-type="float" office:value="0.877349028983865" calcext:value-type="float">
            <text:p>0.877349028983865</text:p>
          </table:table-cell>
          <table:table-cell office:value-type="float" office:value="0.87741625169377" calcext:value-type="float">
            <text:p>0.87741625169377</text:p>
          </table:table-cell>
          <table:table-cell office:value-type="float" office:value="0.884164699989337" calcext:value-type="float">
            <text:p>0.884164699989337</text:p>
          </table:table-cell>
          <table:table-cell office:value-type="float" office:value="0.889123447309683" calcext:value-type="float">
            <text:p>0.889123447309683</text:p>
          </table:table-cell>
          <table:table-cell office:value-type="float" office:value="0.889764702872019" calcext:value-type="float">
            <text:p>0.889764702872019</text:p>
          </table:table-cell>
          <table:table-cell office:value-type="float" office:value="0.889831666525824" calcext:value-type="float">
            <text:p>0.889831666525824</text:p>
          </table:table-cell>
          <table:table-cell office:value-type="float" office:value="0.889055627969519" calcext:value-type="float">
            <text:p>0.889055627969519</text:p>
          </table:table-cell>
          <table:table-cell office:value-type="float" office:value="0.889875125739116" calcext:value-type="float">
            <text:p>0.889875125739116</text:p>
          </table:table-cell>
          <table:table-cell office:value-type="float" office:value="0.889975136166731" calcext:value-type="float">
            <text:p>0.889975136166731</text:p>
          </table:table-cell>
          <table:table-cell office:value-type="float" office:value="0.889617410733272" calcext:value-type="float">
            <text:p>0.889617410733272</text:p>
          </table:table-cell>
          <table:table-cell office:value-type="float" office:value="0.889118003693028" calcext:value-type="float">
            <text:p>0.889118003693028</text:p>
          </table:table-cell>
          <table:table-cell office:value-type="float" office:value="0.88823921880213" calcext:value-type="float">
            <text:p>0.88823921880213</text:p>
          </table:table-cell>
          <table:table-cell office:value-type="float" office:value="0.887698954759457" calcext:value-type="float">
            <text:p>0.887698954759457</text:p>
          </table:table-cell>
          <table:table-cell office:value-type="float" office:value="0.890015270619673" calcext:value-type="float">
            <text:p>0.890015270619673</text:p>
          </table:table-cell>
          <table:table-cell office:value-type="float" office:value="0.889003736120691" calcext:value-type="float">
            <text:p>0.889003736120691</text:p>
          </table:table-cell>
          <table:table-cell office:value-type="float" office:value="0.888548627614866" calcext:value-type="float">
            <text:p>0.888548627614866</text:p>
          </table:table-cell>
          <table:table-cell office:value-type="float" office:value="0.883463145576669" calcext:value-type="float">
            <text:p>0.883463145576669</text:p>
          </table:table-cell>
          <table:table-cell office:value-type="float" office:value="0.883055703757207" calcext:value-type="float">
            <text:p>0.883055703757207</text:p>
          </table:table-cell>
          <table:table-cell office:value-type="float" office:value="0.888517037807695" calcext:value-type="float">
            <text:p>0.888517037807695</text:p>
          </table:table-cell>
          <table:table-cell office:value-type="float" office:value="0.888460948750594" calcext:value-type="float">
            <text:p>0.888460948750594</text:p>
          </table:table-cell>
          <table:table-cell office:value-type="float" office:value="0.887915565979157" calcext:value-type="float">
            <text:p>0.887915565979157</text:p>
          </table:table-cell>
          <table:table-cell office:value-type="float" office:value="0.885783405468803" calcext:value-type="float">
            <text:p>0.885783405468803</text:p>
          </table:table-cell>
          <table:table-cell office:value-type="float" office:value="0.883033885492119" calcext:value-type="float">
            <text:p>0.8830338854921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67491203881014" calcext:value-type="float">
            <text:p>0.767491203881014</text:p>
          </table:table-cell>
          <table:table-cell office:value-type="float" office:value="0.772496012490141" calcext:value-type="float">
            <text:p>0.772496012490141</text:p>
          </table:table-cell>
          <table:table-cell office:value-type="float" office:value="0.772311527568127" calcext:value-type="float">
            <text:p>0.772311527568127</text:p>
          </table:table-cell>
          <table:table-cell office:value-type="float" office:value="0.773531849935814" calcext:value-type="float">
            <text:p>0.773531849935814</text:p>
          </table:table-cell>
          <table:table-cell office:value-type="float" office:value="0.775007159352684" calcext:value-type="float">
            <text:p>0.775007159352684</text:p>
          </table:table-cell>
          <table:table-cell office:value-type="float" office:value="0.748566656265988" calcext:value-type="float">
            <text:p>0.748566656265988</text:p>
          </table:table-cell>
          <table:table-cell office:value-type="float" office:value="0.746143773317932" calcext:value-type="float">
            <text:p>0.746143773317932</text:p>
          </table:table-cell>
          <table:table-cell office:value-type="float" office:value="0.748530843295342" calcext:value-type="float">
            <text:p>0.748530843295342</text:p>
          </table:table-cell>
          <table:table-cell office:value-type="float" office:value="0.750204609698761" calcext:value-type="float">
            <text:p>0.750204609698761</text:p>
          </table:table-cell>
          <table:table-cell office:value-type="float" office:value="0.755872228615359" calcext:value-type="float">
            <text:p>0.755872228615359</text:p>
          </table:table-cell>
          <table:table-cell office:value-type="float" office:value="0.731881235226795" calcext:value-type="float">
            <text:p>0.731881235226795</text:p>
          </table:table-cell>
          <table:table-cell office:value-type="float" office:value="0.730332095732231" calcext:value-type="float">
            <text:p>0.730332095732231</text:p>
          </table:table-cell>
          <table:table-cell office:value-type="float" office:value="0.730417156661809" calcext:value-type="float">
            <text:p>0.730417156661809</text:p>
          </table:table-cell>
          <table:table-cell office:value-type="float" office:value="0.728688851853081" calcext:value-type="float">
            <text:p>0.728688851853081</text:p>
          </table:table-cell>
          <table:table-cell office:value-type="float" office:value="0.736491897749418" calcext:value-type="float">
            <text:p>0.736491897749418</text:p>
          </table:table-cell>
          <table:table-cell office:value-type="float" office:value="0.728324990439748" calcext:value-type="float">
            <text:p>0.728324990439748</text:p>
          </table:table-cell>
          <table:table-cell office:value-type="float" office:value="0.727608128346334" calcext:value-type="float">
            <text:p>0.727608128346334</text:p>
          </table:table-cell>
          <table:table-cell office:value-type="float" office:value="0.724511830433967" calcext:value-type="float">
            <text:p>0.724511830433967</text:p>
          </table:table-cell>
          <table:table-cell office:value-type="float" office:value="0.71917837495783" calcext:value-type="float">
            <text:p>0.71917837495783</text:p>
          </table:table-cell>
          <table:table-cell office:value-type="float" office:value="0.73412459616257" calcext:value-type="float">
            <text:p>0.73412459616257</text:p>
          </table:table-cell>
          <table:table-cell office:value-type="float" office:value="0.700511970085185" calcext:value-type="float">
            <text:p>0.700511970085185</text:p>
          </table:table-cell>
          <table:table-cell office:value-type="float" office:value="0.725068466906769" calcext:value-type="float">
            <text:p>0.725068466906769</text:p>
          </table:table-cell>
          <table:table-cell office:value-type="float" office:value="0.731102402167278" calcext:value-type="float">
            <text:p>0.731102402167278</text:p>
          </table:table-cell>
          <table:table-cell office:value-type="float" office:value="0.725456270007457" calcext:value-type="float">
            <text:p>0.725456270007457</text:p>
          </table:table-cell>
          <table:table-cell office:value-type="float" office:value="0.742059734571863" calcext:value-type="float">
            <text:p>0.7420597345718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775309870374406" calcext:value-type="float">
            <text:p>0.775309870374406</text:p>
          </table:table-cell>
          <table:table-cell office:value-type="float" office:value="0.779750192399542" calcext:value-type="float">
            <text:p>0.779750192399542</text:p>
          </table:table-cell>
          <table:table-cell office:value-type="float" office:value="0.778471428419222" calcext:value-type="float">
            <text:p>0.778471428419222</text:p>
          </table:table-cell>
          <table:table-cell office:value-type="float" office:value="0.774224357933897" calcext:value-type="float">
            <text:p>0.774224357933897</text:p>
          </table:table-cell>
          <table:table-cell office:value-type="float" office:value="0.769218248887884" calcext:value-type="float">
            <text:p>0.769218248887884</text:p>
          </table:table-cell>
          <table:table-cell office:value-type="float" office:value="0.847337980284216" calcext:value-type="float">
            <text:p>0.847337980284216</text:p>
          </table:table-cell>
          <table:table-cell office:value-type="float" office:value="0.852568479338866" calcext:value-type="float">
            <text:p>0.852568479338866</text:p>
          </table:table-cell>
          <table:table-cell office:value-type="float" office:value="0.839175670574556" calcext:value-type="float">
            <text:p>0.839175670574556</text:p>
          </table:table-cell>
          <table:table-cell office:value-type="float" office:value="0.838804390004086" calcext:value-type="float">
            <text:p>0.838804390004086</text:p>
          </table:table-cell>
          <table:table-cell office:value-type="float" office:value="0.826714647353258" calcext:value-type="float">
            <text:p>0.826714647353258</text:p>
          </table:table-cell>
          <table:table-cell office:value-type="float" office:value="0.852988765054885" calcext:value-type="float">
            <text:p>0.852988765054885</text:p>
          </table:table-cell>
          <table:table-cell office:value-type="float" office:value="0.836826059548708" calcext:value-type="float">
            <text:p>0.836826059548708</text:p>
          </table:table-cell>
          <table:table-cell office:value-type="float" office:value="0.829926431265506" calcext:value-type="float">
            <text:p>0.829926431265506</text:p>
          </table:table-cell>
          <table:table-cell office:value-type="float" office:value="0.814042521307172" calcext:value-type="float">
            <text:p>0.814042521307172</text:p>
          </table:table-cell>
          <table:table-cell office:value-type="float" office:value="0.799673678914733" calcext:value-type="float">
            <text:p>0.799673678914733</text:p>
          </table:table-cell>
          <table:table-cell office:value-type="float" office:value="0.849818590915601" calcext:value-type="float">
            <text:p>0.849818590915601</text:p>
          </table:table-cell>
          <table:table-cell office:value-type="float" office:value="0.835299153934348" calcext:value-type="float">
            <text:p>0.835299153934348</text:p>
          </table:table-cell>
          <table:table-cell office:value-type="float" office:value="0.825324167890902" calcext:value-type="float">
            <text:p>0.825324167890902</text:p>
          </table:table-cell>
          <table:table-cell office:value-type="float" office:value="0.811205353049025" calcext:value-type="float">
            <text:p>0.811205353049025</text:p>
          </table:table-cell>
          <table:table-cell office:value-type="float" office:value="0.799712531882013" calcext:value-type="float">
            <text:p>0.799712531882013</text:p>
          </table:table-cell>
          <table:table-cell office:value-type="float" office:value="0.792306202857861" calcext:value-type="float">
            <text:p>0.792306202857861</text:p>
          </table:table-cell>
          <table:table-cell office:value-type="float" office:value="0.82550277729125" calcext:value-type="float">
            <text:p>0.82550277729125</text:p>
          </table:table-cell>
          <table:table-cell office:value-type="float" office:value="0.832540805500434" calcext:value-type="float">
            <text:p>0.832540805500434</text:p>
          </table:table-cell>
          <table:table-cell office:value-type="float" office:value="0.827548327504122" calcext:value-type="float">
            <text:p>0.827548327504122</text:p>
          </table:table-cell>
          <table:table-cell office:value-type="float" office:value="0.795783330500168" calcext:value-type="float">
            <text:p>0.7957833305001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124605962326" calcext:value-type="float">
            <text:p>0.95124605962326</text:p>
          </table:table-cell>
          <table:table-cell office:value-type="float" office:value="0.951301681060171" calcext:value-type="float">
            <text:p>0.951301681060171</text:p>
          </table:table-cell>
          <table:table-cell office:value-type="float" office:value="0.95121881119925" calcext:value-type="float">
            <text:p>0.95121881119925</text:p>
          </table:table-cell>
          <table:table-cell office:value-type="float" office:value="0.951363087497746" calcext:value-type="float">
            <text:p>0.951363087497746</text:p>
          </table:table-cell>
          <table:table-cell office:value-type="float" office:value="0.951367860797134" calcext:value-type="float">
            <text:p>0.951367860797134</text:p>
          </table:table-cell>
          <table:table-cell office:value-type="float" office:value="0.951065443818785" calcext:value-type="float">
            <text:p>0.951065443818785</text:p>
          </table:table-cell>
          <table:table-cell office:value-type="float" office:value="0.951356668515733" calcext:value-type="float">
            <text:p>0.951356668515733</text:p>
          </table:table-cell>
          <table:table-cell office:value-type="float" office:value="0.951348245826046" calcext:value-type="float">
            <text:p>0.951348245826046</text:p>
          </table:table-cell>
          <table:table-cell office:value-type="float" office:value="0.951539295435092" calcext:value-type="float">
            <text:p>0.951539295435092</text:p>
          </table:table-cell>
          <table:table-cell office:value-type="float" office:value="0.951630253332137" calcext:value-type="float">
            <text:p>0.951630253332137</text:p>
          </table:table-cell>
          <table:table-cell office:value-type="float" office:value="0.950387606558159" calcext:value-type="float">
            <text:p>0.950387606558159</text:p>
          </table:table-cell>
          <table:table-cell office:value-type="float" office:value="0.950450965864393" calcext:value-type="float">
            <text:p>0.950450965864393</text:p>
          </table:table-cell>
          <table:table-cell office:value-type="float" office:value="0.950477559299394" calcext:value-type="float">
            <text:p>0.950477559299394</text:p>
          </table:table-cell>
          <table:table-cell office:value-type="float" office:value="0.950073045931451" calcext:value-type="float">
            <text:p>0.950073045931451</text:p>
          </table:table-cell>
          <table:table-cell office:value-type="float" office:value="0.951107753384657" calcext:value-type="float">
            <text:p>0.951107753384657</text:p>
          </table:table-cell>
          <table:table-cell office:value-type="float" office:value="0.946367358880769" calcext:value-type="float">
            <text:p>0.946367358880769</text:p>
          </table:table-cell>
          <table:table-cell office:value-type="float" office:value="0.946577216817349" calcext:value-type="float">
            <text:p>0.946577216817349</text:p>
          </table:table-cell>
          <table:table-cell office:value-type="float" office:value="0.943136473153576" calcext:value-type="float">
            <text:p>0.943136473153576</text:p>
          </table:table-cell>
          <table:table-cell office:value-type="float" office:value="0.93842214308726" calcext:value-type="float">
            <text:p>0.93842214308726</text:p>
          </table:table-cell>
          <table:table-cell office:value-type="float" office:value="0.943575853365583" calcext:value-type="float">
            <text:p>0.943575853365583</text:p>
          </table:table-cell>
          <table:table-cell office:value-type="float" office:value="0.215647836290936" calcext:value-type="float">
            <text:p>0.215647836290936</text:p>
          </table:table-cell>
          <table:table-cell office:value-type="float" office:value="0.266966781244228" calcext:value-type="float">
            <text:p>0.266966781244228</text:p>
          </table:table-cell>
          <table:table-cell office:value-type="float" office:value="0.390190235847881" calcext:value-type="float">
            <text:p>0.390190235847881</text:p>
          </table:table-cell>
          <table:table-cell office:value-type="float" office:value="0.486329133410113" calcext:value-type="float">
            <text:p>0.486329133410113</text:p>
          </table:table-cell>
          <table:table-cell office:value-type="float" office:value="0.90487894187091" calcext:value-type="float">
            <text:p>0.904878941870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06926628886156" calcext:value-type="float">
            <text:p>0.906926628886156</text:p>
          </table:table-cell>
          <table:table-cell office:value-type="float" office:value="0.906786679626034" calcext:value-type="float">
            <text:p>0.906786679626034</text:p>
          </table:table-cell>
          <table:table-cell office:value-type="float" office:value="0.906948933323962" calcext:value-type="float">
            <text:p>0.906948933323962</text:p>
          </table:table-cell>
          <table:table-cell office:value-type="float" office:value="0.906887973652174" calcext:value-type="float">
            <text:p>0.906887973652174</text:p>
          </table:table-cell>
          <table:table-cell office:value-type="float" office:value="0.90679263537049" calcext:value-type="float">
            <text:p>0.90679263537049</text:p>
          </table:table-cell>
          <table:table-cell office:value-type="float" office:value="0.907559544287352" calcext:value-type="float">
            <text:p>0.907559544287352</text:p>
          </table:table-cell>
          <table:table-cell office:value-type="float" office:value="0.907673141898922" calcext:value-type="float">
            <text:p>0.907673141898922</text:p>
          </table:table-cell>
          <table:table-cell office:value-type="float" office:value="0.907757688359287" calcext:value-type="float">
            <text:p>0.907757688359287</text:p>
          </table:table-cell>
          <table:table-cell office:value-type="float" office:value="0.90804998458213" calcext:value-type="float">
            <text:p>0.90804998458213</text:p>
          </table:table-cell>
          <table:table-cell office:value-type="float" office:value="0.908144908640224" calcext:value-type="float">
            <text:p>0.908144908640224</text:p>
          </table:table-cell>
          <table:table-cell office:value-type="float" office:value="0.907823008041126" calcext:value-type="float">
            <text:p>0.907823008041126</text:p>
          </table:table-cell>
          <table:table-cell office:value-type="float" office:value="0.908207231720762" calcext:value-type="float">
            <text:p>0.908207231720762</text:p>
          </table:table-cell>
          <table:table-cell office:value-type="float" office:value="0.908060608304386" calcext:value-type="float">
            <text:p>0.908060608304386</text:p>
          </table:table-cell>
          <table:table-cell office:value-type="float" office:value="0.907099197438656" calcext:value-type="float">
            <text:p>0.907099197438656</text:p>
          </table:table-cell>
          <table:table-cell office:value-type="float" office:value="0.906620179621883" calcext:value-type="float">
            <text:p>0.906620179621883</text:p>
          </table:table-cell>
          <table:table-cell office:value-type="float" office:value="0.906856533104344" calcext:value-type="float">
            <text:p>0.906856533104344</text:p>
          </table:table-cell>
          <table:table-cell office:value-type="float" office:value="0.905247938853276" calcext:value-type="float">
            <text:p>0.905247938853276</text:p>
          </table:table-cell>
          <table:table-cell office:value-type="float" office:value="0.902354230280742" calcext:value-type="float">
            <text:p>0.902354230280742</text:p>
          </table:table-cell>
          <table:table-cell office:value-type="float" office:value="0.896915340066726" calcext:value-type="float">
            <text:p>0.896915340066726</text:p>
          </table:table-cell>
          <table:table-cell office:value-type="float" office:value="0.895970008921902" calcext:value-type="float">
            <text:p>0.895970008921902</text:p>
          </table:table-cell>
          <table:table-cell office:value-type="float" office:value="0.901192261900592" calcext:value-type="float">
            <text:p>0.901192261900592</text:p>
          </table:table-cell>
          <table:table-cell office:value-type="float" office:value="0.892604381967227" calcext:value-type="float">
            <text:p>0.892604381967227</text:p>
          </table:table-cell>
          <table:table-cell office:value-type="float" office:value="0.884266718920327" calcext:value-type="float">
            <text:p>0.884266718920327</text:p>
          </table:table-cell>
          <table:table-cell office:value-type="float" office:value="0.870576611809059" calcext:value-type="float">
            <text:p>0.870576611809059</text:p>
          </table:table-cell>
          <table:table-cell office:value-type="float" office:value="0.849318012227762" calcext:value-type="float">
            <text:p>0.8493180122277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00763909075946" calcext:value-type="float">
            <text:p>0.900763909075946</text:p>
          </table:table-cell>
          <table:table-cell office:value-type="float" office:value="0.8806281180364" calcext:value-type="float">
            <text:p>0.8806281180364</text:p>
          </table:table-cell>
          <table:table-cell office:value-type="float" office:value="0.906007850340135" calcext:value-type="float">
            <text:p>0.906007850340135</text:p>
          </table:table-cell>
          <table:table-cell office:value-type="float" office:value="0.905718491265476" calcext:value-type="float">
            <text:p>0.905718491265476</text:p>
          </table:table-cell>
          <table:table-cell office:value-type="float" office:value="0.880414913012067" calcext:value-type="float">
            <text:p>0.880414913012067</text:p>
          </table:table-cell>
          <table:table-cell office:value-type="float" office:value="0.761403906215863" calcext:value-type="float">
            <text:p>0.761403906215863</text:p>
          </table:table-cell>
          <table:table-cell office:value-type="float" office:value="0.881570772828003" calcext:value-type="float">
            <text:p>0.881570772828003</text:p>
          </table:table-cell>
          <table:table-cell office:value-type="float" office:value="0.880434460368943" calcext:value-type="float">
            <text:p>0.880434460368943</text:p>
          </table:table-cell>
          <table:table-cell office:value-type="float" office:value="0.76994362758154" calcext:value-type="float">
            <text:p>0.76994362758154</text:p>
          </table:table-cell>
          <table:table-cell office:value-type="float" office:value="0.907297087726899" calcext:value-type="float">
            <text:p>0.907297087726899</text:p>
          </table:table-cell>
          <table:table-cell office:value-type="float" office:value="0.50791644841436" calcext:value-type="float">
            <text:p>0.50791644841436</text:p>
          </table:table-cell>
          <table:table-cell office:value-type="float" office:value="0.61754360535825" calcext:value-type="float">
            <text:p>0.61754360535825</text:p>
          </table:table-cell>
          <table:table-cell office:value-type="float" office:value="0.679054031388861" calcext:value-type="float">
            <text:p>0.679054031388861</text:p>
          </table:table-cell>
          <table:table-cell office:value-type="float" office:value="0.215919970983473" calcext:value-type="float">
            <text:p>0.215919970983473</text:p>
          </table:table-cell>
          <table:table-cell office:value-type="float" office:value="0.894892927848588" calcext:value-type="float">
            <text:p>0.894892927848588</text:p>
          </table:table-cell>
          <table:table-cell office:value-type="float" office:value="0.148072637945936" calcext:value-type="float">
            <text:p>0.148072637945936</text:p>
          </table:table-cell>
          <table:table-cell office:value-type="float" office:value="0.140530131942806" calcext:value-type="float">
            <text:p>0.140530131942806</text:p>
          </table:table-cell>
          <table:table-cell office:value-type="float" office:value="0.128841485606033" calcext:value-type="float">
            <text:p>0.128841485606033</text:p>
          </table:table-cell>
          <table:table-cell office:value-type="float" office:value="0.0546725773903815" calcext:value-type="float">
            <text:p>0.054672577390382</text:p>
          </table:table-cell>
          <table:table-cell office:value-type="float" office:value="0.799683068039214" calcext:value-type="float">
            <text:p>0.799683068039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42063187367116" calcext:value-type="float">
            <text:p>0.0142063187367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699216198303077" calcext:value-type="float">
            <text:p>0.699216198303077</text:p>
          </table:table-cell>
          <table:table-cell office:value-type="float" office:value="0.769058150935761" calcext:value-type="float">
            <text:p>0.769058150935761</text:p>
          </table:table-cell>
          <table:table-cell office:value-type="float" office:value="0.865896943792751" calcext:value-type="float">
            <text:p>0.865896943792751</text:p>
          </table:table-cell>
          <table:table-cell office:value-type="float" office:value="0.909135444734368" calcext:value-type="float">
            <text:p>0.909135444734368</text:p>
          </table:table-cell>
          <table:table-cell office:value-type="float" office:value="0.887578015362553" calcext:value-type="float">
            <text:p>0.887578015362553</text:p>
          </table:table-cell>
          <table:table-cell office:value-type="float" office:value="0.815306010919585" calcext:value-type="float">
            <text:p>0.815306010919585</text:p>
          </table:table-cell>
          <table:table-cell office:value-type="float" office:value="0.909934705282109" calcext:value-type="float">
            <text:p>0.909934705282109</text:p>
          </table:table-cell>
          <table:table-cell office:value-type="float" office:value="0.910144347615574" calcext:value-type="float">
            <text:p>0.910144347615574</text:p>
          </table:table-cell>
          <table:table-cell office:value-type="float" office:value="0.910014425200282" calcext:value-type="float">
            <text:p>0.910014425200282</text:p>
          </table:table-cell>
          <table:table-cell office:value-type="float" office:value="0.910134479592702" calcext:value-type="float">
            <text:p>0.910134479592702</text:p>
          </table:table-cell>
          <table:table-cell office:value-type="float" office:value="0.854661648845341" calcext:value-type="float">
            <text:p>0.854661648845341</text:p>
          </table:table-cell>
          <table:table-cell office:value-type="float" office:value="0.910096624192218" calcext:value-type="float">
            <text:p>0.910096624192218</text:p>
          </table:table-cell>
          <table:table-cell office:value-type="float" office:value="0.910728552517805" calcext:value-type="float">
            <text:p>0.910728552517805</text:p>
          </table:table-cell>
          <table:table-cell office:value-type="float" office:value="0.910284583695503" calcext:value-type="float">
            <text:p>0.910284583695503</text:p>
          </table:table-cell>
          <table:table-cell office:value-type="float" office:value="0.909049361135551" calcext:value-type="float">
            <text:p>0.909049361135551</text:p>
          </table:table-cell>
          <table:table-cell office:value-type="float" office:value="0.909346507928357" calcext:value-type="float">
            <text:p>0.909346507928357</text:p>
          </table:table-cell>
          <table:table-cell office:value-type="float" office:value="0.888071029073163" calcext:value-type="float">
            <text:p>0.888071029073163</text:p>
          </table:table-cell>
          <table:table-cell office:value-type="float" office:value="0.906421321718051" calcext:value-type="float">
            <text:p>0.906421321718051</text:p>
          </table:table-cell>
          <table:table-cell office:value-type="float" office:value="0.899927909895054" calcext:value-type="float">
            <text:p>0.899927909895054</text:p>
          </table:table-cell>
          <table:table-cell office:value-type="float" office:value="0.896679599177373" calcext:value-type="float">
            <text:p>0.896679599177373</text:p>
          </table:table-cell>
          <table:table-cell office:value-type="float" office:value="0.908200183830304" calcext:value-type="float">
            <text:p>0.908200183830304</text:p>
          </table:table-cell>
          <table:table-cell office:value-type="float" office:value="0.90399508648785" calcext:value-type="float">
            <text:p>0.90399508648785</text:p>
          </table:table-cell>
          <table:table-cell office:value-type="float" office:value="0.895166789480823" calcext:value-type="float">
            <text:p>0.895166789480823</text:p>
          </table:table-cell>
          <table:table-cell office:value-type="float" office:value="0.879223982895446" calcext:value-type="float">
            <text:p>0.879223982895446</text:p>
          </table:table-cell>
          <table:table-cell office:value-type="float" office:value="0.854706222139927" calcext:value-type="float">
            <text:p>0.8547062221399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19851077191211" calcext:value-type="float">
            <text:p>0.919851077191211</text:p>
          </table:table-cell>
          <table:table-cell office:value-type="float" office:value="0.924996259763711" calcext:value-type="float">
            <text:p>0.924996259763711</text:p>
          </table:table-cell>
          <table:table-cell office:value-type="float" office:value="0.931332390449907" calcext:value-type="float">
            <text:p>0.931332390449907</text:p>
          </table:table-cell>
          <table:table-cell office:value-type="float" office:value="0.931918821819434" calcext:value-type="float">
            <text:p>0.931918821819434</text:p>
          </table:table-cell>
          <table:table-cell office:value-type="float" office:value="0.931108298469167" calcext:value-type="float">
            <text:p>0.931108298469167</text:p>
          </table:table-cell>
          <table:table-cell office:value-type="float" office:value="0.935200295178306" calcext:value-type="float">
            <text:p>0.935200295178306</text:p>
          </table:table-cell>
          <table:table-cell office:value-type="float" office:value="0.93558370407187" calcext:value-type="float">
            <text:p>0.93558370407187</text:p>
          </table:table-cell>
          <table:table-cell office:value-type="float" office:value="0.935144133405621" calcext:value-type="float">
            <text:p>0.935144133405621</text:p>
          </table:table-cell>
          <table:table-cell office:value-type="float" office:value="0.931148913209221" calcext:value-type="float">
            <text:p>0.931148913209221</text:p>
          </table:table-cell>
          <table:table-cell office:value-type="float" office:value="0.93239319707735" calcext:value-type="float">
            <text:p>0.93239319707735</text:p>
          </table:table-cell>
          <table:table-cell office:value-type="float" office:value="0.931593597271238" calcext:value-type="float">
            <text:p>0.931593597271238</text:p>
          </table:table-cell>
          <table:table-cell office:value-type="float" office:value="0.932567227851557" calcext:value-type="float">
            <text:p>0.932567227851557</text:p>
          </table:table-cell>
          <table:table-cell office:value-type="float" office:value="0.932928865894286" calcext:value-type="float">
            <text:p>0.932928865894286</text:p>
          </table:table-cell>
          <table:table-cell office:value-type="float" office:value="0.933539525354901" calcext:value-type="float">
            <text:p>0.933539525354901</text:p>
          </table:table-cell>
          <table:table-cell office:value-type="float" office:value="0.93528962844419" calcext:value-type="float">
            <text:p>0.93528962844419</text:p>
          </table:table-cell>
          <table:table-cell office:value-type="float" office:value="0.930486399597991" calcext:value-type="float">
            <text:p>0.930486399597991</text:p>
          </table:table-cell>
          <table:table-cell office:value-type="float" office:value="0.931885572128222" calcext:value-type="float">
            <text:p>0.931885572128222</text:p>
          </table:table-cell>
          <table:table-cell office:value-type="float" office:value="0.934609412921892" calcext:value-type="float">
            <text:p>0.934609412921892</text:p>
          </table:table-cell>
          <table:table-cell office:value-type="float" office:value="0.933312172881492" calcext:value-type="float">
            <text:p>0.933312172881492</text:p>
          </table:table-cell>
          <table:table-cell office:value-type="float" office:value="0.932486195422344" calcext:value-type="float">
            <text:p>0.932486195422344</text:p>
          </table:table-cell>
          <table:table-cell office:value-type="float" office:value="0.928579161854982" calcext:value-type="float">
            <text:p>0.928579161854982</text:p>
          </table:table-cell>
          <table:table-cell office:value-type="float" office:value="0.932416348117095" calcext:value-type="float">
            <text:p>0.932416348117095</text:p>
          </table:table-cell>
          <table:table-cell office:value-type="float" office:value="0.933184380848542" calcext:value-type="float">
            <text:p>0.933184380848542</text:p>
          </table:table-cell>
          <table:table-cell office:value-type="float" office:value="0.933449808539312" calcext:value-type="float">
            <text:p>0.933449808539312</text:p>
          </table:table-cell>
          <table:table-cell office:value-type="float" office:value="0.915094145557243" calcext:value-type="float">
            <text:p>0.9150941455572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90965378933648" calcext:value-type="float">
            <text:p>0.90965378933648</text:p>
          </table:table-cell>
          <table:table-cell office:value-type="float" office:value="0.910861881766774" calcext:value-type="float">
            <text:p>0.910861881766774</text:p>
          </table:table-cell>
          <table:table-cell office:value-type="float" office:value="0.906507371517755" calcext:value-type="float">
            <text:p>0.906507371517755</text:p>
          </table:table-cell>
          <table:table-cell office:value-type="float" office:value="0.916027304178352" calcext:value-type="float">
            <text:p>0.916027304178352</text:p>
          </table:table-cell>
          <table:table-cell office:value-type="float" office:value="0.907222654869918" calcext:value-type="float">
            <text:p>0.907222654869918</text:p>
          </table:table-cell>
          <table:table-cell office:value-type="float" office:value="0.915124868238324" calcext:value-type="float">
            <text:p>0.915124868238324</text:p>
          </table:table-cell>
          <table:table-cell office:value-type="float" office:value="0.916653838205804" calcext:value-type="float">
            <text:p>0.916653838205804</text:p>
          </table:table-cell>
          <table:table-cell office:value-type="float" office:value="0.915822536117469" calcext:value-type="float">
            <text:p>0.915822536117469</text:p>
          </table:table-cell>
          <table:table-cell office:value-type="float" office:value="0.912090957836531" calcext:value-type="float">
            <text:p>0.912090957836531</text:p>
          </table:table-cell>
          <table:table-cell office:value-type="float" office:value="0.913860859952589" calcext:value-type="float">
            <text:p>0.913860859952589</text:p>
          </table:table-cell>
          <table:table-cell office:value-type="float" office:value="0.917109366948524" calcext:value-type="float">
            <text:p>0.917109366948524</text:p>
          </table:table-cell>
          <table:table-cell office:value-type="float" office:value="0.904107582319792" calcext:value-type="float">
            <text:p>0.904107582319792</text:p>
          </table:table-cell>
          <table:table-cell office:value-type="float" office:value="0.776626133894199" calcext:value-type="float">
            <text:p>0.776626133894199</text:p>
          </table:table-cell>
          <table:table-cell office:value-type="float" office:value="0.653202896614222" calcext:value-type="float">
            <text:p>0.653202896614222</text:p>
          </table:table-cell>
          <table:table-cell office:value-type="float" office:value="0.915636612501438" calcext:value-type="float">
            <text:p>0.915636612501438</text:p>
          </table:table-cell>
          <table:table-cell table:style-name="ce2" office:value-type="float" office:value="0.00000994560823913965" calcext:value-type="float">
            <text:p>9.95E-0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936751533408044" calcext:value-type="float">
            <text:p>0.936751533408044</text:p>
          </table:table-cell>
          <table:table-cell office:value-type="float" office:value="0.936521212156374" calcext:value-type="float">
            <text:p>0.936521212156374</text:p>
          </table:table-cell>
          <table:table-cell office:value-type="float" office:value="0.931404363005287" calcext:value-type="float">
            <text:p>0.931404363005287</text:p>
          </table:table-cell>
          <table:table-cell office:value-type="float" office:value="0.921183057913035" calcext:value-type="float">
            <text:p>0.921183057913035</text:p>
          </table:table-cell>
          <table:table-cell office:value-type="float" office:value="0.931672433701899" calcext:value-type="float">
            <text:p>0.931672433701899</text:p>
          </table:table-cell>
          <table:table-cell office:value-type="float" office:value="0.935808010770321" calcext:value-type="float">
            <text:p>0.935808010770321</text:p>
          </table:table-cell>
          <table:table-cell office:value-type="float" office:value="0.930697714719685" calcext:value-type="float">
            <text:p>0.930697714719685</text:p>
          </table:table-cell>
          <table:table-cell office:value-type="float" office:value="0.936755365501204" calcext:value-type="float">
            <text:p>0.936755365501204</text:p>
          </table:table-cell>
          <table:table-cell office:value-type="float" office:value="0.936316574606186" calcext:value-type="float">
            <text:p>0.936316574606186</text:p>
          </table:table-cell>
          <table:table-cell office:value-type="float" office:value="0.936116933859721" calcext:value-type="float">
            <text:p>0.936116933859721</text:p>
          </table:table-cell>
          <table:table-cell office:value-type="float" office:value="0.933020915273971" calcext:value-type="float">
            <text:p>0.933020915273971</text:p>
          </table:table-cell>
          <table:table-cell office:value-type="float" office:value="0.931528791405536" calcext:value-type="float">
            <text:p>0.931528791405536</text:p>
          </table:table-cell>
          <table:table-cell office:value-type="float" office:value="0.922652961324656" calcext:value-type="float">
            <text:p>0.922652961324656</text:p>
          </table:table-cell>
          <table:table-cell office:value-type="float" office:value="0.911381941018383" calcext:value-type="float">
            <text:p>0.911381941018383</text:p>
          </table:table-cell>
          <table:table-cell office:value-type="float" office:value="0.916756563274929" calcext:value-type="float">
            <text:p>0.916756563274929</text:p>
          </table:table-cell>
          <table:table-cell office:value-type="float" office:value="0.902857289934722" calcext:value-type="float">
            <text:p>0.902857289934722</text:p>
          </table:table-cell>
          <table:table-cell office:value-type="float" office:value="0.885210033480491" calcext:value-type="float">
            <text:p>0.885210033480491</text:p>
          </table:table-cell>
          <table:table-cell office:value-type="float" office:value="0.843505682840926" calcext:value-type="float">
            <text:p>0.843505682840926</text:p>
          </table:table-cell>
          <table:table-cell office:value-type="float" office:value="0.812345345814473" calcext:value-type="float">
            <text:p>0.812345345814473</text:p>
          </table:table-cell>
          <table:table-cell office:value-type="float" office:value="0.851842336776576" calcext:value-type="float">
            <text:p>0.851842336776576</text:p>
          </table:table-cell>
          <table:table-cell office:value-type="float" office:value="0.787085542543388" calcext:value-type="float">
            <text:p>0.787085542543388</text:p>
          </table:table-cell>
          <table:table-cell office:value-type="float" office:value="0.728236280505165" calcext:value-type="float">
            <text:p>0.728236280505165</text:p>
          </table:table-cell>
          <table:table-cell office:value-type="float" office:value="0.619785686175828" calcext:value-type="float">
            <text:p>0.619785686175828</text:p>
          </table:table-cell>
          <table:table-cell office:value-type="float" office:value="0.55004956789738" calcext:value-type="float">
            <text:p>0.55004956789738</text:p>
          </table:table-cell>
          <table:table-cell office:value-type="float" office:value="0.487923124194476" calcext:value-type="float">
            <text:p>0.4879231241944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99668810234922" calcext:value-type="float">
            <text:p>0.599668810234922</text:p>
          </table:table-cell>
          <table:table-cell office:value-type="float" office:value="0.604587939337937" calcext:value-type="float">
            <text:p>0.604587939337937</text:p>
          </table:table-cell>
          <table:table-cell office:value-type="float" office:value="0.623251378037517" calcext:value-type="float">
            <text:p>0.623251378037517</text:p>
          </table:table-cell>
          <table:table-cell office:value-type="float" office:value="0.639216953873642" calcext:value-type="float">
            <text:p>0.639216953873642</text:p>
          </table:table-cell>
          <table:table-cell office:value-type="float" office:value="0.660848945980283" calcext:value-type="float">
            <text:p>0.660848945980283</text:p>
          </table:table-cell>
          <table:table-cell office:value-type="float" office:value="0.550134606713627" calcext:value-type="float">
            <text:p>0.550134606713627</text:p>
          </table:table-cell>
          <table:table-cell office:value-type="float" office:value="0.54418329084798" calcext:value-type="float">
            <text:p>0.54418329084798</text:p>
          </table:table-cell>
          <table:table-cell office:value-type="float" office:value="0.536620792127933" calcext:value-type="float">
            <text:p>0.536620792127933</text:p>
          </table:table-cell>
          <table:table-cell office:value-type="float" office:value="0.525262064819256" calcext:value-type="float">
            <text:p>0.525262064819256</text:p>
          </table:table-cell>
          <table:table-cell office:value-type="float" office:value="0.542258844409658" calcext:value-type="float">
            <text:p>0.542258844409658</text:p>
          </table:table-cell>
          <table:table-cell office:value-type="float" office:value="0.546409304305884" calcext:value-type="float">
            <text:p>0.546409304305884</text:p>
          </table:table-cell>
          <table:table-cell office:value-type="float" office:value="0.531830767740043" calcext:value-type="float">
            <text:p>0.531830767740043</text:p>
          </table:table-cell>
          <table:table-cell office:value-type="float" office:value="0.514515891660524" calcext:value-type="float">
            <text:p>0.514515891660524</text:p>
          </table:table-cell>
          <table:table-cell office:value-type="float" office:value="0.503722900012823" calcext:value-type="float">
            <text:p>0.503722900012823</text:p>
          </table:table-cell>
          <table:table-cell office:value-type="float" office:value="0.51271568297123" calcext:value-type="float">
            <text:p>0.51271568297123</text:p>
          </table:table-cell>
          <table:table-cell office:value-type="float" office:value="0.537726376176937" calcext:value-type="float">
            <text:p>0.537726376176937</text:p>
          </table:table-cell>
          <table:table-cell office:value-type="float" office:value="0.518107257370429" calcext:value-type="float">
            <text:p>0.518107257370429</text:p>
          </table:table-cell>
          <table:table-cell office:value-type="float" office:value="0.509987496828674" calcext:value-type="float">
            <text:p>0.509987496828674</text:p>
          </table:table-cell>
          <table:table-cell office:value-type="float" office:value="0.50624181590026" calcext:value-type="float">
            <text:p>0.50624181590026</text:p>
          </table:table-cell>
          <table:table-cell office:value-type="float" office:value="0.521860084558872" calcext:value-type="float">
            <text:p>0.521860084558872</text:p>
          </table:table-cell>
          <table:table-cell office:value-type="float" office:value="0.633777930061281" calcext:value-type="float">
            <text:p>0.633777930061281</text:p>
          </table:table-cell>
          <table:table-cell office:value-type="float" office:value="0.677601152268581" calcext:value-type="float">
            <text:p>0.677601152268581</text:p>
          </table:table-cell>
          <table:table-cell office:value-type="float" office:value="0.69273065729663" calcext:value-type="float">
            <text:p>0.69273065729663</text:p>
          </table:table-cell>
          <table:table-cell office:value-type="float" office:value="0.659361464068511" calcext:value-type="float">
            <text:p>0.659361464068511</text:p>
          </table:table-cell>
          <table:table-cell office:value-type="float" office:value="0.280649821631899" calcext:value-type="float">
            <text:p>0.2806498216318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640917504965817" calcext:value-type="float">
            <text:p>0.640917504965817</text:p>
          </table:table-cell>
          <table:table-cell office:value-type="float" office:value="0.661084680582614" calcext:value-type="float">
            <text:p>0.661084680582614</text:p>
          </table:table-cell>
          <table:table-cell office:value-type="float" office:value="0.692122047564179" calcext:value-type="float">
            <text:p>0.692122047564179</text:p>
          </table:table-cell>
          <table:table-cell office:value-type="float" office:value="0.717742368637966" calcext:value-type="float">
            <text:p>0.717742368637966</text:p>
          </table:table-cell>
          <table:table-cell office:value-type="float" office:value="0.72585145464992" calcext:value-type="float">
            <text:p>0.72585145464992</text:p>
          </table:table-cell>
          <table:table-cell office:value-type="float" office:value="0.520655700597164" calcext:value-type="float">
            <text:p>0.520655700597164</text:p>
          </table:table-cell>
          <table:table-cell office:value-type="float" office:value="0.702404294834718" calcext:value-type="float">
            <text:p>0.702404294834718</text:p>
          </table:table-cell>
          <table:table-cell office:value-type="float" office:value="0.705568986735419" calcext:value-type="float">
            <text:p>0.705568986735419</text:p>
          </table:table-cell>
          <table:table-cell office:value-type="float" office:value="0.693454614328975" calcext:value-type="float">
            <text:p>0.693454614328975</text:p>
          </table:table-cell>
          <table:table-cell office:value-type="float" office:value="0.689038299596541" calcext:value-type="float">
            <text:p>0.689038299596541</text:p>
          </table:table-cell>
          <table:table-cell office:value-type="float" office:value="0.682623396698677" calcext:value-type="float">
            <text:p>0.682623396698677</text:p>
          </table:table-cell>
          <table:table-cell office:value-type="float" office:value="0.702095271120841" calcext:value-type="float">
            <text:p>0.702095271120841</text:p>
          </table:table-cell>
          <table:table-cell office:value-type="float" office:value="0.685020400018228" calcext:value-type="float">
            <text:p>0.685020400018228</text:p>
          </table:table-cell>
          <table:table-cell office:value-type="float" office:value="0.680945756646932" calcext:value-type="float">
            <text:p>0.680945756646932</text:p>
          </table:table-cell>
          <table:table-cell office:value-type="float" office:value="0.643120429573211" calcext:value-type="float">
            <text:p>0.643120429573211</text:p>
          </table:table-cell>
          <table:table-cell office:value-type="float" office:value="0.697763547749927" calcext:value-type="float">
            <text:p>0.697763547749927</text:p>
          </table:table-cell>
          <table:table-cell office:value-type="float" office:value="0.688278238706295" calcext:value-type="float">
            <text:p>0.688278238706295</text:p>
          </table:table-cell>
          <table:table-cell office:value-type="float" office:value="0.671983128830671" calcext:value-type="float">
            <text:p>0.671983128830671</text:p>
          </table:table-cell>
          <table:table-cell office:value-type="float" office:value="0.661163964236523" calcext:value-type="float">
            <text:p>0.661163964236523</text:p>
          </table:table-cell>
          <table:table-cell office:value-type="float" office:value="0.588469327145211" calcext:value-type="float">
            <text:p>0.588469327145211</text:p>
          </table:table-cell>
          <table:table-cell office:value-type="float" office:value="0.73545991836874" calcext:value-type="float">
            <text:p>0.73545991836874</text:p>
          </table:table-cell>
          <table:table-cell office:value-type="float" office:value="0.728538815602398" calcext:value-type="float">
            <text:p>0.728538815602398</text:p>
          </table:table-cell>
          <table:table-cell office:value-type="float" office:value="0.717178513139578" calcext:value-type="float">
            <text:p>0.717178513139578</text:p>
          </table:table-cell>
          <table:table-cell office:value-type="float" office:value="0.701664668070387" calcext:value-type="float">
            <text:p>0.701664668070387</text:p>
          </table:table-cell>
          <table:table-cell office:value-type="float" office:value="0.479802446893281" calcext:value-type="float">
            <text:p>0.4798024468932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237747947617683" calcext:value-type="float">
            <text:p>0.237747947617683</text:p>
          </table:table-cell>
          <table:table-cell office:value-type="float" office:value="0.301505898111081" calcext:value-type="float">
            <text:p>0.301505898111081</text:p>
          </table:table-cell>
          <table:table-cell office:value-type="float" office:value="0.286443585074769" calcext:value-type="float">
            <text:p>0.286443585074769</text:p>
          </table:table-cell>
          <table:table-cell office:value-type="float" office:value="0.253951464378322" calcext:value-type="float">
            <text:p>0.253951464378322</text:p>
          </table:table-cell>
          <table:table-cell office:value-type="float" office:value="0.278226142671864" calcext:value-type="float">
            <text:p>0.278226142671864</text:p>
          </table:table-cell>
          <table:table-cell office:value-type="float" office:value="0.207503658304193" calcext:value-type="float">
            <text:p>0.207503658304193</text:p>
          </table:table-cell>
          <table:table-cell office:value-type="float" office:value="0.285433975828246" calcext:value-type="float">
            <text:p>0.285433975828246</text:p>
          </table:table-cell>
          <table:table-cell office:value-type="float" office:value="0.318748835375736" calcext:value-type="float">
            <text:p>0.318748835375736</text:p>
          </table:table-cell>
          <table:table-cell office:value-type="float" office:value="0.257293034537248" calcext:value-type="float">
            <text:p>0.257293034537248</text:p>
          </table:table-cell>
          <table:table-cell office:value-type="float" office:value="0.287925875874159" calcext:value-type="float">
            <text:p>0.287925875874159</text:p>
          </table:table-cell>
          <table:table-cell office:value-type="float" office:value="0.264739588157694" calcext:value-type="float">
            <text:p>0.264739588157694</text:p>
          </table:table-cell>
          <table:table-cell office:value-type="float" office:value="0.319255547604648" calcext:value-type="float">
            <text:p>0.319255547604648</text:p>
          </table:table-cell>
          <table:table-cell office:value-type="float" office:value="0.296007799492665" calcext:value-type="float">
            <text:p>0.296007799492665</text:p>
          </table:table-cell>
          <table:table-cell office:value-type="float" office:value="0.249678454219704" calcext:value-type="float">
            <text:p>0.249678454219704</text:p>
          </table:table-cell>
          <table:table-cell office:value-type="float" office:value="0.28749239739565" calcext:value-type="float">
            <text:p>0.28749239739565</text:p>
          </table:table-cell>
          <table:table-cell office:value-type="float" office:value="0.258928172193233" calcext:value-type="float">
            <text:p>0.258928172193233</text:p>
          </table:table-cell>
          <table:table-cell office:value-type="float" office:value="0.12467471343182" calcext:value-type="float">
            <text:p>0.12467471343182</text:p>
          </table:table-cell>
          <table:table-cell office:value-type="float" office:value="0.0819274704882983" calcext:value-type="float">
            <text:p>0.081927470488298</text:p>
          </table:table-cell>
          <table:table-cell office:value-type="float" office:value="0.0518013756627489" calcext:value-type="float">
            <text:p>0.051801375662749</text:p>
          </table:table-cell>
          <table:table-cell office:value-type="float" office:value="0.222282495423006" calcext:value-type="float">
            <text:p>0.222282495423006</text:p>
          </table:table-cell>
          <table:table-cell office:value-type="float" office:value="0.00447323223470875" calcext:value-type="float">
            <text:p>0.004473232234709</text:p>
          </table:table-cell>
          <table:table-cell office:value-type="float" office:value="0.00875072222300623" calcext:value-type="float">
            <text:p>0.008750722223006</text:p>
          </table:table-cell>
          <table:table-cell office:value-type="float" office:value="0.00212795472603918" calcext:value-type="float">
            <text:p>0.002127954726039</text:p>
          </table:table-cell>
          <table:table-cell office:value-type="float" office:value="0.00136294820614505" calcext:value-type="float">
            <text:p>0.0013629482061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AVERAGE([.C28:.C46])" office:value-type="float" office:value="0.794028703812941" calcext:value-type="float">
            <text:p>0.794028703812941</text:p>
          </table:table-cell>
          <table:table-cell table:formula="of:=AVERAGE([.D28:.D46])" office:value-type="float" office:value="0.798045480638985" calcext:value-type="float">
            <text:p>0.798045480638985</text:p>
          </table:table-cell>
          <table:table-cell table:formula="of:=AVERAGE([.E28:.E46])" office:value-type="float" office:value="0.805026344323924" calcext:value-type="float">
            <text:p>0.805026344323924</text:p>
          </table:table-cell>
          <table:table-cell table:formula="of:=AVERAGE([.F28:.F46])" office:value-type="float" office:value="0.806201051703603" calcext:value-type="float">
            <text:p>0.806201051703603</text:p>
          </table:table-cell>
          <table:table-cell table:formula="of:=AVERAGE([.G28:.G46])" office:value-type="float" office:value="0.806100597509802" calcext:value-type="float">
            <text:p>0.806100597509802</text:p>
          </table:table-cell>
          <table:table-cell table:formula="of:=AVERAGE([.H28:.H46])" office:value-type="float" office:value="0.797071692797379" calcext:value-type="float">
            <text:p>0.797071692797379</text:p>
          </table:table-cell>
          <table:table-cell table:style-name="ce1" table:formula="of:=AVERAGE([.I28:.I46])" office:value-type="float" office:value="0.818262343138231" calcext:value-type="float">
            <text:p>0.818262343138231</text:p>
          </table:table-cell>
          <table:table-cell table:formula="of:=AVERAGE([.J28:.J46])" office:value-type="float" office:value="0.817782050490427" calcext:value-type="float">
            <text:p>0.817782050490427</text:p>
          </table:table-cell>
          <table:table-cell table:formula="of:=AVERAGE([.K28:.K46])" office:value-type="float" office:value="0.803594220194921" calcext:value-type="float">
            <text:p>0.803594220194921</text:p>
          </table:table-cell>
          <table:table-cell table:formula="of:=AVERAGE([.L28:.L46])" office:value-type="float" office:value="0.806734381141229" calcext:value-type="float">
            <text:p>0.806734381141229</text:p>
          </table:table-cell>
          <table:table-cell table:formula="of:=AVERAGE([.M28:.M46])" office:value-type="float" office:value="0.789100353250452" calcext:value-type="float">
            <text:p>0.789100353250452</text:p>
          </table:table-cell>
          <table:table-cell table:formula="of:=AVERAGE([.N28:.N46])" office:value-type="float" office:value="0.79333258370719" calcext:value-type="float">
            <text:p>0.79333258370719</text:p>
          </table:table-cell>
          <table:table-cell table:formula="of:=AVERAGE([.O28:.O46])" office:value-type="float" office:value="0.779397738513624" calcext:value-type="float">
            <text:p>0.779397738513624</text:p>
          </table:table-cell>
          <table:table-cell table:formula="of:=AVERAGE([.P28:.P46])" office:value-type="float" office:value="0.739051542840607" calcext:value-type="float">
            <text:p>0.739051542840607</text:p>
          </table:table-cell>
          <table:table-cell table:formula="of:=AVERAGE([.Q28:.Q46])" office:value-type="float" office:value="0.792954894608037" calcext:value-type="float">
            <text:p>0.792954894608037</text:p>
          </table:table-cell>
          <table:table-cell table:formula="of:=AVERAGE([.R28:.R46])" office:value-type="float" office:value="0.708798383300258" calcext:value-type="float">
            <text:p>0.708798383300258</text:p>
          </table:table-cell>
          <table:table-cell table:formula="of:=AVERAGE([.S28:.S46])" office:value-type="float" office:value="0.68955984745958" calcext:value-type="float">
            <text:p>0.68955984745958</text:p>
          </table:table-cell>
          <table:table-cell table:formula="of:=AVERAGE([.T28:.T46])" office:value-type="float" office:value="0.67808964747413" calcext:value-type="float">
            <text:p>0.67808964747413</text:p>
          </table:table-cell>
          <table:table-cell table:formula="of:=AVERAGE([.U28:.U46])" office:value-type="float" office:value="0.664717959814893" calcext:value-type="float">
            <text:p>0.664717959814893</text:p>
          </table:table-cell>
          <table:table-cell table:formula="of:=AVERAGE([.V28:.V46])" office:value-type="float" office:value="0.720438764853105" calcext:value-type="float">
            <text:p>0.720438764853105</text:p>
          </table:table-cell>
          <table:table-cell table:formula="of:=AVERAGE([.W28:.W46])" office:value-type="float" office:value="0.622876820346423" calcext:value-type="float">
            <text:p>0.622876820346423</text:p>
          </table:table-cell>
          <table:table-cell table:formula="of:=AVERAGE([.X28:.X46])" office:value-type="float" office:value="0.628577528853318" calcext:value-type="float">
            <text:p>0.628577528853318</text:p>
          </table:table-cell>
          <table:table-cell table:formula="of:=AVERAGE([.Y28:.Y46])" office:value-type="float" office:value="0.620388919863684" calcext:value-type="float">
            <text:p>0.620388919863684</text:p>
          </table:table-cell>
          <table:table-cell table:formula="of:=AVERAGE([.Z28:.Z46])" office:value-type="float" office:value="0.607939369888312" calcext:value-type="float">
            <text:p>0.607939369888312</text:p>
          </table:table-cell>
          <table:table-cell table:formula="of:=AVERAGE([.AA28:.AA46])" office:value-type="float" office:value="0.575713253632843" calcext:value-type="float">
            <text:p>0.575713253632843</text:p>
          </table:table-cell>
          <table:table-cell table:formula="of:=MAX([.C47:.AA47])" office:value-type="float" office:value="0.818262343138231" calcext:value-type="float">
            <text:p>0.818262343138231</text:p>
          </table:table-cell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8"/>
          <table:table-cell office:value-type="string" calcext:value-type="string">
            <text:p>2OBJ</text:p>
          </table:table-cell>
          <table:table-cell office:value-type="string" calcext:value-type="string">
            <text:p>CR=0.25</text:p>
          </table:table-cell>
          <table:table-cell office:value-type="string" calcext:value-type="string">
            <text:p>F=1.0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3OBJ</text:p>
          </table:table-cell>
          <table:table-cell office:value-type="string" calcext:value-type="string">
            <text:p>CR=0.25</text:p>
          </table:table-cell>
          <table:table-cell office:value-type="string" calcext:value-type="string">
            <text:p>F=0.5</text:p>
          </table:table-cell>
          <table:table-cell table:number-columns-repeated="17"/>
        </table:table-row>
      </table:table>
      <table:table table:name="Sheet2" table:style-name="ta1">
        <table:table-column table:style-name="co1" table:number-columns-repeated="6" table:default-cell-style-name="ce5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AVSD-MOEA/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3"/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</table:table-row>
        <table:table-row table:style-name="ro1">
          <table:table-cell/>
          <table:table-cell office:value-type="string" calcext:value-type="string">
            <text:p>WFG1_2</text:p>
          </table:table-cell>
          <table:table-cell office:value-type="float" office:value="0.419674041559453" calcext:value-type="float">
            <text:p>0.419674041559453</text:p>
          </table:table-cell>
          <table:table-cell office:value-type="float" office:value="0.479145635796424" calcext:value-type="float">
            <text:p>0.479145635796424</text:p>
          </table:table-cell>
          <table:table-cell office:value-type="float" office:value="0.445783964272455" calcext:value-type="float">
            <text:p>0.445783964272455</text:p>
          </table:table-cell>
          <table:table-cell office:value-type="float" office:value="0.0157279147317759" calcext:value-type="float">
            <text:p>0.015727914731776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office:value-type="float" office:value="0.197809245873271" calcext:value-type="float">
            <text:p>0.197809245873271</text:p>
          </table:table-cell>
          <table:table-cell office:value-type="float" office:value="0.249965177764406" calcext:value-type="float">
            <text:p>0.249965177764406</text:p>
          </table:table-cell>
          <table:table-cell office:value-type="float" office:value="0.229382910622091" calcext:value-type="float">
            <text:p>0.229382910622091</text:p>
          </table:table-cell>
          <table:table-cell office:value-type="float" office:value="0.0110497645803222" calcext:value-type="float">
            <text:p>0.011049764580322</text:p>
          </table:table-cell>
        </table:table-row>
        <table:table-row table:style-name="ro1">
          <table:table-cell/>
          <table:table-cell office:value-type="string" calcext:value-type="string">
            <text:p>WFG2_2</text:p>
          </table:table-cell>
          <table:table-cell office:value-type="float" office:value="0.961434864804806" calcext:value-type="float">
            <text:p>0.961434864804806</text:p>
          </table:table-cell>
          <table:table-cell office:value-type="float" office:value="0.995105057881986" calcext:value-type="float">
            <text:p>0.995105057881986</text:p>
          </table:table-cell>
          <table:table-cell office:value-type="float" office:value="0.975926280469436" calcext:value-type="float">
            <text:p>0.975926280469436</text:p>
          </table:table-cell>
          <table:table-cell office:value-type="float" office:value="0.0161637120497169" calcext:value-type="float">
            <text:p>0.016163712049717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office:value-type="float" office:value="0.945513403453604" calcext:value-type="float">
            <text:p>0.945513403453604</text:p>
          </table:table-cell>
          <table:table-cell office:value-type="float" office:value="0.974488702148452" calcext:value-type="float">
            <text:p>0.974488702148452</text:p>
          </table:table-cell>
          <table:table-cell office:value-type="float" office:value="0.95615045679836" calcext:value-type="float">
            <text:p>0.95615045679836</text:p>
          </table:table-cell>
          <table:table-cell office:value-type="float" office:value="0.00693614202189388" calcext:value-type="float">
            <text:p>0.006936142021894</text:p>
          </table:table-cell>
        </table:table-row>
        <table:table-row table:style-name="ro1">
          <table:table-cell/>
          <table:table-cell office:value-type="string" calcext:value-type="string">
            <text:p>WFG3_2</text:p>
          </table:table-cell>
          <table:table-cell office:value-type="float" office:value="0.990896115860404" calcext:value-type="float">
            <text:p>0.990896115860404</text:p>
          </table:table-cell>
          <table:table-cell office:value-type="float" office:value="0.991017363753653" calcext:value-type="float">
            <text:p>0.991017363753653</text:p>
          </table:table-cell>
          <table:table-cell office:value-type="float" office:value="0.990989103536395" calcext:value-type="float">
            <text:p>0.990989103536395</text:p>
          </table:table-cell>
          <table:table-cell table:style-name="ce6" office:value-type="float" office:value="0.0000215302676698484" calcext:value-type="float">
            <text:p>2.15E-05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office:value-type="float" office:value="0.802638904194546" calcext:value-type="float">
            <text:p>0.802638904194546</text:p>
          </table:table-cell>
          <table:table-cell office:value-type="float" office:value="0.858068843753224" calcext:value-type="float">
            <text:p>0.858068843753224</text:p>
          </table:table-cell>
          <table:table-cell office:value-type="float" office:value="0.838939353552417" calcext:value-type="float">
            <text:p>0.838939353552417</text:p>
          </table:table-cell>
          <table:table-cell office:value-type="float" office:value="0.0107239387856036" calcext:value-type="float">
            <text:p>0.010723938785604</text:p>
          </table:table-cell>
        </table:table-row>
        <table:table-row table:style-name="ro1">
          <table:table-cell/>
          <table:table-cell office:value-type="string" calcext:value-type="string">
            <text:p>WFG4_2</text:p>
          </table:table-cell>
          <table:table-cell office:value-type="float" office:value="0.986286309365983" calcext:value-type="float">
            <text:p>0.986286309365983</text:p>
          </table:table-cell>
          <table:table-cell office:value-type="float" office:value="0.98694135338176" calcext:value-type="float">
            <text:p>0.98694135338176</text:p>
          </table:table-cell>
          <table:table-cell office:value-type="float" office:value="0.986732922171695" calcext:value-type="float">
            <text:p>0.986732922171695</text:p>
          </table:table-cell>
          <table:table-cell office:value-type="float" office:value="0.000178430151436855" calcext:value-type="float">
            <text:p>0.000178430151437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office:value-type="float" office:value="0.626788744894746" calcext:value-type="float">
            <text:p>0.626788744894746</text:p>
          </table:table-cell>
          <table:table-cell office:value-type="float" office:value="0.709176776379087" calcext:value-type="float">
            <text:p>0.709176776379087</text:p>
          </table:table-cell>
          <table:table-cell office:value-type="float" office:value="0.677621027926465" calcext:value-type="float">
            <text:p>0.677621027926465</text:p>
          </table:table-cell>
          <table:table-cell office:value-type="float" office:value="0.0166044921049823" calcext:value-type="float">
            <text:p>0.016604492104982</text:p>
          </table:table-cell>
        </table:table-row>
        <table:table-row table:style-name="ro1">
          <table:table-cell/>
          <table:table-cell office:value-type="string" calcext:value-type="string">
            <text:p>WFG5_2</text:p>
          </table:table-cell>
          <table:table-cell office:value-type="float" office:value="0.874989822443953" calcext:value-type="float">
            <text:p>0.874989822443953</text:p>
          </table:table-cell>
          <table:table-cell office:value-type="float" office:value="0.887465350849463" calcext:value-type="float">
            <text:p>0.887465350849463</text:p>
          </table:table-cell>
          <table:table-cell office:value-type="float" office:value="0.88054183357969" calcext:value-type="float">
            <text:p>0.88054183357969</text:p>
          </table:table-cell>
          <table:table-cell office:value-type="float" office:value="0.00353254492824961" calcext:value-type="float">
            <text:p>0.00353254492825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office:value-type="float" office:value="0.510490186071123" calcext:value-type="float">
            <text:p>0.510490186071123</text:p>
          </table:table-cell>
          <table:table-cell office:value-type="float" office:value="0.653191869357734" calcext:value-type="float">
            <text:p>0.653191869357734</text:p>
          </table:table-cell>
          <table:table-cell office:value-type="float" office:value="0.589774964975693" calcext:value-type="float">
            <text:p>0.589774964975693</text:p>
          </table:table-cell>
          <table:table-cell office:value-type="float" office:value="0.0304444317207301" calcext:value-type="float">
            <text:p>0.03044443172073</text:p>
          </table:table-cell>
        </table:table-row>
        <table:table-row table:style-name="ro1">
          <table:table-cell/>
          <table:table-cell office:value-type="string" calcext:value-type="string">
            <text:p>WFG6_2</text:p>
          </table:table-cell>
          <table:table-cell office:value-type="float" office:value="0.896820554786534" calcext:value-type="float">
            <text:p>0.896820554786534</text:p>
          </table:table-cell>
          <table:table-cell office:value-type="float" office:value="0.956330260179674" calcext:value-type="float">
            <text:p>0.956330260179674</text:p>
          </table:table-cell>
          <table:table-cell office:value-type="float" office:value="0.925812387092083" calcext:value-type="float">
            <text:p>0.925812387092083</text:p>
          </table:table-cell>
          <table:table-cell office:value-type="float" office:value="0.0141252116596428" calcext:value-type="float">
            <text:p>0.014125211659643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office:value-type="float" office:value="0.538084725281269" calcext:value-type="float">
            <text:p>0.538084725281269</text:p>
          </table:table-cell>
          <table:table-cell office:value-type="float" office:value="0.871238266216731" calcext:value-type="float">
            <text:p>0.871238266216731</text:p>
          </table:table-cell>
          <table:table-cell office:value-type="float" office:value="0.707573079506094" calcext:value-type="float">
            <text:p>0.707573079506094</text:p>
          </table:table-cell>
          <table:table-cell office:value-type="float" office:value="0.0730809743411752" calcext:value-type="float">
            <text:p>0.073080974341175</text:p>
          </table:table-cell>
        </table:table-row>
        <table:table-row table:style-name="ro1">
          <table:table-cell/>
          <table:table-cell office:value-type="string" calcext:value-type="string">
            <text:p>WFG7_2</text:p>
          </table:table-cell>
          <table:table-cell office:value-type="float" office:value="0.986941707346294" calcext:value-type="float">
            <text:p>0.986941707346294</text:p>
          </table:table-cell>
          <table:table-cell office:value-type="float" office:value="0.986946577971434" calcext:value-type="float">
            <text:p>0.986946577971434</text:p>
          </table:table-cell>
          <table:table-cell office:value-type="float" office:value="0.986944129429807" calcext:value-type="float">
            <text:p>0.986944129429807</text:p>
          </table:table-cell>
          <table:table-cell table:style-name="ce6" office:value-type="float" office:value="0.000000785506680849229" calcext:value-type="float">
            <text:p>7.86E-07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office:value-type="float" office:value="0.587220856257203" calcext:value-type="float">
            <text:p>0.587220856257203</text:p>
          </table:table-cell>
          <table:table-cell office:value-type="float" office:value="0.699669841993469" calcext:value-type="float">
            <text:p>0.699669841993469</text:p>
          </table:table-cell>
          <table:table-cell office:value-type="float" office:value="0.652216701447155" calcext:value-type="float">
            <text:p>0.652216701447155</text:p>
          </table:table-cell>
          <table:table-cell office:value-type="float" office:value="0.0240576160950337" calcext:value-type="float">
            <text:p>0.024057616095034</text:p>
          </table:table-cell>
        </table:table-row>
        <table:table-row table:style-name="ro1">
          <table:table-cell/>
          <table:table-cell office:value-type="string" calcext:value-type="string">
            <text:p>WFG8_2</text:p>
          </table:table-cell>
          <table:table-cell office:value-type="float" office:value="0.802282927877973" calcext:value-type="float">
            <text:p>0.802282927877973</text:p>
          </table:table-cell>
          <table:table-cell office:value-type="float" office:value="0.814727943130284" calcext:value-type="float">
            <text:p>0.814727943130284</text:p>
          </table:table-cell>
          <table:table-cell office:value-type="float" office:value="0.808040027555475" calcext:value-type="float">
            <text:p>0.808040027555475</text:p>
          </table:table-cell>
          <table:table-cell office:value-type="float" office:value="0.00298305888123565" calcext:value-type="float">
            <text:p>0.002983058881236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office:value-type="float" office:value="0.461034950908825" calcext:value-type="float">
            <text:p>0.461034950908825</text:p>
          </table:table-cell>
          <table:table-cell office:value-type="float" office:value="0.545778182463785" calcext:value-type="float">
            <text:p>0.545778182463785</text:p>
          </table:table-cell>
          <table:table-cell office:value-type="float" office:value="0.509055465140373" calcext:value-type="float">
            <text:p>0.509055465140373</text:p>
          </table:table-cell>
          <table:table-cell office:value-type="float" office:value="0.0188294261129906" calcext:value-type="float">
            <text:p>0.018829426112991</text:p>
          </table:table-cell>
        </table:table-row>
        <table:table-row table:style-name="ro1">
          <table:table-cell/>
          <table:table-cell office:value-type="string" calcext:value-type="string">
            <text:p>WFG9_2</text:p>
          </table:table-cell>
          <table:table-cell office:value-type="float" office:value="0.794328140021586" calcext:value-type="float">
            <text:p>0.794328140021586</text:p>
          </table:table-cell>
          <table:table-cell office:value-type="float" office:value="0.964180663902114" calcext:value-type="float">
            <text:p>0.964180663902114</text:p>
          </table:table-cell>
          <table:table-cell office:value-type="float" office:value="0.894682660209494" calcext:value-type="float">
            <text:p>0.894682660209494</text:p>
          </table:table-cell>
          <table:table-cell office:value-type="float" office:value="0.0807252341500863" calcext:value-type="float">
            <text:p>0.080725234150086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office:value-type="float" office:value="0.715132508671267" calcext:value-type="float">
            <text:p>0.715132508671267</text:p>
          </table:table-cell>
          <table:table-cell office:value-type="float" office:value="0.816999007976072" calcext:value-type="float">
            <text:p>0.816999007976072</text:p>
          </table:table-cell>
          <table:table-cell office:value-type="float" office:value="0.761767674828191" calcext:value-type="float">
            <text:p>0.761767674828191</text:p>
          </table:table-cell>
          <table:table-cell office:value-type="float" office:value="0.0218420448375155" calcext:value-type="float">
            <text:p>0.021842044837516</text:p>
          </table:table-cell>
        </table:table-row>
        <table:table-row table:style-name="ro1">
          <table:table-cell/>
          <table:table-cell office:value-type="string" calcext:value-type="string">
            <text:p>DTLZ1_2</text:p>
          </table:table-cell>
          <table:table-cell office:value-type="float" office:value="0.990124917446145" calcext:value-type="float">
            <text:p>0.990124917446145</text:p>
          </table:table-cell>
          <table:table-cell office:value-type="float" office:value="0.991547728851413" calcext:value-type="float">
            <text:p>0.991547728851413</text:p>
          </table:table-cell>
          <table:table-cell office:value-type="float" office:value="0.991255737431803" calcext:value-type="float">
            <text:p>0.991255737431803</text:p>
          </table:table-cell>
          <table:table-cell office:value-type="float" office:value="0.000567049883317612" calcext:value-type="float">
            <text:p>0.000567049883318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office:value-type="float" office:value="0.990124932419095" calcext:value-type="float">
            <text:p>0.990124932419095</text:p>
          </table:table-cell>
          <table:table-cell office:value-type="float" office:value="0.99154773014848" calcext:value-type="float">
            <text:p>0.99154773014848</text:p>
          </table:table-cell>
          <table:table-cell office:value-type="float" office:value="0.990612748783456" calcext:value-type="float">
            <text:p>0.990612748783456</text:p>
          </table:table-cell>
          <table:table-cell office:value-type="float" office:value="0.000675351175486537" calcext:value-type="float">
            <text:p>0.000675351175487</text:p>
          </table:table-cell>
        </table:table-row>
        <table:table-row table:style-name="ro1">
          <table:table-cell/>
          <table:table-cell office:value-type="string" calcext:value-type="string">
            <text:p>DTLZ2_2</text:p>
          </table:table-cell>
          <table:table-cell office:value-type="float" office:value="0.987186456008251" calcext:value-type="float">
            <text:p>0.987186456008251</text:p>
          </table:table-cell>
          <table:table-cell office:value-type="float" office:value="0.987206210263004" calcext:value-type="float">
            <text:p>0.987206210263004</text:p>
          </table:table-cell>
          <table:table-cell office:value-type="float" office:value="0.98719464467924" calcext:value-type="float">
            <text:p>0.98719464467924</text:p>
          </table:table-cell>
          <table:table-cell table:style-name="ce6" office:value-type="float" office:value="0.00000325020122584648" calcext:value-type="float">
            <text:p>3.25E-06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office:value-type="float" office:value="0.922755957911926" calcext:value-type="float">
            <text:p>0.922755957911926</text:p>
          </table:table-cell>
          <table:table-cell office:value-type="float" office:value="0.944228746467549" calcext:value-type="float">
            <text:p>0.944228746467549</text:p>
          </table:table-cell>
          <table:table-cell office:value-type="float" office:value="0.932768776327475" calcext:value-type="float">
            <text:p>0.932768776327475</text:p>
          </table:table-cell>
          <table:table-cell office:value-type="float" office:value="0.00541069976432037" calcext:value-type="float">
            <text:p>0.00541069976432</text:p>
          </table:table-cell>
        </table:table-row>
        <table:table-row table:style-name="ro1">
          <table:table-cell/>
          <table:table-cell office:value-type="string" calcext:value-type="string">
            <text:p>DTLZ3_2</text:p>
          </table:table-cell>
          <table:table-cell office:value-type="float" office:value="0.987190582483776" calcext:value-type="float">
            <text:p>0.987190582483776</text:p>
          </table:table-cell>
          <table:table-cell office:value-type="float" office:value="0.987199625771037" calcext:value-type="float">
            <text:p>0.987199625771037</text:p>
          </table:table-cell>
          <table:table-cell office:value-type="float" office:value="0.987194201539707" calcext:value-type="float">
            <text:p>0.987194201539707</text:p>
          </table:table-cell>
          <table:table-cell table:style-name="ce6" office:value-type="float" office:value="0.00000198910792745112" calcext:value-type="float">
            <text:p>1.99E-06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office:value-type="float" office:value="0.984052709895303" calcext:value-type="float">
            <text:p>0.984052709895303</text:p>
          </table:table-cell>
          <table:table-cell office:value-type="float" office:value="0.989102426611417" calcext:value-type="float">
            <text:p>0.989102426611417</text:p>
          </table:table-cell>
          <table:table-cell office:value-type="float" office:value="0.986494527201724" calcext:value-type="float">
            <text:p>0.986494527201724</text:p>
          </table:table-cell>
          <table:table-cell office:value-type="float" office:value="0.001215433380342" calcext:value-type="float">
            <text:p>0.001215433380342</text:p>
          </table:table-cell>
        </table:table-row>
        <table:table-row table:style-name="ro1">
          <table:table-cell/>
          <table:table-cell office:value-type="string" calcext:value-type="string">
            <text:p>DTLZ4_2</text:p>
          </table:table-cell>
          <table:table-cell office:value-type="float" office:value="0.989594396493222" calcext:value-type="float">
            <text:p>0.989594396493222</text:p>
          </table:table-cell>
          <table:table-cell office:value-type="float" office:value="0.989597072122533" calcext:value-type="float">
            <text:p>0.989597072122533</text:p>
          </table:table-cell>
          <table:table-cell office:value-type="float" office:value="0.989596715121292" calcext:value-type="float">
            <text:p>0.989596715121292</text:p>
          </table:table-cell>
          <table:table-cell table:style-name="ce6" office:value-type="float" office:value="0.000000546141968196917" calcext:value-type="float">
            <text:p>5.46E-07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office:value-type="float" office:value="0.862624515453689" calcext:value-type="float">
            <text:p>0.862624515453689</text:p>
          </table:table-cell>
          <table:table-cell office:value-type="float" office:value="0.933786894110601" calcext:value-type="float">
            <text:p>0.933786894110601</text:p>
          </table:table-cell>
          <table:table-cell office:value-type="float" office:value="0.908453328896753" calcext:value-type="float">
            <text:p>0.908453328896753</text:p>
          </table:table-cell>
          <table:table-cell office:value-type="float" office:value="0.0161286611458775" calcext:value-type="float">
            <text:p>0.016128661145878</text:p>
          </table:table-cell>
        </table:table-row>
        <table:table-row table:style-name="ro1">
          <table:table-cell/>
          <table:table-cell office:value-type="string" calcext:value-type="string">
            <text:p>DTLZ5_2</text:p>
          </table:table-cell>
          <table:table-cell office:value-type="float" office:value="0.987186456008251" calcext:value-type="float">
            <text:p>0.987186456008251</text:p>
          </table:table-cell>
          <table:table-cell office:value-type="float" office:value="0.987206210263004" calcext:value-type="float">
            <text:p>0.987206210263004</text:p>
          </table:table-cell>
          <table:table-cell office:value-type="float" office:value="0.98719464467924" calcext:value-type="float">
            <text:p>0.98719464467924</text:p>
          </table:table-cell>
          <table:table-cell table:style-name="ce6" office:value-type="float" office:value="0.00000325020122584648" calcext:value-type="float">
            <text:p>3.25E-06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office:value-type="float" office:value="0.922755957911926" calcext:value-type="float">
            <text:p>0.922755957911926</text:p>
          </table:table-cell>
          <table:table-cell office:value-type="float" office:value="0.944228746467549" calcext:value-type="float">
            <text:p>0.944228746467549</text:p>
          </table:table-cell>
          <table:table-cell office:value-type="float" office:value="0.932768776327475" calcext:value-type="float">
            <text:p>0.932768776327475</text:p>
          </table:table-cell>
          <table:table-cell office:value-type="float" office:value="0.00541069976432037" calcext:value-type="float">
            <text:p>0.00541069976432</text:p>
          </table:table-cell>
        </table:table-row>
        <table:table-row table:style-name="ro1">
          <table:table-cell/>
          <table:table-cell office:value-type="string" calcext:value-type="string">
            <text:p>DTLZ6_2</text:p>
          </table:table-cell>
          <table:table-cell office:value-type="float" office:value="0.987192377345505" calcext:value-type="float">
            <text:p>0.987192377345505</text:p>
          </table:table-cell>
          <table:table-cell office:value-type="float" office:value="0.987196826330264" calcext:value-type="float">
            <text:p>0.987196826330264</text:p>
          </table:table-cell>
          <table:table-cell office:value-type="float" office:value="0.987193901000685" calcext:value-type="float">
            <text:p>0.987193901000685</text:p>
          </table:table-cell>
          <table:table-cell table:style-name="ce6" office:value-type="float" office:value="0.000000966496964170109" calcext:value-type="float">
            <text:p>9.66E-07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office:value-type="float" office:value="0.851736757727561" calcext:value-type="float">
            <text:p>0.851736757727561</text:p>
          </table:table-cell>
          <table:table-cell office:value-type="float" office:value="0.98868483587679" calcext:value-type="float">
            <text:p>0.98868483587679</text:p>
          </table:table-cell>
          <table:table-cell office:value-type="float" office:value="0.982720826330912" calcext:value-type="float">
            <text:p>0.982720826330912</text:p>
          </table:table-cell>
          <table:table-cell office:value-type="float" office:value="0.0224913376974197" calcext:value-type="float">
            <text:p>0.02249133769742</text:p>
          </table:table-cell>
        </table:table-row>
        <table:table-row table:style-name="ro1">
          <table:table-cell/>
          <table:table-cell office:value-type="string" calcext:value-type="string">
            <text:p>DTLZ7_2</text:p>
          </table:table-cell>
          <table:table-cell office:value-type="float" office:value="0.994085903086412" calcext:value-type="float">
            <text:p>0.994085903086412</text:p>
          </table:table-cell>
          <table:table-cell office:value-type="float" office:value="0.994279635637009" calcext:value-type="float">
            <text:p>0.994279635637009</text:p>
          </table:table-cell>
          <table:table-cell office:value-type="float" office:value="0.994152799471556" calcext:value-type="float">
            <text:p>0.994152799471556</text:p>
          </table:table-cell>
          <table:table-cell table:style-name="ce6" office:value-type="float" office:value="0.0000776451204902168" calcext:value-type="float">
            <text:p>7.76E-05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office:value-type="float" office:value="0.641559105311899" calcext:value-type="float">
            <text:p>0.641559105311899</text:p>
          </table:table-cell>
          <table:table-cell office:value-type="float" office:value="0.990082650863242" calcext:value-type="float">
            <text:p>0.990082650863242</text:p>
          </table:table-cell>
          <table:table-cell office:value-type="float" office:value="0.979817947893076" calcext:value-type="float">
            <text:p>0.979817947893076</text:p>
          </table:table-cell>
          <table:table-cell office:value-type="float" office:value="0.0580111840476921" calcext:value-type="float">
            <text:p>0.058011184047692</text:p>
          </table:table-cell>
        </table:table-row>
        <table:table-row table:style-name="ro1">
          <table:table-cell/>
          <table:table-cell office:value-type="string" calcext:value-type="string">
            <text:p>UF1_2</text:p>
          </table:table-cell>
          <table:table-cell office:value-type="float" office:value="0.822111105626861" calcext:value-type="float">
            <text:p>0.822111105626861</text:p>
          </table:table-cell>
          <table:table-cell office:value-type="float" office:value="0.97485229054073" calcext:value-type="float">
            <text:p>0.97485229054073</text:p>
          </table:table-cell>
          <table:table-cell office:value-type="float" office:value="0.937861782678121" calcext:value-type="float">
            <text:p>0.937861782678121</text:p>
          </table:table-cell>
          <table:table-cell office:value-type="float" office:value="0.0305617851263844" calcext:value-type="float">
            <text:p>0.030561785126385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office:value-type="float" office:value="0.628819345241709" calcext:value-type="float">
            <text:p>0.628819345241709</text:p>
          </table:table-cell>
          <table:table-cell office:value-type="float" office:value="0.957000894572356" calcext:value-type="float">
            <text:p>0.957000894572356</text:p>
          </table:table-cell>
          <table:table-cell office:value-type="float" office:value="0.892714620148052" calcext:value-type="float">
            <text:p>0.892714620148052</text:p>
          </table:table-cell>
          <table:table-cell office:value-type="float" office:value="0.0812783215018567" calcext:value-type="float">
            <text:p>0.081278321501857</text:p>
          </table:table-cell>
        </table:table-row>
        <table:table-row table:style-name="ro1">
          <table:table-cell/>
          <table:table-cell office:value-type="string" calcext:value-type="string">
            <text:p>UF2_2</text:p>
          </table:table-cell>
          <table:table-cell office:value-type="float" office:value="0.96892737675276" calcext:value-type="float">
            <text:p>0.96892737675276</text:p>
          </table:table-cell>
          <table:table-cell office:value-type="float" office:value="0.977764596142207" calcext:value-type="float">
            <text:p>0.977764596142207</text:p>
          </table:table-cell>
          <table:table-cell office:value-type="float" office:value="0.974021935791968" calcext:value-type="float">
            <text:p>0.974021935791968</text:p>
          </table:table-cell>
          <table:table-cell office:value-type="float" office:value="0.00203681703124648" calcext:value-type="float">
            <text:p>0.002036817031246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office:value-type="float" office:value="0.911460441434652" calcext:value-type="float">
            <text:p>0.911460441434652</text:p>
          </table:table-cell>
          <table:table-cell office:value-type="float" office:value="0.965316529646579" calcext:value-type="float">
            <text:p>0.965316529646579</text:p>
          </table:table-cell>
          <table:table-cell office:value-type="float" office:value="0.936817395498454" calcext:value-type="float">
            <text:p>0.936817395498454</text:p>
          </table:table-cell>
          <table:table-cell office:value-type="float" office:value="0.0159732443715979" calcext:value-type="float">
            <text:p>0.015973244371598</text:p>
          </table:table-cell>
        </table:table-row>
        <table:table-row table:style-name="ro1">
          <table:table-cell/>
          <table:table-cell office:value-type="string" calcext:value-type="string">
            <text:p>UF3_2</text:p>
          </table:table-cell>
          <table:table-cell office:value-type="float" office:value="0.625303284209741" calcext:value-type="float">
            <text:p>0.625303284209741</text:p>
          </table:table-cell>
          <table:table-cell office:value-type="float" office:value="0.845775631084866" calcext:value-type="float">
            <text:p>0.845775631084866</text:p>
          </table:table-cell>
          <table:table-cell office:value-type="float" office:value="0.769835152459152" calcext:value-type="float">
            <text:p>0.769835152459152</text:p>
          </table:table-cell>
          <table:table-cell office:value-type="float" office:value="0.0503940472257045" calcext:value-type="float">
            <text:p>0.050394047225705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office:value-type="float" office:value="0.714067006404875" calcext:value-type="float">
            <text:p>0.714067006404875</text:p>
          </table:table-cell>
          <table:table-cell office:value-type="float" office:value="0.970862986081714" calcext:value-type="float">
            <text:p>0.970862986081714</text:p>
          </table:table-cell>
          <table:table-cell office:value-type="float" office:value="0.910081576115051" calcext:value-type="float">
            <text:p>0.910081576115051</text:p>
          </table:table-cell>
          <table:table-cell office:value-type="float" office:value="0.0552469222350141" calcext:value-type="float">
            <text:p>0.055246922235014</text:p>
          </table:table-cell>
        </table:table-row>
        <table:table-row table:style-name="ro1">
          <table:table-cell/>
          <table:table-cell office:value-type="string" calcext:value-type="string">
            <text:p>UF4_2</text:p>
          </table:table-cell>
          <table:table-cell office:value-type="float" office:value="0.889513447573014" calcext:value-type="float">
            <text:p>0.889513447573014</text:p>
          </table:table-cell>
          <table:table-cell office:value-type="float" office:value="0.924092571538603" calcext:value-type="float">
            <text:p>0.924092571538603</text:p>
          </table:table-cell>
          <table:table-cell office:value-type="float" office:value="0.904784611855247" calcext:value-type="float">
            <text:p>0.904784611855247</text:p>
          </table:table-cell>
          <table:table-cell office:value-type="float" office:value="0.00738285543355331" calcext:value-type="float">
            <text:p>0.007382855433553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office:value-type="float" office:value="0.412986518372354" calcext:value-type="float">
            <text:p>0.412986518372354</text:p>
          </table:table-cell>
          <table:table-cell office:value-type="float" office:value="0.511937977383333" calcext:value-type="float">
            <text:p>0.511937977383333</text:p>
          </table:table-cell>
          <table:table-cell office:value-type="float" office:value="0.455724905604906" calcext:value-type="float">
            <text:p>0.455724905604906</text:p>
          </table:table-cell>
          <table:table-cell office:value-type="float" office:value="0.022768781731613" calcext:value-type="float">
            <text:p>0.022768781731613</text:p>
          </table:table-cell>
        </table:table-row>
        <table:table-row table:style-name="ro1">
          <table:table-cell/>
          <table:table-cell office:value-type="string" calcext:value-type="string">
            <text:p>UF5_2</text:p>
          </table:table-cell>
          <table:table-cell office:value-type="float" office:value="0.150414528029197" calcext:value-type="float">
            <text:p>0.150414528029197</text:p>
          </table:table-cell>
          <table:table-cell office:value-type="float" office:value="0.66700115914585" calcext:value-type="float">
            <text:p>0.66700115914585</text:p>
          </table:table-cell>
          <table:table-cell office:value-type="float" office:value="0.41688984312421" calcext:value-type="float">
            <text:p>0.41688984312421</text:p>
          </table:table-cell>
          <table:table-cell office:value-type="float" office:value="0.119457663844278" calcext:value-type="float">
            <text:p>0.119457663844278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office:value-type="float" office:value="0" calcext:value-type="float">
            <text:p>0</text:p>
          </table:table-cell>
          <table:table-cell office:value-type="float" office:value="0.555188687754934" calcext:value-type="float">
            <text:p>0.555188687754934</text:p>
          </table:table-cell>
          <table:table-cell office:value-type="float" office:value="0.184146759938783" calcext:value-type="float">
            <text:p>0.184146759938783</text:p>
          </table:table-cell>
          <table:table-cell office:value-type="float" office:value="0.144547180264001" calcext:value-type="float">
            <text:p>0.144547180264001</text:p>
          </table:table-cell>
        </table:table-row>
        <table:table-row table:style-name="ro1">
          <table:table-cell/>
          <table:table-cell office:value-type="string" calcext:value-type="string">
            <text:p>UF6_2</text:p>
          </table:table-cell>
          <table:table-cell office:value-type="float" office:value="0.348474289868083" calcext:value-type="float">
            <text:p>0.348474289868083</text:p>
          </table:table-cell>
          <table:table-cell office:value-type="float" office:value="0.749933268466718" calcext:value-type="float">
            <text:p>0.749933268466718</text:p>
          </table:table-cell>
          <table:table-cell office:value-type="float" office:value="0.631877019009538" calcext:value-type="float">
            <text:p>0.631877019009538</text:p>
          </table:table-cell>
          <table:table-cell office:value-type="float" office:value="0.0977341666733475" calcext:value-type="float">
            <text:p>0.097734166673348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office:value-type="float" office:value="0.118014608110667" calcext:value-type="float">
            <text:p>0.118014608110667</text:p>
          </table:table-cell>
          <table:table-cell office:value-type="float" office:value="0.706054148545594" calcext:value-type="float">
            <text:p>0.706054148545594</text:p>
          </table:table-cell>
          <table:table-cell office:value-type="float" office:value="0.449824316992536" calcext:value-type="float">
            <text:p>0.449824316992536</text:p>
          </table:table-cell>
          <table:table-cell office:value-type="float" office:value="0.128389016865052" calcext:value-type="float">
            <text:p>0.128389016865052</text:p>
          </table:table-cell>
        </table:table-row>
        <table:table-row table:style-name="ro1">
          <table:table-cell/>
          <table:table-cell office:value-type="string" calcext:value-type="string">
            <text:p>UF7_2</text:p>
          </table:table-cell>
          <table:table-cell office:value-type="float" office:value="0.519039534473226" calcext:value-type="float">
            <text:p>0.519039534473226</text:p>
          </table:table-cell>
          <table:table-cell office:value-type="float" office:value="0.984091037136745" calcext:value-type="float">
            <text:p>0.984091037136745</text:p>
          </table:table-cell>
          <table:table-cell office:value-type="float" office:value="0.915160506493107" calcext:value-type="float">
            <text:p>0.915160506493107</text:p>
          </table:table-cell>
          <table:table-cell office:value-type="float" office:value="0.115684278620123" calcext:value-type="float">
            <text:p>0.115684278620123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office:value-type="float" office:value="0.236390527002845" calcext:value-type="float">
            <text:p>0.236390527002845</text:p>
          </table:table-cell>
          <table:table-cell office:value-type="float" office:value="0.944829412278173" calcext:value-type="float">
            <text:p>0.944829412278173</text:p>
          </table:table-cell>
          <table:table-cell office:value-type="float" office:value="0.762573777344351" calcext:value-type="float">
            <text:p>0.762573777344351</text:p>
          </table:table-cell>
          <table:table-cell office:value-type="float" office:value="0.255723801052081" calcext:value-type="float">
            <text:p>0.255723801052081</text:p>
          </table:table-cell>
        </table:table-row>
        <table:table-row table:style-name="ro1">
          <table:table-cell table:number-columns-repeated="2"/>
          <table:table-cell table:formula="of:=AVERAGE([.C3:.C25])" office:value-type="float" office:value="0.824347788672671" calcext:value-type="float">
            <text:p>0.824347788672671</text:p>
          </table:table-cell>
          <table:table-cell table:formula="of:=AVERAGE([.D3:.D25])" office:value-type="float" office:value="0.917808872614816" calcext:value-type="float">
            <text:p>0.917808872614816</text:p>
          </table:table-cell>
          <table:table-cell table:formula="of:=AVERAGE([.E3:.E25])" office:value-type="float" office:value="0.885637687115278" calcext:value-type="float">
            <text:p>0.885637687115278</text:p>
          </table:table-cell>
          <table:table-cell table:formula="of:=AVERAGE([.F3:.F25])" office:value-type="float" office:value="0.02423324927975" calcext:value-type="float">
            <text:p>0.02423324927975</text:p>
          </table:table-cell>
          <table:table-cell table:number-columns-repeated="3"/>
          <table:table-cell table:formula="of:=AVERAGE([.J3:.J25])" office:value-type="float" office:value="0.634002691687146" calcext:value-type="float">
            <text:p>0.634002691687146</text:p>
          </table:table-cell>
          <table:table-cell table:formula="of:=AVERAGE([.K3:.K25])" office:value-type="float" office:value="0.816149101515708" calcext:value-type="float">
            <text:p>0.816149101515708</text:p>
          </table:table-cell>
          <table:table-cell table:formula="of:=AVERAGE([.L3:.L25])" office:value-type="float" office:value="0.749043561660863" calcext:value-type="float">
            <text:p>0.749043561660863</text:p>
          </table:table-cell>
          <table:table-cell table:formula="of:=AVERAGE([.M3:.M25])" office:value-type="float" office:value="0.0446451941563879" calcext:value-type="float">
            <text:p>0.04464519415638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FG1_3</text:p>
          </table:table-cell>
          <table:table-cell office:value-type="float" office:value="0.813807373458958" calcext:value-type="float">
            <text:p>0.813807373458958</text:p>
          </table:table-cell>
          <table:table-cell office:value-type="float" office:value="0.967771491656703" calcext:value-type="float">
            <text:p>0.967771491656703</text:p>
          </table:table-cell>
          <table:table-cell office:value-type="float" office:value="0.910263817047508" calcext:value-type="float">
            <text:p>0.910263817047508</text:p>
          </table:table-cell>
          <table:table-cell office:value-type="float" office:value="0.0317569377640606" calcext:value-type="float">
            <text:p>0.031756937764061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office:value-type="float" office:value="0.392324560198006" calcext:value-type="float">
            <text:p>0.392324560198006</text:p>
          </table:table-cell>
          <table:table-cell office:value-type="float" office:value="0.507956885799077" calcext:value-type="float">
            <text:p>0.507956885799077</text:p>
          </table:table-cell>
          <table:table-cell office:value-type="float" office:value="0.436843886209133" calcext:value-type="float">
            <text:p>0.436843886209133</text:p>
          </table:table-cell>
          <table:table-cell office:value-type="float" office:value="0.0246963689188944" calcext:value-type="float">
            <text:p>0.024696368918895</text:p>
          </table:table-cell>
        </table:table-row>
        <table:table-row table:style-name="ro1">
          <table:table-cell/>
          <table:table-cell office:value-type="string" calcext:value-type="string">
            <text:p>WFG2_3</text:p>
          </table:table-cell>
          <table:table-cell office:value-type="float" office:value="0.829155517915231" calcext:value-type="float">
            <text:p>0.829155517915231</text:p>
          </table:table-cell>
          <table:table-cell office:value-type="float" office:value="0.977599743320562" calcext:value-type="float">
            <text:p>0.977599743320562</text:p>
          </table:table-cell>
          <table:table-cell office:value-type="float" office:value="0.968236781343833" calcext:value-type="float">
            <text:p>0.968236781343833</text:p>
          </table:table-cell>
          <table:table-cell office:value-type="float" office:value="0.0239653595288329" calcext:value-type="float">
            <text:p>0.023965359528833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office:value-type="float" office:value="0.951878036839565" calcext:value-type="float">
            <text:p>0.951878036839565</text:p>
          </table:table-cell>
          <table:table-cell office:value-type="float" office:value="0.957735932555078" calcext:value-type="float">
            <text:p>0.957735932555078</text:p>
          </table:table-cell>
          <table:table-cell office:value-type="float" office:value="0.954449622156935" calcext:value-type="float">
            <text:p>0.954449622156935</text:p>
          </table:table-cell>
          <table:table-cell office:value-type="float" office:value="0.0015601814523977" calcext:value-type="float">
            <text:p>0.001560181452398</text:p>
          </table:table-cell>
        </table:table-row>
        <table:table-row table:style-name="ro1">
          <table:table-cell/>
          <table:table-cell office:value-type="string" calcext:value-type="string">
            <text:p>WFG3_3</text:p>
          </table:table-cell>
          <table:table-cell office:value-type="float" office:value="0.928590577591939" calcext:value-type="float">
            <text:p>0.928590577591939</text:p>
          </table:table-cell>
          <table:table-cell office:value-type="float" office:value="0.951098535048814" calcext:value-type="float">
            <text:p>0.951098535048814</text:p>
          </table:table-cell>
          <table:table-cell office:value-type="float" office:value="0.940706134357422" calcext:value-type="float">
            <text:p>0.940706134357422</text:p>
          </table:table-cell>
          <table:table-cell office:value-type="float" office:value="0.00599138539183551" calcext:value-type="float">
            <text:p>0.005991385391836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office:value-type="float" office:value="0.909845503725041" calcext:value-type="float">
            <text:p>0.909845503725041</text:p>
          </table:table-cell>
          <table:table-cell office:value-type="float" office:value="0.933192963973093" calcext:value-type="float">
            <text:p>0.933192963973093</text:p>
          </table:table-cell>
          <table:table-cell office:value-type="float" office:value="0.922373445431148" calcext:value-type="float">
            <text:p>0.922373445431148</text:p>
          </table:table-cell>
          <table:table-cell office:value-type="float" office:value="0.00563730752023277" calcext:value-type="float">
            <text:p>0.005637307520233</text:p>
          </table:table-cell>
        </table:table-row>
        <table:table-row table:style-name="ro1">
          <table:table-cell/>
          <table:table-cell office:value-type="string" calcext:value-type="string">
            <text:p>WFG4_3</text:p>
          </table:table-cell>
          <table:table-cell office:value-type="float" office:value="0.891058996803221" calcext:value-type="float">
            <text:p>0.891058996803221</text:p>
          </table:table-cell>
          <table:table-cell office:value-type="float" office:value="0.893007338729089" calcext:value-type="float">
            <text:p>0.893007338729089</text:p>
          </table:table-cell>
          <table:table-cell office:value-type="float" office:value="0.891992915191246" calcext:value-type="float">
            <text:p>0.891992915191246</text:p>
          </table:table-cell>
          <table:table-cell office:value-type="float" office:value="0.000427940367111325" calcext:value-type="float">
            <text:p>0.000427940367111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office:value-type="float" office:value="0.66192093186245" calcext:value-type="float">
            <text:p>0.66192093186245</text:p>
          </table:table-cell>
          <table:table-cell office:value-type="float" office:value="0.688750283489914" calcext:value-type="float">
            <text:p>0.688750283489914</text:p>
          </table:table-cell>
          <table:table-cell office:value-type="float" office:value="0.677085333966283" calcext:value-type="float">
            <text:p>0.677085333966283</text:p>
          </table:table-cell>
          <table:table-cell office:value-type="float" office:value="0.0058959342198736" calcext:value-type="float">
            <text:p>0.005895934219874</text:p>
          </table:table-cell>
        </table:table-row>
        <table:table-row table:style-name="ro1">
          <table:table-cell/>
          <table:table-cell office:value-type="string" calcext:value-type="string">
            <text:p>WFG5_3</text:p>
          </table:table-cell>
          <table:table-cell office:value-type="float" office:value="0.816492691286916" calcext:value-type="float">
            <text:p>0.816492691286916</text:p>
          </table:table-cell>
          <table:table-cell office:value-type="float" office:value="0.828075670853233" calcext:value-type="float">
            <text:p>0.828075670853233</text:p>
          </table:table-cell>
          <table:table-cell office:value-type="float" office:value="0.823309412650992" calcext:value-type="float">
            <text:p>0.823309412650992</text:p>
          </table:table-cell>
          <table:table-cell office:value-type="float" office:value="0.00280811869259282" calcext:value-type="float">
            <text:p>0.002808118692593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office:value-type="float" office:value="0.735567521019283" calcext:value-type="float">
            <text:p>0.735567521019283</text:p>
          </table:table-cell>
          <table:table-cell office:value-type="float" office:value="0.750678402033798" calcext:value-type="float">
            <text:p>0.750678402033798</text:p>
          </table:table-cell>
          <table:table-cell office:value-type="float" office:value="0.743873610523975" calcext:value-type="float">
            <text:p>0.743873610523975</text:p>
          </table:table-cell>
          <table:table-cell office:value-type="float" office:value="0.00379307238965666" calcext:value-type="float">
            <text:p>0.003793072389657</text:p>
          </table:table-cell>
        </table:table-row>
        <table:table-row table:style-name="ro1">
          <table:table-cell/>
          <table:table-cell office:value-type="string" calcext:value-type="string">
            <text:p>WFG6_3</text:p>
          </table:table-cell>
          <table:table-cell office:value-type="float" office:value="0.840927119242872" calcext:value-type="float">
            <text:p>0.840927119242872</text:p>
          </table:table-cell>
          <table:table-cell office:value-type="float" office:value="0.876823652696917" calcext:value-type="float">
            <text:p>0.876823652696917</text:p>
          </table:table-cell>
          <table:table-cell office:value-type="float" office:value="0.862655026931933" calcext:value-type="float">
            <text:p>0.862655026931933</text:p>
          </table:table-cell>
          <table:table-cell office:value-type="float" office:value="0.00883387707278001" calcext:value-type="float">
            <text:p>0.00883387707278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office:value-type="float" office:value="0.66753961692207" calcext:value-type="float">
            <text:p>0.66753961692207</text:p>
          </table:table-cell>
          <table:table-cell office:value-type="float" office:value="0.722392780072608" calcext:value-type="float">
            <text:p>0.722392780072608</text:p>
          </table:table-cell>
          <table:table-cell office:value-type="float" office:value="0.702616773975818" calcext:value-type="float">
            <text:p>0.702616773975818</text:p>
          </table:table-cell>
          <table:table-cell office:value-type="float" office:value="0.0118330769160303" calcext:value-type="float">
            <text:p>0.01183307691603</text:p>
          </table:table-cell>
        </table:table-row>
        <table:table-row table:style-name="ro1">
          <table:table-cell/>
          <table:table-cell office:value-type="string" calcext:value-type="string">
            <text:p>WFG7_3</text:p>
          </table:table-cell>
          <table:table-cell office:value-type="float" office:value="0.891210140999439" calcext:value-type="float">
            <text:p>0.891210140999439</text:p>
          </table:table-cell>
          <table:table-cell office:value-type="float" office:value="0.891768772550523" calcext:value-type="float">
            <text:p>0.891768772550523</text:p>
          </table:table-cell>
          <table:table-cell office:value-type="float" office:value="0.891489351600486" calcext:value-type="float">
            <text:p>0.891489351600486</text:p>
          </table:table-cell>
          <table:table-cell office:value-type="float" office:value="0.000130540473234465" calcext:value-type="float">
            <text:p>0.000130540473234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office:value-type="float" office:value="0.69939171222591" calcext:value-type="float">
            <text:p>0.69939171222591</text:p>
          </table:table-cell>
          <table:table-cell office:value-type="float" office:value="0.72097412746789" calcext:value-type="float">
            <text:p>0.72097412746789</text:p>
          </table:table-cell>
          <table:table-cell office:value-type="float" office:value="0.709379035535625" calcext:value-type="float">
            <text:p>0.709379035535625</text:p>
          </table:table-cell>
          <table:table-cell office:value-type="float" office:value="0.0054874777516484" calcext:value-type="float">
            <text:p>0.005487477751648</text:p>
          </table:table-cell>
        </table:table-row>
        <table:table-row table:style-name="ro1">
          <table:table-cell/>
          <table:table-cell office:value-type="string" calcext:value-type="string">
            <text:p>WFG8_3</text:p>
          </table:table-cell>
          <table:table-cell office:value-type="float" office:value="0.770850356569521" calcext:value-type="float">
            <text:p>0.770850356569521</text:p>
          </table:table-cell>
          <table:table-cell office:value-type="float" office:value="0.787847891013702" calcext:value-type="float">
            <text:p>0.787847891013702</text:p>
          </table:table-cell>
          <table:table-cell office:value-type="float" office:value="0.783230038171746" calcext:value-type="float">
            <text:p>0.783230038171746</text:p>
          </table:table-cell>
          <table:table-cell office:value-type="float" office:value="0.00354458389708434" calcext:value-type="float">
            <text:p>0.003544583897084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office:value-type="float" office:value="0.595787926474746" calcext:value-type="float">
            <text:p>0.595787926474746</text:p>
          </table:table-cell>
          <table:table-cell office:value-type="float" office:value="0.737733076455207" calcext:value-type="float">
            <text:p>0.737733076455207</text:p>
          </table:table-cell>
          <table:table-cell office:value-type="float" office:value="0.633871164698382" calcext:value-type="float">
            <text:p>0.633871164698382</text:p>
          </table:table-cell>
          <table:table-cell office:value-type="float" office:value="0.0355587417442021" calcext:value-type="float">
            <text:p>0.035558741744202</text:p>
          </table:table-cell>
        </table:table-row>
        <table:table-row table:style-name="ro1">
          <table:table-cell/>
          <table:table-cell office:value-type="string" calcext:value-type="string">
            <text:p>WFG9_3</text:p>
          </table:table-cell>
          <table:table-cell office:value-type="float" office:value="0.743967364945878" calcext:value-type="float">
            <text:p>0.743967364945878</text:p>
          </table:table-cell>
          <table:table-cell office:value-type="float" office:value="0.863940665450501" calcext:value-type="float">
            <text:p>0.863940665450501</text:p>
          </table:table-cell>
          <table:table-cell office:value-type="float" office:value="0.849822970557087" calcext:value-type="float">
            <text:p>0.849822970557087</text:p>
          </table:table-cell>
          <table:table-cell office:value-type="float" office:value="0.0323516100233316" calcext:value-type="float">
            <text:p>0.032351610023332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office:value-type="float" office:value="0.687227052344741" calcext:value-type="float">
            <text:p>0.687227052344741</text:p>
          </table:table-cell>
          <table:table-cell office:value-type="float" office:value="0.742051420906881" calcext:value-type="float">
            <text:p>0.742051420906881</text:p>
          </table:table-cell>
          <table:table-cell office:value-type="float" office:value="0.719124729714601" calcext:value-type="float">
            <text:p>0.719124729714601</text:p>
          </table:table-cell>
          <table:table-cell office:value-type="float" office:value="0.0146225369165052" calcext:value-type="float">
            <text:p>0.014622536916505</text:p>
          </table:table-cell>
        </table:table-row>
        <table:table-row table:style-name="ro1">
          <table:table-cell/>
          <table:table-cell office:value-type="string" calcext:value-type="string">
            <text:p>DTLZ1_3</text:p>
          </table:table-cell>
          <table:table-cell office:value-type="float" office:value="0.950829524618354" calcext:value-type="float">
            <text:p>0.950829524618354</text:p>
          </table:table-cell>
          <table:table-cell office:value-type="float" office:value="0.951451289934045" calcext:value-type="float">
            <text:p>0.951451289934045</text:p>
          </table:table-cell>
          <table:table-cell office:value-type="float" office:value="0.951137384016528" calcext:value-type="float">
            <text:p>0.951137384016528</text:p>
          </table:table-cell>
          <table:table-cell office:value-type="float" office:value="0.00011779921530648" calcext:value-type="float">
            <text:p>0.000117799215306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office:value-type="float" office:value="0.930760521141907" calcext:value-type="float">
            <text:p>0.930760521141907</text:p>
          </table:table-cell>
          <table:table-cell office:value-type="float" office:value="0.938939345983431" calcext:value-type="float">
            <text:p>0.938939345983431</text:p>
          </table:table-cell>
          <table:table-cell office:value-type="float" office:value="0.933086021915661" calcext:value-type="float">
            <text:p>0.933086021915661</text:p>
          </table:table-cell>
          <table:table-cell office:value-type="float" office:value="0.00223574550505381" calcext:value-type="float">
            <text:p>0.002235745505054</text:p>
          </table:table-cell>
        </table:table-row>
        <table:table-row table:style-name="ro1">
          <table:table-cell/>
          <table:table-cell office:value-type="string" calcext:value-type="string">
            <text:p>DTLZ2_3</text:p>
          </table:table-cell>
          <table:table-cell office:value-type="float" office:value="0.905993559000669" calcext:value-type="float">
            <text:p>0.905993559000669</text:p>
          </table:table-cell>
          <table:table-cell office:value-type="float" office:value="0.907164754844811" calcext:value-type="float">
            <text:p>0.907164754844811</text:p>
          </table:table-cell>
          <table:table-cell office:value-type="float" office:value="0.906665540754387" calcext:value-type="float">
            <text:p>0.906665540754387</text:p>
          </table:table-cell>
          <table:table-cell office:value-type="float" office:value="0.000296202800833035" calcext:value-type="float">
            <text:p>0.000296202800833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office:value-type="float" office:value="0.873874294465505" calcext:value-type="float">
            <text:p>0.873874294465505</text:p>
          </table:table-cell>
          <table:table-cell office:value-type="float" office:value="0.895434893452792" calcext:value-type="float">
            <text:p>0.895434893452792</text:p>
          </table:table-cell>
          <table:table-cell office:value-type="float" office:value="0.886200687503514" calcext:value-type="float">
            <text:p>0.886200687503514</text:p>
          </table:table-cell>
          <table:table-cell office:value-type="float" office:value="0.00445058630010023" calcext:value-type="float">
            <text:p>0.0044505863001</text:p>
          </table:table-cell>
        </table:table-row>
        <table:table-row table:style-name="ro1">
          <table:table-cell/>
          <table:table-cell office:value-type="string" calcext:value-type="string">
            <text:p>DTLZ3_3</text:p>
          </table:table-cell>
          <table:table-cell office:value-type="float" office:value="0.902008228918564" calcext:value-type="float">
            <text:p>0.902008228918564</text:p>
          </table:table-cell>
          <table:table-cell office:value-type="float" office:value="0.907224194315176" calcext:value-type="float">
            <text:p>0.907224194315176</text:p>
          </table:table-cell>
          <table:table-cell office:value-type="float" office:value="0.906716609122519" calcext:value-type="float">
            <text:p>0.906716609122519</text:p>
          </table:table-cell>
          <table:table-cell office:value-type="float" office:value="0.00100398526331454" calcext:value-type="float">
            <text:p>0.001003985263315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office:value-type="float" office:value="0.87940032380587" calcext:value-type="float">
            <text:p>0.87940032380587</text:p>
          </table:table-cell>
          <table:table-cell office:value-type="float" office:value="0.900892580980634" calcext:value-type="float">
            <text:p>0.900892580980634</text:p>
          </table:table-cell>
          <table:table-cell office:value-type="float" office:value="0.892442882283091" calcext:value-type="float">
            <text:p>0.892442882283091</text:p>
          </table:table-cell>
          <table:table-cell office:value-type="float" office:value="0.00467789416213226" calcext:value-type="float">
            <text:p>0.004677894162132</text:p>
          </table:table-cell>
        </table:table-row>
        <table:table-row table:style-name="ro1">
          <table:table-cell/>
          <table:table-cell office:value-type="string" calcext:value-type="string">
            <text:p>DTLZ4_3</text:p>
          </table:table-cell>
          <table:table-cell office:value-type="float" office:value="0.151113637087418" calcext:value-type="float">
            <text:p>0.151113637087418</text:p>
          </table:table-cell>
          <table:table-cell office:value-type="float" office:value="0.90990269465092" calcext:value-type="float">
            <text:p>0.90990269465092</text:p>
          </table:table-cell>
          <table:table-cell office:value-type="float" office:value="0.886689257117084" calcext:value-type="float">
            <text:p>0.886689257117084</text:p>
          </table:table-cell>
          <table:table-cell office:value-type="float" office:value="0.126150775095285" calcext:value-type="float">
            <text:p>0.126150775095285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office:value-type="float" office:value="0.836130531904814" calcext:value-type="float">
            <text:p>0.836130531904814</text:p>
          </table:table-cell>
          <table:table-cell office:value-type="float" office:value="0.865987462976946" calcext:value-type="float">
            <text:p>0.865987462976946</text:p>
          </table:table-cell>
          <table:table-cell office:value-type="float" office:value="0.849493569489388" calcext:value-type="float">
            <text:p>0.849493569489388</text:p>
          </table:table-cell>
          <table:table-cell office:value-type="float" office:value="0.00756135080876965" calcext:value-type="float">
            <text:p>0.00756135080877</text:p>
          </table:table-cell>
        </table:table-row>
        <table:table-row table:style-name="ro1">
          <table:table-cell/>
          <table:table-cell office:value-type="string" calcext:value-type="string">
            <text:p>DTLZ5_3</text:p>
          </table:table-cell>
          <table:table-cell office:value-type="float" office:value="0.917633340409857" calcext:value-type="float">
            <text:p>0.917633340409857</text:p>
          </table:table-cell>
          <table:table-cell office:value-type="float" office:value="0.944269687306568" calcext:value-type="float">
            <text:p>0.944269687306568</text:p>
          </table:table-cell>
          <table:table-cell office:value-type="float" office:value="0.929690565139654" calcext:value-type="float">
            <text:p>0.929690565139654</text:p>
          </table:table-cell>
          <table:table-cell office:value-type="float" office:value="0.00691098162949812" calcext:value-type="float">
            <text:p>0.006910981629498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office:value-type="float" office:value="0.88836776532062" calcext:value-type="float">
            <text:p>0.88836776532062</text:p>
          </table:table-cell>
          <table:table-cell office:value-type="float" office:value="0.923062114980093" calcext:value-type="float">
            <text:p>0.923062114980093</text:p>
          </table:table-cell>
          <table:table-cell office:value-type="float" office:value="0.906848227391883" calcext:value-type="float">
            <text:p>0.906848227391883</text:p>
          </table:table-cell>
          <table:table-cell office:value-type="float" office:value="0.00851231933677346" calcext:value-type="float">
            <text:p>0.008512319336773</text:p>
          </table:table-cell>
        </table:table-row>
        <table:table-row table:style-name="ro1">
          <table:table-cell/>
          <table:table-cell office:value-type="string" calcext:value-type="string">
            <text:p>DTLZ6_3</text:p>
          </table:table-cell>
          <table:table-cell office:value-type="float" office:value="0.900283606167121" calcext:value-type="float">
            <text:p>0.900283606167121</text:p>
          </table:table-cell>
          <table:table-cell office:value-type="float" office:value="0.938601792764148" calcext:value-type="float">
            <text:p>0.938601792764148</text:p>
          </table:table-cell>
          <table:table-cell office:value-type="float" office:value="0.915301442923363" calcext:value-type="float">
            <text:p>0.915301442923363</text:p>
          </table:table-cell>
          <table:table-cell office:value-type="float" office:value="0.0100402889910409" calcext:value-type="float">
            <text:p>0.010040288991041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office:value-type="float" office:value="0.858853513162247" calcext:value-type="float">
            <text:p>0.858853513162247</text:p>
          </table:table-cell>
          <table:table-cell office:value-type="float" office:value="0.974061024284984" calcext:value-type="float">
            <text:p>0.974061024284984</text:p>
          </table:table-cell>
          <table:table-cell office:value-type="float" office:value="0.962371104217339" calcext:value-type="float">
            <text:p>0.962371104217339</text:p>
          </table:table-cell>
          <table:table-cell office:value-type="float" office:value="0.0183308823955233" calcext:value-type="float">
            <text:p>0.018330882395523</text:p>
          </table:table-cell>
        </table:table-row>
        <table:table-row table:style-name="ro1">
          <table:table-cell/>
          <table:table-cell office:value-type="string" calcext:value-type="string">
            <text:p>DTLZ7_3</text:p>
          </table:table-cell>
          <table:table-cell office:value-type="float" office:value="0.776386638363283" calcext:value-type="float">
            <text:p>0.776386638363283</text:p>
          </table:table-cell>
          <table:table-cell office:value-type="float" office:value="0.939665519974159" calcext:value-type="float">
            <text:p>0.939665519974159</text:p>
          </table:table-cell>
          <table:table-cell office:value-type="float" office:value="0.928970645072011" calcext:value-type="float">
            <text:p>0.928970645072011</text:p>
          </table:table-cell>
          <table:table-cell office:value-type="float" office:value="0.026405846841963" calcext:value-type="float">
            <text:p>0.026405846841963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office:value-type="float" office:value="0.890271596390219" calcext:value-type="float">
            <text:p>0.890271596390219</text:p>
          </table:table-cell>
          <table:table-cell office:value-type="float" office:value="0.891198584511768" calcext:value-type="float">
            <text:p>0.891198584511768</text:p>
          </table:table-cell>
          <table:table-cell office:value-type="float" office:value="0.890684826972752" calcext:value-type="float">
            <text:p>0.890684826972752</text:p>
          </table:table-cell>
          <table:table-cell office:value-type="float" office:value="0.000208227222893904" calcext:value-type="float">
            <text:p>0.000208227222894</text:p>
          </table:table-cell>
        </table:table-row>
        <table:table-row table:style-name="ro1">
          <table:table-cell/>
          <table:table-cell office:value-type="string" calcext:value-type="string">
            <text:p>UF8_3</text:p>
          </table:table-cell>
          <table:table-cell office:value-type="float" office:value="0.539406742673679" calcext:value-type="float">
            <text:p>0.539406742673679</text:p>
          </table:table-cell>
          <table:table-cell office:value-type="float" office:value="0.61167968301426" calcext:value-type="float">
            <text:p>0.61167968301426</text:p>
          </table:table-cell>
          <table:table-cell office:value-type="float" office:value="0.548646728650131" calcext:value-type="float">
            <text:p>0.548646728650131</text:p>
          </table:table-cell>
          <table:table-cell office:value-type="float" office:value="0.0117646415157157" calcext:value-type="float">
            <text:p>0.011764641515716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office:value-type="float" office:value="0.480685535985039" calcext:value-type="float">
            <text:p>0.480685535985039</text:p>
          </table:table-cell>
          <table:table-cell office:value-type="float" office:value="0.75690785347125" calcext:value-type="float">
            <text:p>0.75690785347125</text:p>
          </table:table-cell>
          <table:table-cell office:value-type="float" office:value="0.61594044605546" calcext:value-type="float">
            <text:p>0.61594044605546</text:p>
          </table:table-cell>
          <table:table-cell office:value-type="float" office:value="0.109657319411634" calcext:value-type="float">
            <text:p>0.109657319411634</text:p>
          </table:table-cell>
        </table:table-row>
        <table:table-row table:style-name="ro1">
          <table:table-cell/>
          <table:table-cell office:value-type="string" calcext:value-type="string">
            <text:p>UF9_3</text:p>
          </table:table-cell>
          <table:table-cell office:value-type="float" office:value="0.672028327419048" calcext:value-type="float">
            <text:p>0.672028327419048</text:p>
          </table:table-cell>
          <table:table-cell office:value-type="float" office:value="0.850787252980486" calcext:value-type="float">
            <text:p>0.850787252980486</text:p>
          </table:table-cell>
          <table:table-cell office:value-type="float" office:value="0.737092077448447" calcext:value-type="float">
            <text:p>0.737092077448447</text:p>
          </table:table-cell>
          <table:table-cell office:value-type="float" office:value="0.0644077724131271" calcext:value-type="float">
            <text:p>0.064407772413127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office:value-type="float" office:value="0.696602904879609" calcext:value-type="float">
            <text:p>0.696602904879609</text:p>
          </table:table-cell>
          <table:table-cell office:value-type="float" office:value="0.902147284952636" calcext:value-type="float">
            <text:p>0.902147284952636</text:p>
          </table:table-cell>
          <table:table-cell office:value-type="float" office:value="0.757797470632495" calcext:value-type="float">
            <text:p>0.757797470632495</text:p>
          </table:table-cell>
          <table:table-cell office:value-type="float" office:value="0.0504569165922024" calcext:value-type="float">
            <text:p>0.050456916592203</text:p>
          </table:table-cell>
        </table:table-row>
        <table:table-row table:style-name="ro1">
          <table:table-cell/>
          <table:table-cell office:value-type="string" calcext:value-type="string">
            <text:p>UF10_3</text:p>
          </table:table-cell>
          <table:table-cell office:value-type="float" office:value="0.151131704140827" calcext:value-type="float">
            <text:p>0.151131704140827</text:p>
          </table:table-cell>
          <table:table-cell office:value-type="float" office:value="0.539262656401614" calcext:value-type="float">
            <text:p>0.539262656401614</text:p>
          </table:table-cell>
          <table:table-cell office:value-type="float" office:value="0.299346117109361" calcext:value-type="float">
            <text:p>0.299346117109361</text:p>
          </table:table-cell>
          <table:table-cell office:value-type="float" office:value="0.12802946259441" calcext:value-type="float">
            <text:p>0.12802946259441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office:value-type="float" office:value="0.146340816117439" calcext:value-type="float">
            <text:p>0.146340816117439</text:p>
          </table:table-cell>
          <table:table-cell office:value-type="float" office:value="0.445935604084432" calcext:value-type="float">
            <text:p>0.445935604084432</text:p>
          </table:table-cell>
          <table:table-cell office:value-type="float" office:value="0.262711226918831" calcext:value-type="float">
            <text:p>0.262711226918831</text:p>
          </table:table-cell>
          <table:table-cell office:value-type="float" office:value="0.0771071861373571" calcext:value-type="float">
            <text:p>0.077107186137357</text:p>
          </table:table-cell>
        </table:table-row>
        <table:table-row table:style-name="ro1">
          <table:table-cell table:number-columns-repeated="2"/>
          <table:table-cell table:formula="of:=AVERAGE([.C29:.C47])" office:value-type="float" office:value="0.757519760400673" calcext:value-type="float">
            <text:p>0.757519760400673</text:p>
          </table:table-cell>
          <table:table-cell table:formula="of:=AVERAGE([.D29:.D47])" office:value-type="float" office:value="0.870418067763486" calcext:value-type="float">
            <text:p>0.870418067763486</text:p>
          </table:table-cell>
          <table:table-cell table:formula="of:=AVERAGE([.E29:.E47])" office:value-type="float" office:value="0.838524358695039" calcext:value-type="float">
            <text:p>0.838524358695039</text:p>
          </table:table-cell>
          <table:table-cell table:formula="of:=AVERAGE([.F29:.F47])" office:value-type="float" office:value="0.0255230583984925" calcext:value-type="float">
            <text:p>0.025523058398493</text:p>
          </table:table-cell>
          <table:table-cell table:number-columns-repeated="3"/>
          <table:table-cell table:formula="of:=AVERAGE([.J29:.J47])" office:value-type="float" office:value="0.72540898235711" calcext:value-type="float">
            <text:p>0.72540898235711</text:p>
          </table:table-cell>
          <table:table-cell table:formula="of:=AVERAGE([.K29:.K47])" office:value-type="float" office:value="0.802949085391185" calcext:value-type="float">
            <text:p>0.802949085391185</text:p>
          </table:table-cell>
          <table:table-cell table:formula="of:=AVERAGE([.L29:.L47])" office:value-type="float" office:value="0.760904950820648" calcext:value-type="float">
            <text:p>0.760904950820648</text:p>
          </table:table-cell>
          <table:table-cell table:formula="of:=AVERAGE([.M29:.M47])" office:value-type="float" office:value="0.020646480300099" calcext:value-type="float">
            <text:p>0.020646480300099</text:p>
          </table:table-cell>
        </table:table-row>
        <table:table-row table:style-name="ro1" table:number-rows-repeated="104852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10:45:51.911061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20:48:08.428173209</meta:creation-date>
    <dc:date>2022-08-18T11:42:32.800108571</dc:date>
    <meta:editing-duration>PT1H54M15S</meta:editing-duration>
    <meta:editing-cycles>9</meta:editing-cycles>
    <meta:generator>LibreOffice/6.4.7.2$Linux_X86_64 LibreOffice_project/40$Build-2</meta:generator>
    <meta:document-statistic meta:table-count="2" meta:cell-count="1624" meta:object-count="0"/>
  </office:meta>
</office:document-meta>
</file>